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83mm"/>
    </style:style>
    <style:style style:name="co3" style:family="table-column">
      <style:table-column-properties fo:break-before="auto" style:column-width="32.4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PC_base" table:style-name="ta1">
        <table:shapes>
          <draw:frame draw:z-index="0" draw:style-name="gr1" draw:text-style-name="P1" svg:width="210mm" svg:height="100mm" svg:x="78.16mm" svg:y="117.09mm">
            <draw:object draw:notify-on-update-of-ranges="IPC_base.C9:IPC_base.C9 IPC_base.D9:IPC_base.U9 IPC_base.C10:IPC_base.C10 IPC_base.D10:IPC_base.U10 IPC_base.C11:IPC_base.C11 IPC_base.D11:IPC_base.U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8" table:default-cell-style-name="Default"/>
        <table:table-row table:style-name="ro1" table:number-rows-repeated="7"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get sim_IPC data from 2 to 3 ( INT )</text:p>
          </table:table-cell>
          <table:table-cell table:number-columns-repeated="8"/>
          <table:table-cell office:value-type="string" calcext:value-type="string">
            <text:p>get sim_IPC data from 2 to 3 ( FP )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GRESSIVE</text:p>
          </table:table-cell>
          <table:table-cell office:value-type="float" office:value="3.2374" calcext:value-type="float">
            <text:p>3.2374</text:p>
          </table:table-cell>
          <table:table-cell office:value-type="float" office:value="4.2064" calcext:value-type="float">
            <text:p>4.2064</text:p>
          </table:table-cell>
          <table:table-cell office:value-type="float" office:value="3.9746" calcext:value-type="float">
            <text:p>3.9746</text:p>
          </table:table-cell>
          <table:table-cell office:value-type="float" office:value="3.0122" calcext:value-type="float">
            <text:p>3.0122</text:p>
          </table:table-cell>
          <table:table-cell office:value-type="float" office:value="0.9212" calcext:value-type="float">
            <text:p>0.9212</text:p>
          </table:table-cell>
          <table:table-cell office:value-type="float" office:value="2.5262" calcext:value-type="float">
            <text:p>2.5262</text:p>
          </table:table-cell>
          <table:table-cell office:value-type="float" office:value="3.1479" calcext:value-type="float">
            <text:p>3.1479</text:p>
          </table:table-cell>
          <table:table-cell office:value-type="float" office:value="0.5693" calcext:value-type="float">
            <text:p>0.5693</text:p>
          </table:table-cell>
          <table:table-cell office:value-type="float" office:value="3.8768" calcext:value-type="float">
            <text:p>3.8768</text:p>
          </table:table-cell>
          <table:table-cell office:value-type="float" office:value="4.4585" calcext:value-type="float">
            <text:p>4.4585</text:p>
          </table:table-cell>
          <table:table-cell office:value-type="float" office:value="3.7372" calcext:value-type="float">
            <text:p>3.7372</text:p>
          </table:table-cell>
          <table:table-cell office:value-type="float" office:value="5.3438" calcext:value-type="float">
            <text:p>5.3438</text:p>
          </table:table-cell>
          <table:table-cell office:value-type="float" office:value="3.1603" calcext:value-type="float">
            <text:p>3.1603</text:p>
          </table:table-cell>
          <table:table-cell office:value-type="float" office:value="4.6734" calcext:value-type="float">
            <text:p>4.6734</text:p>
          </table:table-cell>
          <table:table-cell office:value-type="float" office:value="3.1198" calcext:value-type="float">
            <text:p>3.1198</text:p>
          </table:table-cell>
          <table:table-cell office:value-type="float" office:value="3.7843" calcext:value-type="float">
            <text:p>3.7843</text:p>
          </table:table-cell>
          <table:table-cell office:value-type="float" office:value="4.4" calcext:value-type="float">
            <text:p>4.4</text:p>
          </table:table-cell>
          <table:table-cell office:value-type="float" office:value="3.9621" calcext:value-type="float">
            <text:p>3.96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office:value-type="float" office:value="3.3789" calcext:value-type="float">
            <text:p>3.3789</text:p>
          </table:table-cell>
          <table:table-cell office:value-type="float" office:value="4.1881" calcext:value-type="float">
            <text:p>4.1881</text:p>
          </table:table-cell>
          <table:table-cell office:value-type="float" office:value="4.0061" calcext:value-type="float">
            <text:p>4.0061</text:p>
          </table:table-cell>
          <table:table-cell office:value-type="float" office:value="3.0354" calcext:value-type="float">
            <text:p>3.0354</text:p>
          </table:table-cell>
          <table:table-cell office:value-type="float" office:value="0.9415" calcext:value-type="float">
            <text:p>0.9415</text:p>
          </table:table-cell>
          <table:table-cell office:value-type="float" office:value="2.5972" calcext:value-type="float">
            <text:p>2.5972</text:p>
          </table:table-cell>
          <table:table-cell office:value-type="float" office:value="3.2347" calcext:value-type="float">
            <text:p>3.2347</text:p>
          </table:table-cell>
          <table:table-cell office:value-type="float" office:value="0.5973" calcext:value-type="float">
            <text:p>0.5973</text:p>
          </table:table-cell>
          <table:table-cell office:value-type="float" office:value="3.8998" calcext:value-type="float">
            <text:p>3.8998</text:p>
          </table:table-cell>
          <table:table-cell office:value-type="float" office:value="4.4755" calcext:value-type="float">
            <text:p>4.4755</text:p>
          </table:table-cell>
          <table:table-cell office:value-type="float" office:value="3.8036" calcext:value-type="float">
            <text:p>3.8036</text:p>
          </table:table-cell>
          <table:table-cell office:value-type="float" office:value="5.4103" calcext:value-type="float">
            <text:p>5.4103</text:p>
          </table:table-cell>
          <table:table-cell office:value-type="float" office:value="3.1872" calcext:value-type="float">
            <text:p>3.1872</text:p>
          </table:table-cell>
          <table:table-cell office:value-type="float" office:value="5.2689" calcext:value-type="float">
            <text:p>5.2689</text:p>
          </table:table-cell>
          <table:table-cell office:value-type="float" office:value="3.2916" calcext:value-type="float">
            <text:p>3.2916</text:p>
          </table:table-cell>
          <table:table-cell office:value-type="float" office:value="3.7858" calcext:value-type="float">
            <text:p>3.7858</text:p>
          </table:table-cell>
          <table:table-cell office:value-type="float" office:value="4.3993" calcext:value-type="float">
            <text:p>4.3993</text:p>
          </table:table-cell>
          <table:table-cell office:value-type="float" office:value="4.07" calcext:value-type="float">
            <text:p>4.07</text:p>
          </table:table-cell>
        </table:table-row>
      </table:table>
      <table:table table:name="mode_rate" table:style-name="ta1">
        <table:shapes>
          <draw:frame draw:z-index="0" draw:style-name="gr1" draw:text-style-name="P1" svg:width="210mm" svg:height="100mm" svg:x="68.4mm" svg:y="122.27mm">
            <draw:object draw:notify-on-update-of-ranges="mode_rate.D17:mode_rate.D17 mode_rate.E17:mode_rate.Y17 mode_rate.D19:mode_rate.D19 mode_rate.E19:mode_rate.Y19 mode_rate.D20:mode_rate.D20 mode_rate.E20:mode_rate.Y20 mode_rate.D21:mode_rate.D21 mode_rate.E21:mode_rate.Y21 mode_rate.D22:mode_rate.D22 mode_rate.E22:mode_rate.Y22 mode_rate.D23:mode_rate.D23 mode_rate.E23:mode_rate.Y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1" table:default-cell-style-name="Default"/>
        <table:table-row table:style-name="ro1">
          <table:table-cell table:number-columns-repeated="2"/>
          <table:table-cell office:value-type="string" calcext:value-type="string">
            <text:p>フォルダ</text:p>
          </table:table-cell>
          <table:table-cell/>
          <table:table-cell office:value-type="string" calcext:value-type="string">
            <text:p>備考AGG5,CONS6</text:p>
          </table:table-cell>
          <table:table-cell table:number-columns-repeated="20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get switch_agg_rate data from 14 to 19 ( INT )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  <table:table-cell/>
        </table:table-row>
        <table:table-row table:style-name="ro1">
          <table:table-cell office:value-type="string" calcext:value-type="string">
            <text:p>AGG RATE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IPC=2.0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3345" calcext:value-type="float">
            <text:p>0.3345</text:p>
          </table:table-cell>
          <table:table-cell office:value-type="float" office:value="0.9682" calcext:value-type="float">
            <text:p>0.9682</text:p>
          </table:table-cell>
          <table:table-cell office:value-type="float" office:value="0.4117" calcext:value-type="float">
            <text:p>0.4117</text:p>
          </table:table-cell>
          <table:table-cell office:value-type="float" office:value="0.0377" calcext:value-type="float">
            <text:p>0.0377</text:p>
          </table:table-cell>
          <table:table-cell office:value-type="float" office:value="0.9588" calcext:value-type="float">
            <text:p>0.9588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92" calcext:value-type="float">
            <text:p>0.0092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609" calcext:value-type="float">
            <text:p>0.0609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8" calcext:value-type="float">
            <text:p>0.0008</text:p>
          </table:table-cell>
          <table:table-cell/>
          <table:table-cell table:formula="of:=AVERAGE([.E8:.V8])" office:value-type="float" office:value="0.156566666666667" calcext:value-type="float">
            <text:p>0.15656666666666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IPC=2.5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16" calcext:value-type="float">
            <text:p>0.016</text:p>
          </table:table-cell>
          <table:table-cell office:value-type="float" office:value="0.3388" calcext:value-type="float">
            <text:p>0.3388</text:p>
          </table:table-cell>
          <table:table-cell office:value-type="float" office:value="0.9907" calcext:value-type="float">
            <text:p>0.9907</text:p>
          </table:table-cell>
          <table:table-cell office:value-type="float" office:value="0.4728" calcext:value-type="float">
            <text:p>0.4728</text:p>
          </table:table-cell>
          <table:table-cell office:value-type="float" office:value="0.2372" calcext:value-type="float">
            <text:p>0.2372</text:p>
          </table:table-cell>
          <table:table-cell office:value-type="float" office:value="0.9727" calcext:value-type="float">
            <text:p>0.9727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103" calcext:value-type="float">
            <text:p>0.0103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644" calcext:value-type="float">
            <text:p>0.064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2" calcext:value-type="float">
            <text:p>0.0012</text:p>
          </table:table-cell>
          <table:table-cell/>
          <table:table-cell table:formula="of:=AVERAGE([.E9:.V9])" office:value-type="float" office:value="0.174116666666667" calcext:value-type="float">
            <text:p>0.17411666666666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IPC=3.0</text:p>
          </table:table-cell>
          <table:table-cell office:value-type="float" office:value="0.0993" calcext:value-type="float">
            <text:p>0.0993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224" calcext:value-type="float">
            <text:p>0.0224</text:p>
          </table:table-cell>
          <table:table-cell office:value-type="float" office:value="0.3451" calcext:value-type="float">
            <text:p>0.3451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5378" calcext:value-type="float">
            <text:p>0.5378</text:p>
          </table:table-cell>
          <table:table-cell office:value-type="float" office:value="0.3664" calcext:value-type="float">
            <text:p>0.3664</text:p>
          </table:table-cell>
          <table:table-cell office:value-type="float" office:value="0.9787" calcext:value-type="float">
            <text:p>0.9787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0834" calcext:value-type="float">
            <text:p>0.0834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1403" calcext:value-type="float">
            <text:p>0.1403</text:p>
          </table:table-cell>
          <table:table-cell office:value-type="float" office:value="0.0715" calcext:value-type="float">
            <text:p>0.0715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2" calcext:value-type="float">
            <text:p>0.0012</text:p>
          </table:table-cell>
          <table:table-cell/>
          <table:table-cell table:formula="of:=AVERAGE([.E10:.V10])" office:value-type="float" office:value="0.204716666666667" calcext:value-type="float">
            <text:p>0.20471666666666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IPC=3.5</text:p>
          </table:table-cell>
          <table:table-cell office:value-type="float" office:value="0.77" calcext:value-type="float">
            <text:p>0.77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713" calcext:value-type="float">
            <text:p>0.0713</text:p>
          </table:table-cell>
          <table:table-cell office:value-type="float" office:value="0.356" calcext:value-type="float">
            <text:p>0.356</text:p>
          </table:table-cell>
          <table:table-cell office:value-type="float" office:value="0.998" calcext:value-type="float">
            <text:p>0.998</text:p>
          </table:table-cell>
          <table:table-cell office:value-type="float" office:value="0.5878" calcext:value-type="float">
            <text:p>0.5878</text:p>
          </table:table-cell>
          <table:table-cell office:value-type="float" office:value="0.5277" calcext:value-type="float">
            <text:p>0.5277</text:p>
          </table:table-cell>
          <table:table-cell office:value-type="float" office:value="0.9819" calcext:value-type="float">
            <text:p>0.9819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384" calcext:value-type="float">
            <text:p>0.0384</text:p>
          </table:table-cell>
          <table:table-cell office:value-type="float" office:value="1" calcext:value-type="float">
            <text:p>1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9326" calcext:value-type="float">
            <text:p>0.9326</text:p>
          </table:table-cell>
          <table:table-cell office:value-type="float" office:value="0.0859" calcext:value-type="float">
            <text:p>0.0859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235" calcext:value-type="float">
            <text:p>0.235</text:p>
          </table:table-cell>
          <table:table-cell/>
          <table:table-cell table:formula="of:=AVERAGE([.E11:.V11])" office:value-type="float" office:value="0.367033333333333" calcext:value-type="float">
            <text:p>0.3670333333333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IPC=4.0</text:p>
          </table:table-cell>
          <table:table-cell office:value-type="float" office:value="0.999" calcext:value-type="float">
            <text:p>0.999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2999" calcext:value-type="float">
            <text:p>0.2999</text:p>
          </table:table-cell>
          <table:table-cell office:value-type="float" office:value="0.3668" calcext:value-type="float">
            <text:p>0.3668</text:p>
          </table:table-cell>
          <table:table-cell office:value-type="float" office:value="1" calcext:value-type="float">
            <text:p>1</text:p>
          </table:table-cell>
          <table:table-cell office:value-type="float" office:value="0.928" calcext:value-type="float">
            <text:p>0.928</text:p>
          </table:table-cell>
          <table:table-cell office:value-type="float" office:value="0.9163" calcext:value-type="float">
            <text:p>0.9163</text:p>
          </table:table-cell>
          <table:table-cell office:value-type="float" office:value="0.9998" calcext:value-type="float">
            <text:p>0.9998</text:p>
          </table:table-cell>
          <table:table-cell office:value-type="float" office:value="1" calcext:value-type="float">
            <text:p>1</text:p>
          </table:table-cell>
          <table:table-cell office:value-type="float" office:value="0.0031" calcext:value-type="float">
            <text:p>0.0031</text:p>
          </table:table-cell>
          <table:table-cell office:value-type="float" office:value="1" calcext:value-type="float">
            <text:p>1</text:p>
          </table:table-cell>
          <table:table-cell office:value-type="float" office:value="0.0541" calcext:value-type="float">
            <text:p>0.0541</text:p>
          </table:table-cell>
          <table:table-cell office:value-type="float" office:value="1" calcext:value-type="float">
            <text:p>1</text:p>
          </table:table-cell>
          <table:table-cell office:value-type="float" office:value="0.0053" calcext:value-type="float">
            <text:p>0.0053</text:p>
          </table:table-cell>
          <table:table-cell office:value-type="float" office:value="1" calcext:value-type="float">
            <text:p>1</text:p>
          </table:table-cell>
          <table:table-cell office:value-type="float" office:value="0.6313" calcext:value-type="float">
            <text:p>0.6313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3855" calcext:value-type="float">
            <text:p>0.3855</text:p>
          </table:table-cell>
          <table:table-cell/>
          <table:table-cell table:formula="of:=AVERAGE([.E12:.V12])" office:value-type="float" office:value="0.588522222222222" calcext:value-type="float">
            <text:p>0.58852222222222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IPC=4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72" calcext:value-type="float">
            <text:p>0.997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.9982" calcext:value-type="float">
            <text:p>0.9982</text:p>
          </table:table-cell>
          <table:table-cell office:value-type="float" office:value="1" calcext:value-type="float">
            <text:p>1</text:p>
          </table:table-cell>
          <table:table-cell office:value-type="float" office:value="0.1456" calcext:value-type="float">
            <text:p>0.1456</text:p>
          </table:table-cell>
          <table:table-cell office:value-type="float" office:value="1" calcext:value-type="float">
            <text:p>1</text:p>
          </table:table-cell>
          <table:table-cell office:value-type="float" office:value="0.0053" calcext:value-type="float">
            <text:p>0.005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AVERAGE([.E13:.V13])" office:value-type="float" office:value="0.897016666666667" calcext:value-type="float">
            <text:p>0.897016666666667</text:p>
          </table:table-cell>
          <table:table-cell/>
        </table:table-row>
        <table:table-row table:style-name="ro1" table:number-rows-repeated="3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high ILP av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PC=2.0</text:p>
          </table:table-cell>
          <table:table-cell table:formula="of:=[.E8]*100" office:value-type="float" office:value="0.64" calcext:value-type="float">
            <text:p>0.64</text:p>
          </table:table-cell>
          <table:table-cell table:formula="of:=[.F8]*100" office:value-type="float" office:value="0.17" calcext:value-type="float">
            <text:p>0.17</text:p>
          </table:table-cell>
          <table:table-cell table:formula="of:=[.G8]*100" office:value-type="float" office:value="1.12" calcext:value-type="float">
            <text:p>1.12</text:p>
          </table:table-cell>
          <table:table-cell table:formula="of:=[.H8]*100" office:value-type="float" office:value="33.45" calcext:value-type="float">
            <text:p>33.45</text:p>
          </table:table-cell>
          <table:table-cell table:formula="of:=[.I8]*100" office:value-type="float" office:value="96.82" calcext:value-type="float">
            <text:p>96.82</text:p>
          </table:table-cell>
          <table:table-cell table:formula="of:=[.J8]*100" office:value-type="float" office:value="41.17" calcext:value-type="float">
            <text:p>41.17</text:p>
          </table:table-cell>
          <table:table-cell table:formula="of:=[.K8]*100" office:value-type="float" office:value="3.77" calcext:value-type="float">
            <text:p>3.77</text:p>
          </table:table-cell>
          <table:table-cell table:formula="of:=[.L8]*100" office:value-type="float" office:value="95.88" calcext:value-type="float">
            <text:p>95.88</text:p>
          </table:table-cell>
          <table:table-cell table:formula="of:=[.M8]*100" office:value-type="float" office:value="0.08" calcext:value-type="float">
            <text:p>0.08</text:p>
          </table:table-cell>
          <table:table-cell table:formula="of:=[.N8]*100" office:value-type="float" office:value="0.18" calcext:value-type="float">
            <text:p>0.18</text:p>
          </table:table-cell>
          <table:table-cell table:formula="of:=[.O8]*100" office:value-type="float" office:value="0.38" calcext:value-type="float">
            <text:p>0.38</text:p>
          </table:table-cell>
          <table:table-cell table:formula="of:=[.P8]*100" office:value-type="float" office:value="0.92" calcext:value-type="float">
            <text:p>0.92</text:p>
          </table:table-cell>
          <table:table-cell table:formula="of:=[.Q8]*100" office:value-type="float" office:value="0.25" calcext:value-type="float">
            <text:p>0.25</text:p>
          </table:table-cell>
          <table:table-cell table:formula="of:=[.R8]*100" office:value-type="float" office:value="0.37" calcext:value-type="float">
            <text:p>0.37</text:p>
          </table:table-cell>
          <table:table-cell table:formula="of:=[.S8]*100" office:value-type="float" office:value="0.36" calcext:value-type="float">
            <text:p>0.36</text:p>
          </table:table-cell>
          <table:table-cell table:formula="of:=[.T8]*100" office:value-type="float" office:value="6.09" calcext:value-type="float">
            <text:p>6.09</text:p>
          </table:table-cell>
          <table:table-cell table:formula="of:=[.U8]*100" office:value-type="float" office:value="0.09" calcext:value-type="float">
            <text:p>0.09</text:p>
          </table:table-cell>
          <table:table-cell table:formula="of:=[.V8]*100" office:value-type="float" office:value="0.08" calcext:value-type="float">
            <text:p>0.08</text:p>
          </table:table-cell>
          <table:table-cell/>
          <table:table-cell table:formula="of:=[.X8]*100" office:value-type="float" office:value="15.6566666666667" calcext:value-type="float">
            <text:p>15.6566666666667</text:p>
          </table:table-cell>
          <table:table-cell table:formula="of:=([.F18]+[.G18]+[.M18]+[.N18]+[.O18]+[.P18]+[.R18]+[.T18]+[.U18]+[.V18])/10" office:value-type="float" office:value="0.948" calcext:value-type="float">
            <text:p>0.94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PC=2.5</text:p>
          </table:table-cell>
          <table:table-cell table:formula="of:=[.E9]*100" office:value-type="float" office:value="0.81" calcext:value-type="float">
            <text:p>0.81</text:p>
          </table:table-cell>
          <table:table-cell table:formula="of:=[.F9]*100" office:value-type="float" office:value="0.17" calcext:value-type="float">
            <text:p>0.17</text:p>
          </table:table-cell>
          <table:table-cell table:formula="of:=[.G9]*100" office:value-type="float" office:value="1.6" calcext:value-type="float">
            <text:p>1.6</text:p>
          </table:table-cell>
          <table:table-cell table:formula="of:=[.H9]*100" office:value-type="float" office:value="33.88" calcext:value-type="float">
            <text:p>33.88</text:p>
          </table:table-cell>
          <table:table-cell table:formula="of:=[.I9]*100" office:value-type="float" office:value="99.07" calcext:value-type="float">
            <text:p>99.07</text:p>
          </table:table-cell>
          <table:table-cell table:formula="of:=[.J9]*100" office:value-type="float" office:value="47.28" calcext:value-type="float">
            <text:p>47.28</text:p>
          </table:table-cell>
          <table:table-cell table:formula="of:=[.K9]*100" office:value-type="float" office:value="23.72" calcext:value-type="float">
            <text:p>23.72</text:p>
          </table:table-cell>
          <table:table-cell table:formula="of:=[.L9]*100" office:value-type="float" office:value="97.27" calcext:value-type="float">
            <text:p>97.27</text:p>
          </table:table-cell>
          <table:table-cell table:formula="of:=[.M9]*100" office:value-type="float" office:value="0.12" calcext:value-type="float">
            <text:p>0.12</text:p>
          </table:table-cell>
          <table:table-cell table:formula="of:=[.N9]*100" office:value-type="float" office:value="0.22" calcext:value-type="float">
            <text:p>0.22</text:p>
          </table:table-cell>
          <table:table-cell table:formula="of:=[.O9]*100" office:value-type="float" office:value="0.46" calcext:value-type="float">
            <text:p>0.46</text:p>
          </table:table-cell>
          <table:table-cell table:formula="of:=[.P9]*100" office:value-type="float" office:value="1.03" calcext:value-type="float">
            <text:p>1.03</text:p>
          </table:table-cell>
          <table:table-cell table:formula="of:=[.Q9]*100" office:value-type="float" office:value="0.25" calcext:value-type="float">
            <text:p>0.25</text:p>
          </table:table-cell>
          <table:table-cell table:formula="of:=[.R9]*100" office:value-type="float" office:value="0.42" calcext:value-type="float">
            <text:p>0.42</text:p>
          </table:table-cell>
          <table:table-cell table:formula="of:=[.S9]*100" office:value-type="float" office:value="0.46" calcext:value-type="float">
            <text:p>0.46</text:p>
          </table:table-cell>
          <table:table-cell table:formula="of:=[.T9]*100" office:value-type="float" office:value="6.44" calcext:value-type="float">
            <text:p>6.44</text:p>
          </table:table-cell>
          <table:table-cell table:formula="of:=[.U9]*100" office:value-type="float" office:value="0.09" calcext:value-type="float">
            <text:p>0.09</text:p>
          </table:table-cell>
          <table:table-cell table:formula="of:=[.V9]*100" office:value-type="float" office:value="0.12" calcext:value-type="float">
            <text:p>0.12</text:p>
          </table:table-cell>
          <table:table-cell/>
          <table:table-cell table:formula="of:=[.X9]*100" office:value-type="float" office:value="17.4116666666667" calcext:value-type="float">
            <text:p>17.4116666666667</text:p>
          </table:table-cell>
          <table:table-cell table:formula="of:=([.F19]+[.G19]+[.M19]+[.N19]+[.O19]+[.P19]+[.R19]+[.T19]+[.U19]+[.V19])/10" office:value-type="float" office:value="1.067" calcext:value-type="float">
            <text:p>1.06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PC=3.0</text:p>
          </table:table-cell>
          <table:table-cell table:formula="of:=[.E10]*100" office:value-type="float" office:value="9.93" calcext:value-type="float">
            <text:p>9.93</text:p>
          </table:table-cell>
          <table:table-cell table:formula="of:=[.F10]*100" office:value-type="float" office:value="0.21" calcext:value-type="float">
            <text:p>0.21</text:p>
          </table:table-cell>
          <table:table-cell table:formula="of:=[.G10]*100" office:value-type="float" office:value="2.24" calcext:value-type="float">
            <text:p>2.24</text:p>
          </table:table-cell>
          <table:table-cell table:formula="of:=[.H10]*100" office:value-type="float" office:value="34.51" calcext:value-type="float">
            <text:p>34.51</text:p>
          </table:table-cell>
          <table:table-cell table:formula="of:=[.I10]*100" office:value-type="float" office:value="99.48" calcext:value-type="float">
            <text:p>99.48</text:p>
          </table:table-cell>
          <table:table-cell table:formula="of:=[.J10]*100" office:value-type="float" office:value="53.78" calcext:value-type="float">
            <text:p>53.78</text:p>
          </table:table-cell>
          <table:table-cell table:formula="of:=[.K10]*100" office:value-type="float" office:value="36.64" calcext:value-type="float">
            <text:p>36.64</text:p>
          </table:table-cell>
          <table:table-cell table:formula="of:=[.L10]*100" office:value-type="float" office:value="97.87" calcext:value-type="float">
            <text:p>97.87</text:p>
          </table:table-cell>
          <table:table-cell table:formula="of:=[.M10]*100" office:value-type="float" office:value="0.12" calcext:value-type="float">
            <text:p>0.12</text:p>
          </table:table-cell>
          <table:table-cell table:formula="of:=[.N10]*100" office:value-type="float" office:value="0.22" calcext:value-type="float">
            <text:p>0.22</text:p>
          </table:table-cell>
          <table:table-cell table:formula="of:=[.O10]*100" office:value-type="float" office:value="0.65" calcext:value-type="float">
            <text:p>0.65</text:p>
          </table:table-cell>
          <table:table-cell table:formula="of:=[.P10]*100" office:value-type="float" office:value="2.65" calcext:value-type="float">
            <text:p>2.65</text:p>
          </table:table-cell>
          <table:table-cell table:formula="of:=[.Q10]*100" office:value-type="float" office:value="8.34" calcext:value-type="float">
            <text:p>8.34</text:p>
          </table:table-cell>
          <table:table-cell table:formula="of:=[.R10]*100" office:value-type="float" office:value="0.42" calcext:value-type="float">
            <text:p>0.42</text:p>
          </table:table-cell>
          <table:table-cell table:formula="of:=[.S10]*100" office:value-type="float" office:value="14.03" calcext:value-type="float">
            <text:p>14.03</text:p>
          </table:table-cell>
          <table:table-cell table:formula="of:=[.T10]*100" office:value-type="float" office:value="7.15" calcext:value-type="float">
            <text:p>7.15</text:p>
          </table:table-cell>
          <table:table-cell table:formula="of:=[.U10]*100" office:value-type="float" office:value="0.13" calcext:value-type="float">
            <text:p>0.13</text:p>
          </table:table-cell>
          <table:table-cell table:formula="of:=[.V10]*100" office:value-type="float" office:value="0.12" calcext:value-type="float">
            <text:p>0.12</text:p>
          </table:table-cell>
          <table:table-cell/>
          <table:table-cell table:formula="of:=[.X10]*100" office:value-type="float" office:value="20.4716666666667" calcext:value-type="float">
            <text:p>20.4716666666667</text:p>
          </table:table-cell>
          <table:table-cell table:formula="of:=([.F20]+[.G20]+[.M20]+[.N20]+[.O20]+[.P20]+[.R20]+[.T20]+[.U20]+[.V20])/10" office:value-type="float" office:value="1.391" calcext:value-type="float">
            <text:p>1.39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PC=3.5</text:p>
          </table:table-cell>
          <table:table-cell table:formula="of:=[.E11]*100" office:value-type="float" office:value="77" calcext:value-type="float">
            <text:p>77</text:p>
          </table:table-cell>
          <table:table-cell table:formula="of:=[.F11]*100" office:value-type="float" office:value="0.21" calcext:value-type="float">
            <text:p>0.21</text:p>
          </table:table-cell>
          <table:table-cell table:formula="of:=[.G11]*100" office:value-type="float" office:value="7.13" calcext:value-type="float">
            <text:p>7.13</text:p>
          </table:table-cell>
          <table:table-cell table:formula="of:=[.H11]*100" office:value-type="float" office:value="35.6" calcext:value-type="float">
            <text:p>35.6</text:p>
          </table:table-cell>
          <table:table-cell table:formula="of:=[.I11]*100" office:value-type="float" office:value="99.8" calcext:value-type="float">
            <text:p>99.8</text:p>
          </table:table-cell>
          <table:table-cell table:formula="of:=[.J11]*100" office:value-type="float" office:value="58.78" calcext:value-type="float">
            <text:p>58.78</text:p>
          </table:table-cell>
          <table:table-cell table:formula="of:=[.K11]*100" office:value-type="float" office:value="52.77" calcext:value-type="float">
            <text:p>52.77</text:p>
          </table:table-cell>
          <table:table-cell table:formula="of:=[.L11]*100" office:value-type="float" office:value="98.19" calcext:value-type="float">
            <text:p>98.19</text:p>
          </table:table-cell>
          <table:table-cell table:formula="of:=[.M11]*100" office:value-type="float" office:value="0.16" calcext:value-type="float">
            <text:p>0.16</text:p>
          </table:table-cell>
          <table:table-cell table:formula="of:=[.N11]*100" office:value-type="float" office:value="0.31" calcext:value-type="float">
            <text:p>0.31</text:p>
          </table:table-cell>
          <table:table-cell table:formula="of:=[.O11]*100" office:value-type="float" office:value="0.87" calcext:value-type="float">
            <text:p>0.87</text:p>
          </table:table-cell>
          <table:table-cell table:formula="of:=[.P11]*100" office:value-type="float" office:value="3.84" calcext:value-type="float">
            <text:p>3.84</text:p>
          </table:table-cell>
          <table:table-cell table:formula="of:=[.Q11]*100" office:value-type="float" office:value="100" calcext:value-type="float">
            <text:p>100</text:p>
          </table:table-cell>
          <table:table-cell table:formula="of:=[.R11]*100" office:value-type="float" office:value="0.47" calcext:value-type="float">
            <text:p>0.47</text:p>
          </table:table-cell>
          <table:table-cell table:formula="of:=[.S11]*100" office:value-type="float" office:value="93.26" calcext:value-type="float">
            <text:p>93.26</text:p>
          </table:table-cell>
          <table:table-cell table:formula="of:=[.T11]*100" office:value-type="float" office:value="8.59" calcext:value-type="float">
            <text:p>8.59</text:p>
          </table:table-cell>
          <table:table-cell table:formula="of:=[.U11]*100" office:value-type="float" office:value="0.18" calcext:value-type="float">
            <text:p>0.18</text:p>
          </table:table-cell>
          <table:table-cell table:formula="of:=[.V11]*100" office:value-type="float" office:value="23.5" calcext:value-type="float">
            <text:p>23.5</text:p>
          </table:table-cell>
          <table:table-cell/>
          <table:table-cell table:formula="of:=[.X11]*100" office:value-type="float" office:value="36.7033333333333" calcext:value-type="float">
            <text:p>36.7033333333333</text:p>
          </table:table-cell>
          <table:table-cell table:formula="of:=([.F21]+[.G21]+[.M21]+[.N21]+[.O21]+[.P21]+[.R21]+[.T21]+[.U21]+[.V21])/10" office:value-type="float" office:value="4.526" calcext:value-type="float">
            <text:p>4.52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PC=4.0</text:p>
          </table:table-cell>
          <table:table-cell table:formula="of:=[.E12]*100" office:value-type="float" office:value="99.9" calcext:value-type="float">
            <text:p>99.9</text:p>
          </table:table-cell>
          <table:table-cell table:formula="of:=[.F12]*100" office:value-type="float" office:value="0.25" calcext:value-type="float">
            <text:p>0.25</text:p>
          </table:table-cell>
          <table:table-cell table:formula="of:=[.G12]*100" office:value-type="float" office:value="29.99" calcext:value-type="float">
            <text:p>29.99</text:p>
          </table:table-cell>
          <table:table-cell table:formula="of:=[.H12]*100" office:value-type="float" office:value="36.68" calcext:value-type="float">
            <text:p>36.68</text:p>
          </table:table-cell>
          <table:table-cell table:formula="of:=[.I12]*100" office:value-type="float" office:value="100" calcext:value-type="float">
            <text:p>100</text:p>
          </table:table-cell>
          <table:table-cell table:formula="of:=[.J12]*100" office:value-type="float" office:value="92.8" calcext:value-type="float">
            <text:p>92.8</text:p>
          </table:table-cell>
          <table:table-cell table:formula="of:=[.K12]*100" office:value-type="float" office:value="91.63" calcext:value-type="float">
            <text:p>91.63</text:p>
          </table:table-cell>
          <table:table-cell table:formula="of:=[.L12]*100" office:value-type="float" office:value="99.98" calcext:value-type="float">
            <text:p>99.98</text:p>
          </table:table-cell>
          <table:table-cell table:formula="of:=[.M12]*100" office:value-type="float" office:value="100" calcext:value-type="float">
            <text:p>100</text:p>
          </table:table-cell>
          <table:table-cell table:formula="of:=[.N12]*100" office:value-type="float" office:value="0.31" calcext:value-type="float">
            <text:p>0.31</text:p>
          </table:table-cell>
          <table:table-cell table:formula="of:=[.O12]*100" office:value-type="float" office:value="100" calcext:value-type="float">
            <text:p>100</text:p>
          </table:table-cell>
          <table:table-cell table:formula="of:=[.P12]*100" office:value-type="float" office:value="5.41" calcext:value-type="float">
            <text:p>5.41</text:p>
          </table:table-cell>
          <table:table-cell table:formula="of:=[.Q12]*100" office:value-type="float" office:value="100" calcext:value-type="float">
            <text:p>100</text:p>
          </table:table-cell>
          <table:table-cell table:formula="of:=[.R12]*100" office:value-type="float" office:value="0.53" calcext:value-type="float">
            <text:p>0.53</text:p>
          </table:table-cell>
          <table:table-cell table:formula="of:=[.S12]*100" office:value-type="float" office:value="100" calcext:value-type="float">
            <text:p>100</text:p>
          </table:table-cell>
          <table:table-cell table:formula="of:=[.T12]*100" office:value-type="float" office:value="63.13" calcext:value-type="float">
            <text:p>63.13</text:p>
          </table:table-cell>
          <table:table-cell table:formula="of:=[.U12]*100" office:value-type="float" office:value="0.18" calcext:value-type="float">
            <text:p>0.18</text:p>
          </table:table-cell>
          <table:table-cell table:formula="of:=[.V12]*100" office:value-type="float" office:value="38.55" calcext:value-type="float">
            <text:p>38.55</text:p>
          </table:table-cell>
          <table:table-cell/>
          <table:table-cell table:formula="of:=[.X12]*100" office:value-type="float" office:value="58.8522222222222" calcext:value-type="float">
            <text:p>58.8522222222222</text:p>
          </table:table-cell>
          <table:table-cell table:formula="of:=([.F22]+[.G22]+[.M22]+[.N22]+[.O22]+[.P22]+[.R22]+[.T22]+[.U22]+[.V22])/10" office:value-type="float" office:value="33.835" calcext:value-type="float">
            <text:p>33.83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PC=4.5</text:p>
          </table:table-cell>
          <table:table-cell table:formula="of:=[.E13]*100" office:value-type="float" office:value="100" calcext:value-type="float">
            <text:p>100</text:p>
          </table:table-cell>
          <table:table-cell table:formula="of:=[.F13]*100" office:value-type="float" office:value="100" calcext:value-type="float">
            <text:p>100</text:p>
          </table:table-cell>
          <table:table-cell table:formula="of:=[.G13]*100" office:value-type="float" office:value="99.72" calcext:value-type="float">
            <text:p>99.72</text:p>
          </table:table-cell>
          <table:table-cell table:formula="of:=[.H13]*100" office:value-type="float" office:value="100" calcext:value-type="float">
            <text:p>100</text:p>
          </table:table-cell>
          <table:table-cell table:formula="of:=[.I13]*100" office:value-type="float" office:value="100" calcext:value-type="float">
            <text:p>100</text:p>
          </table:table-cell>
          <table:table-cell table:formula="of:=[.J13]*100" office:value-type="float" office:value="100" calcext:value-type="float">
            <text:p>100</text:p>
          </table:table-cell>
          <table:table-cell table:formula="of:=[.K13]*100" office:value-type="float" office:value="100" calcext:value-type="float">
            <text:p>100</text:p>
          </table:table-cell>
          <table:table-cell table:formula="of:=[.L13]*100" office:value-type="float" office:value="100" calcext:value-type="float">
            <text:p>100</text:p>
          </table:table-cell>
          <table:table-cell table:formula="of:=[.M13]*100" office:value-type="float" office:value="100" calcext:value-type="float">
            <text:p>100</text:p>
          </table:table-cell>
          <table:table-cell table:formula="of:=[.N13]*100" office:value-type="float" office:value="99.82" calcext:value-type="float">
            <text:p>99.82</text:p>
          </table:table-cell>
          <table:table-cell table:formula="of:=[.O13]*100" office:value-type="float" office:value="100" calcext:value-type="float">
            <text:p>100</text:p>
          </table:table-cell>
          <table:table-cell table:formula="of:=[.P13]*100" office:value-type="float" office:value="14.56" calcext:value-type="float">
            <text:p>14.56</text:p>
          </table:table-cell>
          <table:table-cell table:formula="of:=[.Q13]*100" office:value-type="float" office:value="100" calcext:value-type="float">
            <text:p>100</text:p>
          </table:table-cell>
          <table:table-cell table:formula="of:=[.R13]*100" office:value-type="float" office:value="0.53" calcext:value-type="float">
            <text:p>0.53</text:p>
          </table:table-cell>
          <table:table-cell table:formula="of:=[.S13]*100" office:value-type="float" office:value="100" calcext:value-type="float">
            <text:p>100</text:p>
          </table:table-cell>
          <table:table-cell table:formula="of:=[.T13]*100" office:value-type="float" office:value="100" calcext:value-type="float">
            <text:p>100</text:p>
          </table:table-cell>
          <table:table-cell table:formula="of:=[.U13]*100" office:value-type="float" office:value="100" calcext:value-type="float">
            <text:p>100</text:p>
          </table:table-cell>
          <table:table-cell table:formula="of:=[.V13]*100" office:value-type="float" office:value="100" calcext:value-type="float">
            <text:p>100</text:p>
          </table:table-cell>
          <table:table-cell/>
          <table:table-cell table:formula="of:=[.X13]*100" office:value-type="float" office:value="89.7016666666667" calcext:value-type="float">
            <text:p>89.7016666666667</text:p>
          </table:table-cell>
          <table:table-cell table:formula="of:=([.F23]+[.G23]+[.M23]+[.N23]+[.O23]+[.P23]+[.R23]+[.T23]+[.U23]+[.V23])/10" office:value-type="float" office:value="81.463" calcext:value-type="float">
            <text:p>81.463</text:p>
          </table:table-cell>
        </table:table-row>
        <table:table-row table:style-name="ro1" table:number-rows-repeated="3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PC=2.0</text:p>
          </table:table-cell>
          <table:table-cell office:value-type="string" calcext:value-type="string">
            <text:p>AGGRESSIVE</text:p>
          </table:table-cell>
          <table:table-cell table:formula="of:=100*[.E8]" office:value-type="float" office:value="0.64" calcext:value-type="float">
            <text:p>0.64</text:p>
          </table:table-cell>
          <table:table-cell table:formula="of:=100*[.F8]" office:value-type="float" office:value="0.17" calcext:value-type="float">
            <text:p>0.17</text:p>
          </table:table-cell>
          <table:table-cell table:formula="of:=100*[.G8]" office:value-type="float" office:value="1.12" calcext:value-type="float">
            <text:p>1.12</text:p>
          </table:table-cell>
          <table:table-cell table:formula="of:=100*[.H8]" office:value-type="float" office:value="33.45" calcext:value-type="float">
            <text:p>33.45</text:p>
          </table:table-cell>
          <table:table-cell table:formula="of:=100*[.I8]" office:value-type="float" office:value="96.82" calcext:value-type="float">
            <text:p>96.82</text:p>
          </table:table-cell>
          <table:table-cell table:formula="of:=100*[.J8]" office:value-type="float" office:value="41.17" calcext:value-type="float">
            <text:p>41.17</text:p>
          </table:table-cell>
          <table:table-cell table:formula="of:=100*[.K8]" office:value-type="float" office:value="3.77" calcext:value-type="float">
            <text:p>3.77</text:p>
          </table:table-cell>
          <table:table-cell table:formula="of:=100*[.L8]" office:value-type="float" office:value="95.88" calcext:value-type="float">
            <text:p>95.88</text:p>
          </table:table-cell>
          <table:table-cell table:formula="of:=100*[.M8]" office:value-type="float" office:value="0.08" calcext:value-type="float">
            <text:p>0.08</text:p>
          </table:table-cell>
          <table:table-cell table:formula="of:=100*[.N8]" office:value-type="float" office:value="0.18" calcext:value-type="float">
            <text:p>0.18</text:p>
          </table:table-cell>
          <table:table-cell table:formula="of:=100*[.O8]" office:value-type="float" office:value="0.38" calcext:value-type="float">
            <text:p>0.38</text:p>
          </table:table-cell>
          <table:table-cell table:formula="of:=100*[.P8]" office:value-type="float" office:value="0.92" calcext:value-type="float">
            <text:p>0.92</text:p>
          </table:table-cell>
          <table:table-cell table:formula="of:=100*[.Q8]" office:value-type="float" office:value="0.25" calcext:value-type="float">
            <text:p>0.25</text:p>
          </table:table-cell>
          <table:table-cell table:formula="of:=100*[.R8]" office:value-type="float" office:value="0.37" calcext:value-type="float">
            <text:p>0.37</text:p>
          </table:table-cell>
          <table:table-cell table:formula="of:=100*[.S8]" office:value-type="float" office:value="0.36" calcext:value-type="float">
            <text:p>0.36</text:p>
          </table:table-cell>
          <table:table-cell table:formula="of:=100*[.T8]" office:value-type="float" office:value="6.09" calcext:value-type="float">
            <text:p>6.09</text:p>
          </table:table-cell>
          <table:table-cell table:formula="of:=100*[.U8]" office:value-type="float" office:value="0.09" calcext:value-type="float">
            <text:p>0.09</text:p>
          </table:table-cell>
          <table:table-cell table:formula="of:=100*[.V8]" office:value-type="float" office:value="0.08" calcext:value-type="float">
            <text:p>0.08</text:p>
          </table:table-cell>
          <table:table-cell/>
          <table:table-cell table:formula="of:=AVERAGE([.E59:.V59])" office:value-type="float" office:value="15.6566666666667" calcext:value-type="float">
            <text:p>15.656666666666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NSERVATIVE</text:p>
          </table:table-cell>
          <table:table-cell table:formula="of:=100-[.E59]" office:value-type="float" office:value="99.36" calcext:value-type="float">
            <text:p>99.36</text:p>
          </table:table-cell>
          <table:table-cell table:formula="of:=100-[.F59]" office:value-type="float" office:value="99.83" calcext:value-type="float">
            <text:p>99.83</text:p>
          </table:table-cell>
          <table:table-cell table:formula="of:=100-[.G59]" office:value-type="float" office:value="98.88" calcext:value-type="float">
            <text:p>98.88</text:p>
          </table:table-cell>
          <table:table-cell table:formula="of:=100-[.H59]" office:value-type="float" office:value="66.55" calcext:value-type="float">
            <text:p>66.55</text:p>
          </table:table-cell>
          <table:table-cell table:formula="of:=100-[.I59]" office:value-type="float" office:value="3.17999999999999" calcext:value-type="float">
            <text:p>3.17999999999999</text:p>
          </table:table-cell>
          <table:table-cell table:formula="of:=100-[.J59]" office:value-type="float" office:value="58.83" calcext:value-type="float">
            <text:p>58.83</text:p>
          </table:table-cell>
          <table:table-cell table:formula="of:=100-[.K59]" office:value-type="float" office:value="96.23" calcext:value-type="float">
            <text:p>96.23</text:p>
          </table:table-cell>
          <table:table-cell table:formula="of:=100-[.L59]" office:value-type="float" office:value="4.11999999999999" calcext:value-type="float">
            <text:p>4.11999999999999</text:p>
          </table:table-cell>
          <table:table-cell table:formula="of:=100-[.M59]" office:value-type="float" office:value="99.92" calcext:value-type="float">
            <text:p>99.92</text:p>
          </table:table-cell>
          <table:table-cell table:formula="of:=100-[.N59]" office:value-type="float" office:value="99.82" calcext:value-type="float">
            <text:p>99.82</text:p>
          </table:table-cell>
          <table:table-cell table:formula="of:=100-[.O59]" office:value-type="float" office:value="99.62" calcext:value-type="float">
            <text:p>99.62</text:p>
          </table:table-cell>
          <table:table-cell table:formula="of:=100-[.P59]" office:value-type="float" office:value="99.08" calcext:value-type="float">
            <text:p>99.08</text:p>
          </table:table-cell>
          <table:table-cell table:formula="of:=100-[.Q59]" office:value-type="float" office:value="99.75" calcext:value-type="float">
            <text:p>99.75</text:p>
          </table:table-cell>
          <table:table-cell table:formula="of:=100-[.R59]" office:value-type="float" office:value="99.63" calcext:value-type="float">
            <text:p>99.63</text:p>
          </table:table-cell>
          <table:table-cell table:formula="of:=100-[.S59]" office:value-type="float" office:value="99.64" calcext:value-type="float">
            <text:p>99.64</text:p>
          </table:table-cell>
          <table:table-cell table:formula="of:=100-[.T59]" office:value-type="float" office:value="93.91" calcext:value-type="float">
            <text:p>93.91</text:p>
          </table:table-cell>
          <table:table-cell table:formula="of:=100-[.U59]" office:value-type="float" office:value="99.91" calcext:value-type="float">
            <text:p>99.91</text:p>
          </table:table-cell>
          <table:table-cell table:formula="of:=100-[.V59]" office:value-type="float" office:value="99.92" calcext:value-type="float">
            <text:p>99.92</text:p>
          </table:table-cell>
          <table:table-cell/>
          <table:table-cell table:formula="of:=AVERAGE([.E60:.V60])" office:value-type="float" office:value="84.3433333333334" calcext:value-type="float">
            <text:p>84.343333333333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PC=2.5</text:p>
          </table:table-cell>
          <table:table-cell office:value-type="string" calcext:value-type="string">
            <text:p>AGGRESSIVE</text:p>
          </table:table-cell>
          <table:table-cell table:formula="of:=[.E9]*100" office:value-type="float" office:value="0.81" calcext:value-type="float">
            <text:p>0.81</text:p>
          </table:table-cell>
          <table:table-cell table:formula="of:=[.F9]*100" office:value-type="float" office:value="0.17" calcext:value-type="float">
            <text:p>0.17</text:p>
          </table:table-cell>
          <table:table-cell table:formula="of:=[.G9]*100" office:value-type="float" office:value="1.6" calcext:value-type="float">
            <text:p>1.6</text:p>
          </table:table-cell>
          <table:table-cell table:formula="of:=[.H9]*100" office:value-type="float" office:value="33.88" calcext:value-type="float">
            <text:p>33.88</text:p>
          </table:table-cell>
          <table:table-cell table:formula="of:=[.I9]*100" office:value-type="float" office:value="99.07" calcext:value-type="float">
            <text:p>99.07</text:p>
          </table:table-cell>
          <table:table-cell table:formula="of:=[.J9]*100" office:value-type="float" office:value="47.28" calcext:value-type="float">
            <text:p>47.28</text:p>
          </table:table-cell>
          <table:table-cell table:formula="of:=[.K9]*100" office:value-type="float" office:value="23.72" calcext:value-type="float">
            <text:p>23.72</text:p>
          </table:table-cell>
          <table:table-cell table:formula="of:=[.L9]*100" office:value-type="float" office:value="97.27" calcext:value-type="float">
            <text:p>97.27</text:p>
          </table:table-cell>
          <table:table-cell table:formula="of:=[.M9]*100" office:value-type="float" office:value="0.12" calcext:value-type="float">
            <text:p>0.12</text:p>
          </table:table-cell>
          <table:table-cell table:formula="of:=[.N9]*100" office:value-type="float" office:value="0.22" calcext:value-type="float">
            <text:p>0.22</text:p>
          </table:table-cell>
          <table:table-cell table:formula="of:=[.O9]*100" office:value-type="float" office:value="0.46" calcext:value-type="float">
            <text:p>0.46</text:p>
          </table:table-cell>
          <table:table-cell table:formula="of:=[.P9]*100" office:value-type="float" office:value="1.03" calcext:value-type="float">
            <text:p>1.03</text:p>
          </table:table-cell>
          <table:table-cell table:formula="of:=[.Q9]*100" office:value-type="float" office:value="0.25" calcext:value-type="float">
            <text:p>0.25</text:p>
          </table:table-cell>
          <table:table-cell table:formula="of:=[.R9]*100" office:value-type="float" office:value="0.42" calcext:value-type="float">
            <text:p>0.42</text:p>
          </table:table-cell>
          <table:table-cell table:formula="of:=[.S9]*100" office:value-type="float" office:value="0.46" calcext:value-type="float">
            <text:p>0.46</text:p>
          </table:table-cell>
          <table:table-cell table:formula="of:=[.T9]*100" office:value-type="float" office:value="6.44" calcext:value-type="float">
            <text:p>6.44</text:p>
          </table:table-cell>
          <table:table-cell table:formula="of:=[.U9]*100" office:value-type="float" office:value="0.09" calcext:value-type="float">
            <text:p>0.09</text:p>
          </table:table-cell>
          <table:table-cell table:formula="of:=[.V9]*100" office:value-type="float" office:value="0.12" calcext:value-type="float">
            <text:p>0.12</text:p>
          </table:table-cell>
          <table:table-cell/>
          <table:table-cell table:formula="of:=AVERAGE([.E62:.V62])" office:value-type="float" office:value="17.4116666666667" calcext:value-type="float">
            <text:p>17.411666666666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NSERVATIVE</text:p>
          </table:table-cell>
          <table:table-cell table:formula="of:=100-[.E62]" office:value-type="float" office:value="99.19" calcext:value-type="float">
            <text:p>99.19</text:p>
          </table:table-cell>
          <table:table-cell table:formula="of:=100-[.F62]" office:value-type="float" office:value="99.83" calcext:value-type="float">
            <text:p>99.83</text:p>
          </table:table-cell>
          <table:table-cell table:formula="of:=100-[.G62]" office:value-type="float" office:value="98.4" calcext:value-type="float">
            <text:p>98.4</text:p>
          </table:table-cell>
          <table:table-cell table:formula="of:=100-[.H62]" office:value-type="float" office:value="66.12" calcext:value-type="float">
            <text:p>66.12</text:p>
          </table:table-cell>
          <table:table-cell table:formula="of:=100-[.I62]" office:value-type="float" office:value="0.929999999999993" calcext:value-type="float">
            <text:p>0.929999999999993</text:p>
          </table:table-cell>
          <table:table-cell table:formula="of:=100-[.J62]" office:value-type="float" office:value="52.72" calcext:value-type="float">
            <text:p>52.72</text:p>
          </table:table-cell>
          <table:table-cell table:formula="of:=100-[.K62]" office:value-type="float" office:value="76.28" calcext:value-type="float">
            <text:p>76.28</text:p>
          </table:table-cell>
          <table:table-cell table:formula="of:=100-[.L62]" office:value-type="float" office:value="2.73" calcext:value-type="float">
            <text:p>2.73</text:p>
          </table:table-cell>
          <table:table-cell table:formula="of:=100-[.M62]" office:value-type="float" office:value="99.88" calcext:value-type="float">
            <text:p>99.88</text:p>
          </table:table-cell>
          <table:table-cell table:formula="of:=100-[.N62]" office:value-type="float" office:value="99.78" calcext:value-type="float">
            <text:p>99.78</text:p>
          </table:table-cell>
          <table:table-cell table:formula="of:=100-[.O62]" office:value-type="float" office:value="99.54" calcext:value-type="float">
            <text:p>99.54</text:p>
          </table:table-cell>
          <table:table-cell table:formula="of:=100-[.P62]" office:value-type="float" office:value="98.97" calcext:value-type="float">
            <text:p>98.97</text:p>
          </table:table-cell>
          <table:table-cell table:formula="of:=100-[.Q62]" office:value-type="float" office:value="99.75" calcext:value-type="float">
            <text:p>99.75</text:p>
          </table:table-cell>
          <table:table-cell table:formula="of:=100-[.R62]" office:value-type="float" office:value="99.58" calcext:value-type="float">
            <text:p>99.58</text:p>
          </table:table-cell>
          <table:table-cell table:formula="of:=100-[.S62]" office:value-type="float" office:value="99.54" calcext:value-type="float">
            <text:p>99.54</text:p>
          </table:table-cell>
          <table:table-cell table:formula="of:=100-[.T62]" office:value-type="float" office:value="93.56" calcext:value-type="float">
            <text:p>93.56</text:p>
          </table:table-cell>
          <table:table-cell table:formula="of:=100-[.U62]" office:value-type="float" office:value="99.91" calcext:value-type="float">
            <text:p>99.91</text:p>
          </table:table-cell>
          <table:table-cell table:formula="of:=100-[.V62]" office:value-type="float" office:value="99.88" calcext:value-type="float">
            <text:p>99.88</text:p>
          </table:table-cell>
          <table:table-cell/>
          <table:table-cell table:formula="of:=AVERAGE([.E63:.V63])" office:value-type="float" office:value="82.5883333333333" calcext:value-type="float">
            <text:p>82.588333333333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PC=3.0</text:p>
          </table:table-cell>
          <table:table-cell office:value-type="string" calcext:value-type="string">
            <text:p>AGGRESSIVE</text:p>
          </table:table-cell>
          <table:table-cell table:formula="of:=100*[.E10]" office:value-type="float" office:value="9.93" calcext:value-type="float">
            <text:p>9.93</text:p>
          </table:table-cell>
          <table:table-cell table:formula="of:=100*[.F10]" office:value-type="float" office:value="0.21" calcext:value-type="float">
            <text:p>0.21</text:p>
          </table:table-cell>
          <table:table-cell table:formula="of:=100*[.G10]" office:value-type="float" office:value="2.24" calcext:value-type="float">
            <text:p>2.24</text:p>
          </table:table-cell>
          <table:table-cell table:formula="of:=100*[.H10]" office:value-type="float" office:value="34.51" calcext:value-type="float">
            <text:p>34.51</text:p>
          </table:table-cell>
          <table:table-cell table:formula="of:=100*[.I10]" office:value-type="float" office:value="99.48" calcext:value-type="float">
            <text:p>99.48</text:p>
          </table:table-cell>
          <table:table-cell table:formula="of:=100*[.J10]" office:value-type="float" office:value="53.78" calcext:value-type="float">
            <text:p>53.78</text:p>
          </table:table-cell>
          <table:table-cell table:formula="of:=100*[.K10]" office:value-type="float" office:value="36.64" calcext:value-type="float">
            <text:p>36.64</text:p>
          </table:table-cell>
          <table:table-cell table:formula="of:=100*[.L10]" office:value-type="float" office:value="97.87" calcext:value-type="float">
            <text:p>97.87</text:p>
          </table:table-cell>
          <table:table-cell table:formula="of:=100*[.M10]" office:value-type="float" office:value="0.12" calcext:value-type="float">
            <text:p>0.12</text:p>
          </table:table-cell>
          <table:table-cell table:formula="of:=100*[.N10]" office:value-type="float" office:value="0.22" calcext:value-type="float">
            <text:p>0.22</text:p>
          </table:table-cell>
          <table:table-cell table:formula="of:=100*[.O10]" office:value-type="float" office:value="0.65" calcext:value-type="float">
            <text:p>0.65</text:p>
          </table:table-cell>
          <table:table-cell table:formula="of:=100*[.P10]" office:value-type="float" office:value="2.65" calcext:value-type="float">
            <text:p>2.65</text:p>
          </table:table-cell>
          <table:table-cell table:formula="of:=100*[.Q10]" office:value-type="float" office:value="8.34" calcext:value-type="float">
            <text:p>8.34</text:p>
          </table:table-cell>
          <table:table-cell table:formula="of:=100*[.R10]" office:value-type="float" office:value="0.42" calcext:value-type="float">
            <text:p>0.42</text:p>
          </table:table-cell>
          <table:table-cell table:formula="of:=100*[.S10]" office:value-type="float" office:value="14.03" calcext:value-type="float">
            <text:p>14.03</text:p>
          </table:table-cell>
          <table:table-cell table:formula="of:=100*[.T10]" office:value-type="float" office:value="7.15" calcext:value-type="float">
            <text:p>7.15</text:p>
          </table:table-cell>
          <table:table-cell table:formula="of:=100*[.U10]" office:value-type="float" office:value="0.13" calcext:value-type="float">
            <text:p>0.13</text:p>
          </table:table-cell>
          <table:table-cell table:formula="of:=100*[.V10]" office:value-type="float" office:value="0.12" calcext:value-type="float">
            <text:p>0.12</text:p>
          </table:table-cell>
          <table:table-cell/>
          <table:table-cell table:formula="of:=AVERAGE([.E65:.V65])" office:value-type="float" office:value="20.4716666666667" calcext:value-type="float">
            <text:p>20.471666666666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NSERVATIVE</text:p>
          </table:table-cell>
          <table:table-cell table:formula="of:=100-[.E65]" office:value-type="float" office:value="90.07" calcext:value-type="float">
            <text:p>90.07</text:p>
          </table:table-cell>
          <table:table-cell table:formula="of:=100-[.F65]" office:value-type="float" office:value="99.79" calcext:value-type="float">
            <text:p>99.79</text:p>
          </table:table-cell>
          <table:table-cell table:formula="of:=100-[.G65]" office:value-type="float" office:value="97.76" calcext:value-type="float">
            <text:p>97.76</text:p>
          </table:table-cell>
          <table:table-cell table:formula="of:=100-[.H65]" office:value-type="float" office:value="65.49" calcext:value-type="float">
            <text:p>65.49</text:p>
          </table:table-cell>
          <table:table-cell table:formula="of:=100-[.I65]" office:value-type="float" office:value="0.519999999999996" calcext:value-type="float">
            <text:p>0.519999999999996</text:p>
          </table:table-cell>
          <table:table-cell table:formula="of:=100-[.J65]" office:value-type="float" office:value="46.22" calcext:value-type="float">
            <text:p>46.22</text:p>
          </table:table-cell>
          <table:table-cell table:formula="of:=100-[.K65]" office:value-type="float" office:value="63.36" calcext:value-type="float">
            <text:p>63.36</text:p>
          </table:table-cell>
          <table:table-cell table:formula="of:=100-[.L65]" office:value-type="float" office:value="2.13" calcext:value-type="float">
            <text:p>2.13</text:p>
          </table:table-cell>
          <table:table-cell table:formula="of:=100-[.M65]" office:value-type="float" office:value="99.88" calcext:value-type="float">
            <text:p>99.88</text:p>
          </table:table-cell>
          <table:table-cell table:formula="of:=100-[.N65]" office:value-type="float" office:value="99.78" calcext:value-type="float">
            <text:p>99.78</text:p>
          </table:table-cell>
          <table:table-cell table:formula="of:=100-[.O65]" office:value-type="float" office:value="99.35" calcext:value-type="float">
            <text:p>99.35</text:p>
          </table:table-cell>
          <table:table-cell table:formula="of:=100-[.P65]" office:value-type="float" office:value="97.35" calcext:value-type="float">
            <text:p>97.35</text:p>
          </table:table-cell>
          <table:table-cell table:formula="of:=100-[.Q65]" office:value-type="float" office:value="91.66" calcext:value-type="float">
            <text:p>91.66</text:p>
          </table:table-cell>
          <table:table-cell table:formula="of:=100-[.R65]" office:value-type="float" office:value="99.58" calcext:value-type="float">
            <text:p>99.58</text:p>
          </table:table-cell>
          <table:table-cell table:formula="of:=100-[.S65]" office:value-type="float" office:value="85.97" calcext:value-type="float">
            <text:p>85.97</text:p>
          </table:table-cell>
          <table:table-cell table:formula="of:=100-[.T65]" office:value-type="float" office:value="92.85" calcext:value-type="float">
            <text:p>92.85</text:p>
          </table:table-cell>
          <table:table-cell table:formula="of:=100-[.U65]" office:value-type="float" office:value="99.87" calcext:value-type="float">
            <text:p>99.87</text:p>
          </table:table-cell>
          <table:table-cell table:formula="of:=100-[.V65]" office:value-type="float" office:value="99.88" calcext:value-type="float">
            <text:p>99.88</text:p>
          </table:table-cell>
          <table:table-cell/>
          <table:table-cell table:formula="of:=AVERAGE([.E66:.V66])" office:value-type="float" office:value="79.5283333333333" calcext:value-type="float">
            <text:p>79.528333333333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PC=3.5</text:p>
          </table:table-cell>
          <table:table-cell office:value-type="string" calcext:value-type="string">
            <text:p>AGGRESSIVE</text:p>
          </table:table-cell>
          <table:table-cell table:formula="of:=[.E11]*100" office:value-type="float" office:value="77" calcext:value-type="float">
            <text:p>77</text:p>
          </table:table-cell>
          <table:table-cell table:formula="of:=[.F11]*100" office:value-type="float" office:value="0.21" calcext:value-type="float">
            <text:p>0.21</text:p>
          </table:table-cell>
          <table:table-cell table:formula="of:=[.G11]*100" office:value-type="float" office:value="7.13" calcext:value-type="float">
            <text:p>7.13</text:p>
          </table:table-cell>
          <table:table-cell table:formula="of:=[.H11]*100" office:value-type="float" office:value="35.6" calcext:value-type="float">
            <text:p>35.6</text:p>
          </table:table-cell>
          <table:table-cell table:formula="of:=[.I11]*100" office:value-type="float" office:value="99.8" calcext:value-type="float">
            <text:p>99.8</text:p>
          </table:table-cell>
          <table:table-cell table:formula="of:=[.J11]*100" office:value-type="float" office:value="58.78" calcext:value-type="float">
            <text:p>58.78</text:p>
          </table:table-cell>
          <table:table-cell table:formula="of:=[.K11]*100" office:value-type="float" office:value="52.77" calcext:value-type="float">
            <text:p>52.77</text:p>
          </table:table-cell>
          <table:table-cell table:formula="of:=[.L11]*100" office:value-type="float" office:value="98.19" calcext:value-type="float">
            <text:p>98.19</text:p>
          </table:table-cell>
          <table:table-cell table:formula="of:=[.M11]*100" office:value-type="float" office:value="0.16" calcext:value-type="float">
            <text:p>0.16</text:p>
          </table:table-cell>
          <table:table-cell table:formula="of:=[.N11]*100" office:value-type="float" office:value="0.31" calcext:value-type="float">
            <text:p>0.31</text:p>
          </table:table-cell>
          <table:table-cell table:formula="of:=[.O11]*100" office:value-type="float" office:value="0.87" calcext:value-type="float">
            <text:p>0.87</text:p>
          </table:table-cell>
          <table:table-cell table:formula="of:=[.P11]*100" office:value-type="float" office:value="3.84" calcext:value-type="float">
            <text:p>3.84</text:p>
          </table:table-cell>
          <table:table-cell table:formula="of:=[.Q11]*100" office:value-type="float" office:value="100" calcext:value-type="float">
            <text:p>100</text:p>
          </table:table-cell>
          <table:table-cell table:formula="of:=[.R11]*100" office:value-type="float" office:value="0.47" calcext:value-type="float">
            <text:p>0.47</text:p>
          </table:table-cell>
          <table:table-cell table:formula="of:=[.S11]*100" office:value-type="float" office:value="93.26" calcext:value-type="float">
            <text:p>93.26</text:p>
          </table:table-cell>
          <table:table-cell table:formula="of:=[.T11]*100" office:value-type="float" office:value="8.59" calcext:value-type="float">
            <text:p>8.59</text:p>
          </table:table-cell>
          <table:table-cell table:formula="of:=[.U11]*100" office:value-type="float" office:value="0.18" calcext:value-type="float">
            <text:p>0.18</text:p>
          </table:table-cell>
          <table:table-cell table:formula="of:=[.V11]*100" office:value-type="float" office:value="23.5" calcext:value-type="float">
            <text:p>23.5</text:p>
          </table:table-cell>
          <table:table-cell/>
          <table:table-cell table:formula="of:=AVERAGE([.E68:.V68])" office:value-type="float" office:value="36.7033333333333" calcext:value-type="float">
            <text:p>36.703333333333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NSERVATIVE</text:p>
          </table:table-cell>
          <table:table-cell table:formula="of:=100-[.E68]" office:value-type="float" office:value="23" calcext:value-type="float">
            <text:p>23</text:p>
          </table:table-cell>
          <table:table-cell table:formula="of:=100-[.F68]" office:value-type="float" office:value="99.79" calcext:value-type="float">
            <text:p>99.79</text:p>
          </table:table-cell>
          <table:table-cell table:formula="of:=100-[.G68]" office:value-type="float" office:value="92.87" calcext:value-type="float">
            <text:p>92.87</text:p>
          </table:table-cell>
          <table:table-cell table:formula="of:=100-[.H68]" office:value-type="float" office:value="64.4" calcext:value-type="float">
            <text:p>64.4</text:p>
          </table:table-cell>
          <table:table-cell table:formula="of:=100-[.I68]" office:value-type="float" office:value="0.200000000000003" calcext:value-type="float">
            <text:p>0.200000000000003</text:p>
          </table:table-cell>
          <table:table-cell table:formula="of:=100-[.J68]" office:value-type="float" office:value="41.22" calcext:value-type="float">
            <text:p>41.22</text:p>
          </table:table-cell>
          <table:table-cell table:formula="of:=100-[.K68]" office:value-type="float" office:value="47.23" calcext:value-type="float">
            <text:p>47.23</text:p>
          </table:table-cell>
          <table:table-cell table:formula="of:=100-[.L68]" office:value-type="float" office:value="1.81" calcext:value-type="float">
            <text:p>1.81</text:p>
          </table:table-cell>
          <table:table-cell table:formula="of:=100-[.M68]" office:value-type="float" office:value="99.84" calcext:value-type="float">
            <text:p>99.84</text:p>
          </table:table-cell>
          <table:table-cell table:formula="of:=100-[.N68]" office:value-type="float" office:value="99.69" calcext:value-type="float">
            <text:p>99.69</text:p>
          </table:table-cell>
          <table:table-cell table:formula="of:=100-[.O68]" office:value-type="float" office:value="99.13" calcext:value-type="float">
            <text:p>99.13</text:p>
          </table:table-cell>
          <table:table-cell table:formula="of:=100-[.P68]" office:value-type="float" office:value="96.16" calcext:value-type="float">
            <text:p>96.16</text:p>
          </table:table-cell>
          <table:table-cell table:formula="of:=100-[.Q68]" office:value-type="float" office:value="0" calcext:value-type="float">
            <text:p>0</text:p>
          </table:table-cell>
          <table:table-cell table:formula="of:=100-[.R68]" office:value-type="float" office:value="99.53" calcext:value-type="float">
            <text:p>99.53</text:p>
          </table:table-cell>
          <table:table-cell table:formula="of:=100-[.S68]" office:value-type="float" office:value="6.74" calcext:value-type="float">
            <text:p>6.74</text:p>
          </table:table-cell>
          <table:table-cell table:formula="of:=100-[.T68]" office:value-type="float" office:value="91.41" calcext:value-type="float">
            <text:p>91.41</text:p>
          </table:table-cell>
          <table:table-cell table:formula="of:=100-[.U68]" office:value-type="float" office:value="99.82" calcext:value-type="float">
            <text:p>99.82</text:p>
          </table:table-cell>
          <table:table-cell table:formula="of:=100-[.V68]" office:value-type="float" office:value="76.5" calcext:value-type="float">
            <text:p>76.5</text:p>
          </table:table-cell>
          <table:table-cell/>
          <table:table-cell table:formula="of:=AVERAGE([.E69:.V69])" office:value-type="float" office:value="63.2966666666667" calcext:value-type="float">
            <text:p>63.296666666666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PC=4.0</text:p>
          </table:table-cell>
          <table:table-cell office:value-type="string" calcext:value-type="string">
            <text:p>AGGRESSIVE</text:p>
          </table:table-cell>
          <table:table-cell table:formula="of:=100*[.E12]" office:value-type="float" office:value="99.9" calcext:value-type="float">
            <text:p>99.9</text:p>
          </table:table-cell>
          <table:table-cell table:formula="of:=100*[.F12]" office:value-type="float" office:value="0.25" calcext:value-type="float">
            <text:p>0.25</text:p>
          </table:table-cell>
          <table:table-cell table:formula="of:=100*[.G12]" office:value-type="float" office:value="29.99" calcext:value-type="float">
            <text:p>29.99</text:p>
          </table:table-cell>
          <table:table-cell table:formula="of:=100*[.H12]" office:value-type="float" office:value="36.68" calcext:value-type="float">
            <text:p>36.68</text:p>
          </table:table-cell>
          <table:table-cell table:formula="of:=100*[.I12]" office:value-type="float" office:value="100" calcext:value-type="float">
            <text:p>100</text:p>
          </table:table-cell>
          <table:table-cell table:formula="of:=100*[.J12]" office:value-type="float" office:value="92.8" calcext:value-type="float">
            <text:p>92.8</text:p>
          </table:table-cell>
          <table:table-cell table:formula="of:=100*[.K12]" office:value-type="float" office:value="91.63" calcext:value-type="float">
            <text:p>91.63</text:p>
          </table:table-cell>
          <table:table-cell table:formula="of:=100*[.L12]" office:value-type="float" office:value="99.98" calcext:value-type="float">
            <text:p>99.98</text:p>
          </table:table-cell>
          <table:table-cell table:formula="of:=100*[.M12]" office:value-type="float" office:value="100" calcext:value-type="float">
            <text:p>100</text:p>
          </table:table-cell>
          <table:table-cell table:formula="of:=100*[.N12]" office:value-type="float" office:value="0.31" calcext:value-type="float">
            <text:p>0.31</text:p>
          </table:table-cell>
          <table:table-cell table:formula="of:=100*[.O12]" office:value-type="float" office:value="100" calcext:value-type="float">
            <text:p>100</text:p>
          </table:table-cell>
          <table:table-cell table:formula="of:=100*[.P12]" office:value-type="float" office:value="5.41" calcext:value-type="float">
            <text:p>5.41</text:p>
          </table:table-cell>
          <table:table-cell table:formula="of:=100*[.Q12]" office:value-type="float" office:value="100" calcext:value-type="float">
            <text:p>100</text:p>
          </table:table-cell>
          <table:table-cell table:formula="of:=100*[.R12]" office:value-type="float" office:value="0.53" calcext:value-type="float">
            <text:p>0.53</text:p>
          </table:table-cell>
          <table:table-cell table:formula="of:=100*[.S12]" office:value-type="float" office:value="100" calcext:value-type="float">
            <text:p>100</text:p>
          </table:table-cell>
          <table:table-cell table:formula="of:=100*[.T12]" office:value-type="float" office:value="63.13" calcext:value-type="float">
            <text:p>63.13</text:p>
          </table:table-cell>
          <table:table-cell table:formula="of:=100*[.U12]" office:value-type="float" office:value="0.18" calcext:value-type="float">
            <text:p>0.18</text:p>
          </table:table-cell>
          <table:table-cell table:formula="of:=100*[.V12]" office:value-type="float" office:value="38.55" calcext:value-type="float">
            <text:p>38.55</text:p>
          </table:table-cell>
          <table:table-cell/>
          <table:table-cell table:formula="of:=AVERAGE([.E71:.V71])" office:value-type="float" office:value="58.8522222222222" calcext:value-type="float">
            <text:p>58.852222222222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NSERVATIVE</text:p>
          </table:table-cell>
          <table:table-cell table:formula="of:=100-[.E71]" office:value-type="float" office:value="0.0999999999999943" calcext:value-type="float">
            <text:p>0.099999999999994</text:p>
          </table:table-cell>
          <table:table-cell table:formula="of:=100-[.F71]" office:value-type="float" office:value="99.75" calcext:value-type="float">
            <text:p>99.75</text:p>
          </table:table-cell>
          <table:table-cell table:formula="of:=100-[.G71]" office:value-type="float" office:value="70.01" calcext:value-type="float">
            <text:p>70.01</text:p>
          </table:table-cell>
          <table:table-cell table:formula="of:=100-[.H71]" office:value-type="float" office:value="63.32" calcext:value-type="float">
            <text:p>63.32</text:p>
          </table:table-cell>
          <table:table-cell table:formula="of:=100-[.I71]" office:value-type="float" office:value="0" calcext:value-type="float">
            <text:p>0</text:p>
          </table:table-cell>
          <table:table-cell table:formula="of:=100-[.J71]" office:value-type="float" office:value="7.19999999999999" calcext:value-type="float">
            <text:p>7.19999999999999</text:p>
          </table:table-cell>
          <table:table-cell table:formula="of:=100-[.K71]" office:value-type="float" office:value="8.37" calcext:value-type="float">
            <text:p>8.37</text:p>
          </table:table-cell>
          <table:table-cell table:formula="of:=100-[.L71]" office:value-type="float" office:value="0.019999999999996" calcext:value-type="float">
            <text:p>0.019999999999996</text:p>
          </table:table-cell>
          <table:table-cell table:formula="of:=100-[.M71]" office:value-type="float" office:value="0" calcext:value-type="float">
            <text:p>0</text:p>
          </table:table-cell>
          <table:table-cell table:formula="of:=100-[.N71]" office:value-type="float" office:value="99.69" calcext:value-type="float">
            <text:p>99.69</text:p>
          </table:table-cell>
          <table:table-cell table:formula="of:=100-[.O71]" office:value-type="float" office:value="0" calcext:value-type="float">
            <text:p>0</text:p>
          </table:table-cell>
          <table:table-cell table:formula="of:=100-[.P71]" office:value-type="float" office:value="94.59" calcext:value-type="float">
            <text:p>94.59</text:p>
          </table:table-cell>
          <table:table-cell table:formula="of:=100-[.Q71]" office:value-type="float" office:value="0" calcext:value-type="float">
            <text:p>0</text:p>
          </table:table-cell>
          <table:table-cell table:formula="of:=100-[.R71]" office:value-type="float" office:value="99.47" calcext:value-type="float">
            <text:p>99.47</text:p>
          </table:table-cell>
          <table:table-cell table:formula="of:=100-[.S71]" office:value-type="float" office:value="0" calcext:value-type="float">
            <text:p>0</text:p>
          </table:table-cell>
          <table:table-cell table:formula="of:=100-[.T71]" office:value-type="float" office:value="36.87" calcext:value-type="float">
            <text:p>36.87</text:p>
          </table:table-cell>
          <table:table-cell table:formula="of:=100-[.U71]" office:value-type="float" office:value="99.82" calcext:value-type="float">
            <text:p>99.82</text:p>
          </table:table-cell>
          <table:table-cell table:formula="of:=100-[.V71]" office:value-type="float" office:value="61.45" calcext:value-type="float">
            <text:p>61.45</text:p>
          </table:table-cell>
          <table:table-cell/>
          <table:table-cell table:formula="of:=AVERAGE([.E72:.V72])" office:value-type="float" office:value="41.1477777777778" calcext:value-type="float">
            <text:p>41.147777777777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PC=4.5</text:p>
          </table:table-cell>
          <table:table-cell office:value-type="string" calcext:value-type="string">
            <text:p>AGGRESSIVE</text:p>
          </table:table-cell>
          <table:table-cell table:formula="of:=[.E13]*100" office:value-type="float" office:value="100" calcext:value-type="float">
            <text:p>100</text:p>
          </table:table-cell>
          <table:table-cell table:formula="of:=[.F13]*100" office:value-type="float" office:value="100" calcext:value-type="float">
            <text:p>100</text:p>
          </table:table-cell>
          <table:table-cell table:formula="of:=[.G13]*100" office:value-type="float" office:value="99.72" calcext:value-type="float">
            <text:p>99.72</text:p>
          </table:table-cell>
          <table:table-cell table:formula="of:=[.H13]*100" office:value-type="float" office:value="100" calcext:value-type="float">
            <text:p>100</text:p>
          </table:table-cell>
          <table:table-cell table:formula="of:=[.I13]*100" office:value-type="float" office:value="100" calcext:value-type="float">
            <text:p>100</text:p>
          </table:table-cell>
          <table:table-cell table:formula="of:=[.J13]*100" office:value-type="float" office:value="100" calcext:value-type="float">
            <text:p>100</text:p>
          </table:table-cell>
          <table:table-cell table:formula="of:=[.K13]*100" office:value-type="float" office:value="100" calcext:value-type="float">
            <text:p>100</text:p>
          </table:table-cell>
          <table:table-cell table:formula="of:=[.L13]*100" office:value-type="float" office:value="100" calcext:value-type="float">
            <text:p>100</text:p>
          </table:table-cell>
          <table:table-cell table:formula="of:=[.M13]*100" office:value-type="float" office:value="100" calcext:value-type="float">
            <text:p>100</text:p>
          </table:table-cell>
          <table:table-cell table:formula="of:=[.N13]*100" office:value-type="float" office:value="99.82" calcext:value-type="float">
            <text:p>99.82</text:p>
          </table:table-cell>
          <table:table-cell table:formula="of:=[.O13]*100" office:value-type="float" office:value="100" calcext:value-type="float">
            <text:p>100</text:p>
          </table:table-cell>
          <table:table-cell table:formula="of:=[.P13]*100" office:value-type="float" office:value="14.56" calcext:value-type="float">
            <text:p>14.56</text:p>
          </table:table-cell>
          <table:table-cell table:formula="of:=[.Q13]*100" office:value-type="float" office:value="100" calcext:value-type="float">
            <text:p>100</text:p>
          </table:table-cell>
          <table:table-cell table:formula="of:=[.R13]*100" office:value-type="float" office:value="0.53" calcext:value-type="float">
            <text:p>0.53</text:p>
          </table:table-cell>
          <table:table-cell table:formula="of:=[.S13]*100" office:value-type="float" office:value="100" calcext:value-type="float">
            <text:p>100</text:p>
          </table:table-cell>
          <table:table-cell table:formula="of:=[.T13]*100" office:value-type="float" office:value="100" calcext:value-type="float">
            <text:p>100</text:p>
          </table:table-cell>
          <table:table-cell table:formula="of:=[.U13]*100" office:value-type="float" office:value="100" calcext:value-type="float">
            <text:p>100</text:p>
          </table:table-cell>
          <table:table-cell table:formula="of:=[.V13]*100" office:value-type="float" office:value="100" calcext:value-type="float">
            <text:p>100</text:p>
          </table:table-cell>
          <table:table-cell/>
          <table:table-cell table:formula="of:=AVERAGE([.E74:.V74])" office:value-type="float" office:value="89.7016666666667" calcext:value-type="float">
            <text:p>89.701666666666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NSERVATIVE</text:p>
          </table:table-cell>
          <table:table-cell table:formula="of:=100-[.E74]" office:value-type="float" office:value="0" calcext:value-type="float">
            <text:p>0</text:p>
          </table:table-cell>
          <table:table-cell table:formula="of:=100-[.F74]" office:value-type="float" office:value="0" calcext:value-type="float">
            <text:p>0</text:p>
          </table:table-cell>
          <table:table-cell table:formula="of:=100-[.G74]" office:value-type="float" office:value="0.279999999999987" calcext:value-type="float">
            <text:p>0.279999999999987</text:p>
          </table:table-cell>
          <table:table-cell table:formula="of:=100-[.H74]" office:value-type="float" office:value="0" calcext:value-type="float">
            <text:p>0</text:p>
          </table:table-cell>
          <table:table-cell table:formula="of:=100-[.I74]" office:value-type="float" office:value="0" calcext:value-type="float">
            <text:p>0</text:p>
          </table:table-cell>
          <table:table-cell table:formula="of:=100-[.J74]" office:value-type="float" office:value="0" calcext:value-type="float">
            <text:p>0</text:p>
          </table:table-cell>
          <table:table-cell table:formula="of:=100-[.K74]" office:value-type="float" office:value="0" calcext:value-type="float">
            <text:p>0</text:p>
          </table:table-cell>
          <table:table-cell table:formula="of:=100-[.L74]" office:value-type="float" office:value="0" calcext:value-type="float">
            <text:p>0</text:p>
          </table:table-cell>
          <table:table-cell table:formula="of:=100-[.M74]" office:value-type="float" office:value="0" calcext:value-type="float">
            <text:p>0</text:p>
          </table:table-cell>
          <table:table-cell table:formula="of:=100-[.N74]" office:value-type="float" office:value="0.179999999999993" calcext:value-type="float">
            <text:p>0.179999999999993</text:p>
          </table:table-cell>
          <table:table-cell table:formula="of:=100-[.O74]" office:value-type="float" office:value="0" calcext:value-type="float">
            <text:p>0</text:p>
          </table:table-cell>
          <table:table-cell table:formula="of:=100-[.P74]" office:value-type="float" office:value="85.44" calcext:value-type="float">
            <text:p>85.44</text:p>
          </table:table-cell>
          <table:table-cell table:formula="of:=100-[.Q74]" office:value-type="float" office:value="0" calcext:value-type="float">
            <text:p>0</text:p>
          </table:table-cell>
          <table:table-cell table:formula="of:=100-[.R74]" office:value-type="float" office:value="99.47" calcext:value-type="float">
            <text:p>99.47</text:p>
          </table:table-cell>
          <table:table-cell table:formula="of:=100-[.S74]" office:value-type="float" office:value="0" calcext:value-type="float">
            <text:p>0</text:p>
          </table:table-cell>
          <table:table-cell table:formula="of:=100-[.T74]" office:value-type="float" office:value="0" calcext:value-type="float">
            <text:p>0</text:p>
          </table:table-cell>
          <table:table-cell table:formula="of:=100-[.U74]" office:value-type="float" office:value="0" calcext:value-type="float">
            <text:p>0</text:p>
          </table:table-cell>
          <table:table-cell table:formula="of:=100-[.V74]" office:value-type="float" office:value="0" calcext:value-type="float">
            <text:p>0</text:p>
          </table:table-cell>
          <table:table-cell/>
          <table:table-cell table:formula="of:=AVERAGE([.E75:.V75])" office:value-type="float" office:value="10.2983333333333" calcext:value-type="float">
            <text:p>10.2983333333333</text:p>
          </table:table-cell>
          <table:table-cell/>
        </table:table-row>
      </table:table>
      <table:table table:name="perform" table:style-name="ta1">
        <table:shapes>
          <draw:frame draw:z-index="0" draw:style-name="gr1" draw:text-style-name="P1" svg:width="210mm" svg:height="100mm" svg:x="46.47mm" svg:y="152.92mm">
            <draw:object draw:notify-on-update-of-ranges="perform.C25:perform.C25 perform.D25:perform.W25 perform.C26:perform.C26 perform.D26:perform.W26 perform.C27:perform.C27 perform.D27:perform.W27 perform.C28:perform.C28 perform.D28:perform.W28 perform.C29:perform.C29 perform.D29:perform.W29 perform.C30:perform.C30 perform.D30:perform.W3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/>
          <table:table-cell office:value-type="string" calcext:value-type="string">
            <text:p>フォルダ</text:p>
          </table:table-cell>
          <table:table-cell table:number-columns-repeated="21"/>
        </table:table-row>
        <table:table-row table:style-name="ro1" table:number-rows-repeated="4">
          <table:table-cell table:number-columns-repeated="23"/>
        </table:table-row>
        <table:table-row table:style-name="ro1">
          <table:table-cell table:number-columns-repeated="12"/>
          <table:table-cell office:value-type="string" calcext:value-type="string">
            <text:p>get sim_IPC data from 1 to 1 ( FP )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</text:p>
          </table:table-cell>
          <table:table-cell office:value-type="float" office:value="3.4189" calcext:value-type="float">
            <text:p>3.4189</text:p>
          </table:table-cell>
          <table:table-cell office:value-type="float" office:value="4.1813" calcext:value-type="float">
            <text:p>4.1813</text:p>
          </table:table-cell>
          <table:table-cell office:value-type="float" office:value="4.0107" calcext:value-type="float">
            <text:p>4.0107</text:p>
          </table:table-cell>
          <table:table-cell office:value-type="float" office:value="3.0374" calcext:value-type="float">
            <text:p>3.0374</text:p>
          </table:table-cell>
          <table:table-cell office:value-type="float" office:value="0.9419" calcext:value-type="float">
            <text:p>0.9419</text:p>
          </table:table-cell>
          <table:table-cell office:value-type="float" office:value="2.6015" calcext:value-type="float">
            <text:p>2.6015</text:p>
          </table:table-cell>
          <table:table-cell office:value-type="float" office:value="3.3056" calcext:value-type="float">
            <text:p>3.3056</text:p>
          </table:table-cell>
          <table:table-cell office:value-type="float" office:value="0.5978" calcext:value-type="float">
            <text:p>0.5978</text:p>
          </table:table-cell>
          <table:table-cell office:value-type="float" office:value="3.8656" calcext:value-type="float">
            <text:p>3.8656</text:p>
          </table:table-cell>
          <table:table-cell office:value-type="float" office:value="4.4678" calcext:value-type="float">
            <text:p>4.4678</text:p>
          </table:table-cell>
          <table:table-cell office:value-type="float" office:value="3.8421" calcext:value-type="float">
            <text:p>3.8421</text:p>
          </table:table-cell>
          <table:table-cell office:value-type="float" office:value="5.3993" calcext:value-type="float">
            <text:p>5.3993</text:p>
          </table:table-cell>
          <table:table-cell office:value-type="float" office:value="3.2192" calcext:value-type="float">
            <text:p>3.2192</text:p>
          </table:table-cell>
          <table:table-cell office:value-type="float" office:value="5.237" calcext:value-type="float">
            <text:p>5.237</text:p>
          </table:table-cell>
          <table:table-cell office:value-type="float" office:value="3.2898" calcext:value-type="float">
            <text:p>3.2898</text:p>
          </table:table-cell>
          <table:table-cell office:value-type="float" office:value="3.7836" calcext:value-type="float">
            <text:p>3.7836</text:p>
          </table:table-cell>
          <table:table-cell office:value-type="float" office:value="4.3959" calcext:value-type="float">
            <text:p>4.3959</text:p>
          </table:table-cell>
          <table:table-cell office:value-type="float" office:value="4.0614" calcext:value-type="float">
            <text:p>4.06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GGRESSIVE</text:p>
          </table:table-cell>
          <table:table-cell office:value-type="float" office:value="3.2374" calcext:value-type="float">
            <text:p>3.2374</text:p>
          </table:table-cell>
          <table:table-cell office:value-type="float" office:value="4.2064" calcext:value-type="float">
            <text:p>4.2064</text:p>
          </table:table-cell>
          <table:table-cell office:value-type="float" office:value="3.9746" calcext:value-type="float">
            <text:p>3.9746</text:p>
          </table:table-cell>
          <table:table-cell office:value-type="float" office:value="3.0122" calcext:value-type="float">
            <text:p>3.0122</text:p>
          </table:table-cell>
          <table:table-cell office:value-type="float" office:value="0.9212" calcext:value-type="float">
            <text:p>0.9212</text:p>
          </table:table-cell>
          <table:table-cell office:value-type="float" office:value="2.5262" calcext:value-type="float">
            <text:p>2.5262</text:p>
          </table:table-cell>
          <table:table-cell office:value-type="float" office:value="3.1479" calcext:value-type="float">
            <text:p>3.1479</text:p>
          </table:table-cell>
          <table:table-cell office:value-type="float" office:value="0.5693" calcext:value-type="float">
            <text:p>0.5693</text:p>
          </table:table-cell>
          <table:table-cell office:value-type="float" office:value="3.8768" calcext:value-type="float">
            <text:p>3.8768</text:p>
          </table:table-cell>
          <table:table-cell office:value-type="float" office:value="4.4585" calcext:value-type="float">
            <text:p>4.4585</text:p>
          </table:table-cell>
          <table:table-cell office:value-type="float" office:value="3.7372" calcext:value-type="float">
            <text:p>3.7372</text:p>
          </table:table-cell>
          <table:table-cell office:value-type="float" office:value="5.3438" calcext:value-type="float">
            <text:p>5.3438</text:p>
          </table:table-cell>
          <table:table-cell office:value-type="float" office:value="3.1603" calcext:value-type="float">
            <text:p>3.1603</text:p>
          </table:table-cell>
          <table:table-cell office:value-type="float" office:value="4.6734" calcext:value-type="float">
            <text:p>4.6734</text:p>
          </table:table-cell>
          <table:table-cell office:value-type="float" office:value="3.1198" calcext:value-type="float">
            <text:p>3.1198</text:p>
          </table:table-cell>
          <table:table-cell office:value-type="float" office:value="3.7843" calcext:value-type="float">
            <text:p>3.7843</text:p>
          </table:table-cell>
          <table:table-cell office:value-type="float" office:value="4.4" calcext:value-type="float">
            <text:p>4.4</text:p>
          </table:table-cell>
          <table:table-cell office:value-type="float" office:value="3.9621" calcext:value-type="float">
            <text:p>3.96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ONSERVATIVE</text:p>
          </table:table-cell>
          <table:table-cell office:value-type="float" office:value="3.3789" calcext:value-type="float">
            <text:p>3.3789</text:p>
          </table:table-cell>
          <table:table-cell office:value-type="float" office:value="4.1881" calcext:value-type="float">
            <text:p>4.1881</text:p>
          </table:table-cell>
          <table:table-cell office:value-type="float" office:value="4.0061" calcext:value-type="float">
            <text:p>4.0061</text:p>
          </table:table-cell>
          <table:table-cell office:value-type="float" office:value="3.0354" calcext:value-type="float">
            <text:p>3.0354</text:p>
          </table:table-cell>
          <table:table-cell office:value-type="float" office:value="0.9415" calcext:value-type="float">
            <text:p>0.9415</text:p>
          </table:table-cell>
          <table:table-cell office:value-type="float" office:value="2.5972" calcext:value-type="float">
            <text:p>2.5972</text:p>
          </table:table-cell>
          <table:table-cell office:value-type="float" office:value="3.2347" calcext:value-type="float">
            <text:p>3.2347</text:p>
          </table:table-cell>
          <table:table-cell office:value-type="float" office:value="0.5973" calcext:value-type="float">
            <text:p>0.5973</text:p>
          </table:table-cell>
          <table:table-cell office:value-type="float" office:value="3.8998" calcext:value-type="float">
            <text:p>3.8998</text:p>
          </table:table-cell>
          <table:table-cell office:value-type="float" office:value="4.4755" calcext:value-type="float">
            <text:p>4.4755</text:p>
          </table:table-cell>
          <table:table-cell office:value-type="float" office:value="3.8036" calcext:value-type="float">
            <text:p>3.8036</text:p>
          </table:table-cell>
          <table:table-cell office:value-type="float" office:value="5.4103" calcext:value-type="float">
            <text:p>5.4103</text:p>
          </table:table-cell>
          <table:table-cell office:value-type="float" office:value="3.1872" calcext:value-type="float">
            <text:p>3.1872</text:p>
          </table:table-cell>
          <table:table-cell office:value-type="float" office:value="5.2689" calcext:value-type="float">
            <text:p>5.2689</text:p>
          </table:table-cell>
          <table:table-cell office:value-type="float" office:value="3.2916" calcext:value-type="float">
            <text:p>3.2916</text:p>
          </table:table-cell>
          <table:table-cell office:value-type="float" office:value="3.7858" calcext:value-type="float">
            <text:p>3.7858</text:p>
          </table:table-cell>
          <table:table-cell office:value-type="float" office:value="4.3993" calcext:value-type="float">
            <text:p>4.3993</text:p>
          </table:table-cell>
          <table:table-cell office:value-type="float" office:value="4.07" calcext:value-type="float">
            <text:p>4.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SWITCH(IPC=3.0)</text:p>
          </table:table-cell>
          <table:table-cell office:value-type="float" office:value="3.3669" calcext:value-type="float">
            <text:p>3.3669</text:p>
          </table:table-cell>
          <table:table-cell office:value-type="float" office:value="4.188" calcext:value-type="float">
            <text:p>4.188</text:p>
          </table:table-cell>
          <table:table-cell office:value-type="float" office:value="4.0055" calcext:value-type="float">
            <text:p>4.0055</text:p>
          </table:table-cell>
          <table:table-cell office:value-type="float" office:value="3.0188" calcext:value-type="float">
            <text:p>3.0188</text:p>
          </table:table-cell>
          <table:table-cell office:value-type="float" office:value="0.9213" calcext:value-type="float">
            <text:p>0.9213</text:p>
          </table:table-cell>
          <table:table-cell office:value-type="float" office:value="2.538" calcext:value-type="float">
            <text:p>2.538</text:p>
          </table:table-cell>
          <table:table-cell office:value-type="float" office:value="3.1946" calcext:value-type="float">
            <text:p>3.1946</text:p>
          </table:table-cell>
          <table:table-cell office:value-type="float" office:value="0.57" calcext:value-type="float">
            <text:p>0.57</text:p>
          </table:table-cell>
          <table:table-cell office:value-type="float" office:value="3.8995" calcext:value-type="float">
            <text:p>3.8995</text:p>
          </table:table-cell>
          <table:table-cell office:value-type="float" office:value="4.4748" calcext:value-type="float">
            <text:p>4.4748</text:p>
          </table:table-cell>
          <table:table-cell office:value-type="float" office:value="3.8032" calcext:value-type="float">
            <text:p>3.8032</text:p>
          </table:table-cell>
          <table:table-cell office:value-type="float" office:value="5.4079" calcext:value-type="float">
            <text:p>5.4079</text:p>
          </table:table-cell>
          <table:table-cell office:value-type="float" office:value="3.1841" calcext:value-type="float">
            <text:p>3.1841</text:p>
          </table:table-cell>
          <table:table-cell office:value-type="float" office:value="5.269" calcext:value-type="float">
            <text:p>5.269</text:p>
          </table:table-cell>
          <table:table-cell office:value-type="float" office:value="3.2708" calcext:value-type="float">
            <text:p>3.2708</text:p>
          </table:table-cell>
          <table:table-cell office:value-type="float" office:value="3.7855" calcext:value-type="float">
            <text:p>3.7855</text:p>
          </table:table-cell>
          <table:table-cell office:value-type="float" office:value="4.3993" calcext:value-type="float">
            <text:p>4.3993</text:p>
          </table:table-cell>
          <table:table-cell office:value-type="float" office:value="4.0699" calcext:value-type="float">
            <text:p>4.069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SWITCH(IPC=3.5)</text:p>
          </table:table-cell>
          <table:table-cell office:value-type="float" office:value="3.2721" calcext:value-type="float">
            <text:p>3.2721</text:p>
          </table:table-cell>
          <table:table-cell office:value-type="float" office:value="4.188" calcext:value-type="float">
            <text:p>4.188</text:p>
          </table:table-cell>
          <table:table-cell office:value-type="float" office:value="4.0037" calcext:value-type="float">
            <text:p>4.0037</text:p>
          </table:table-cell>
          <table:table-cell office:value-type="float" office:value="3.0169" calcext:value-type="float">
            <text:p>3.0169</text:p>
          </table:table-cell>
          <table:table-cell office:value-type="float" office:value="0.9212" calcext:value-type="float">
            <text:p>0.9212</text:p>
          </table:table-cell>
          <table:table-cell office:value-type="float" office:value="2.5335" calcext:value-type="float">
            <text:p>2.5335</text:p>
          </table:table-cell>
          <table:table-cell office:value-type="float" office:value="3.1868" calcext:value-type="float">
            <text:p>3.1868</text:p>
          </table:table-cell>
          <table:table-cell office:value-type="float" office:value="0.5698" calcext:value-type="float">
            <text:p>0.5698</text:p>
          </table:table-cell>
          <table:table-cell office:value-type="float" office:value="3.8993" calcext:value-type="float">
            <text:p>3.8993</text:p>
          </table:table-cell>
          <table:table-cell office:value-type="float" office:value="4.4755" calcext:value-type="float">
            <text:p>4.4755</text:p>
          </table:table-cell>
          <table:table-cell office:value-type="float" office:value="3.8034" calcext:value-type="float">
            <text:p>3.8034</text:p>
          </table:table-cell>
          <table:table-cell office:value-type="float" office:value="5.4072" calcext:value-type="float">
            <text:p>5.4072</text:p>
          </table:table-cell>
          <table:table-cell office:value-type="float" office:value="3.1603" calcext:value-type="float">
            <text:p>3.1603</text:p>
          </table:table-cell>
          <table:table-cell office:value-type="float" office:value="5.2678" calcext:value-type="float">
            <text:p>5.2678</text:p>
          </table:table-cell>
          <table:table-cell office:value-type="float" office:value="3.1349" calcext:value-type="float">
            <text:p>3.1349</text:p>
          </table:table-cell>
          <table:table-cell office:value-type="float" office:value="3.7855" calcext:value-type="float">
            <text:p>3.7855</text:p>
          </table:table-cell>
          <table:table-cell office:value-type="float" office:value="4.3993" calcext:value-type="float">
            <text:p>4.3993</text:p>
          </table:table-cell>
          <table:table-cell office:value-type="float" office:value="4.0452" calcext:value-type="float">
            <text:p>4.045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SWITCH(IPC=4.0)</text:p>
          </table:table-cell>
          <table:table-cell office:value-type="float" office:value="3.2376" calcext:value-type="float">
            <text:p>3.2376</text:p>
          </table:table-cell>
          <table:table-cell office:value-type="float" office:value="4.1882" calcext:value-type="float">
            <text:p>4.1882</text:p>
          </table:table-cell>
          <table:table-cell office:value-type="float" office:value="3.9931" calcext:value-type="float">
            <text:p>3.9931</text:p>
          </table:table-cell>
          <table:table-cell office:value-type="float" office:value="3.0165" calcext:value-type="float">
            <text:p>3.0165</text:p>
          </table:table-cell>
          <table:table-cell office:value-type="float" office:value="0.9212" calcext:value-type="float">
            <text:p>0.9212</text:p>
          </table:table-cell>
          <table:table-cell office:value-type="float" office:value="2.528" calcext:value-type="float">
            <text:p>2.528</text:p>
          </table:table-cell>
          <table:table-cell office:value-type="float" office:value="3.1574" calcext:value-type="float">
            <text:p>3.1574</text:p>
          </table:table-cell>
          <table:table-cell office:value-type="float" office:value="0.5693" calcext:value-type="float">
            <text:p>0.5693</text:p>
          </table:table-cell>
          <table:table-cell office:value-type="float" office:value="3.8768" calcext:value-type="float">
            <text:p>3.8768</text:p>
          </table:table-cell>
          <table:table-cell office:value-type="float" office:value="4.4755" calcext:value-type="float">
            <text:p>4.4755</text:p>
          </table:table-cell>
          <table:table-cell office:value-type="float" office:value="3.7372" calcext:value-type="float">
            <text:p>3.7372</text:p>
          </table:table-cell>
          <table:table-cell office:value-type="float" office:value="5.4065" calcext:value-type="float">
            <text:p>5.4065</text:p>
          </table:table-cell>
          <table:table-cell office:value-type="float" office:value="3.1603" calcext:value-type="float">
            <text:p>3.1603</text:p>
          </table:table-cell>
          <table:table-cell office:value-type="float" office:value="5.2678" calcext:value-type="float">
            <text:p>5.2678</text:p>
          </table:table-cell>
          <table:table-cell office:value-type="float" office:value="3.1198" calcext:value-type="float">
            <text:p>3.1198</text:p>
          </table:table-cell>
          <table:table-cell office:value-type="float" office:value="3.7857" calcext:value-type="float">
            <text:p>3.7857</text:p>
          </table:table-cell>
          <table:table-cell office:value-type="float" office:value="4.3994" calcext:value-type="float">
            <text:p>4.3994</text:p>
          </table:table-cell>
          <table:table-cell office:value-type="float" office:value="4.0296" calcext:value-type="float">
            <text:p>4.0296</text:p>
          </table:table-cell>
          <table:table-cell table:number-columns-repeated="2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</table:table-row>
        <table:table-row table:style-name="ro1">
          <table:table-cell office:value-type="string" calcext:value-type="string">
            <text:p>相対性能</text:p>
          </table:table-cell>
          <table:table-cell/>
          <table:table-cell office:value-type="string" calcext:value-type="string">
            <text:p>AGGRESSIVE</text:p>
          </table:table-cell>
          <table:table-cell table:formula="of:=[.D9]/[.D$8]" office:value-type="float" office:value="0.946912749714821" calcext:value-type="float">
            <text:p>0.946912749714821</text:p>
          </table:table-cell>
          <table:table-cell table:formula="of:=[.E9]/[.E$8]" office:value-type="float" office:value="1.00600291775285" calcext:value-type="float">
            <text:p>1.00600291775285</text:p>
          </table:table-cell>
          <table:table-cell table:formula="of:=[.F9]/[.F$8]" office:value-type="float" office:value="0.990999077467774" calcext:value-type="float">
            <text:p>0.990999077467774</text:p>
          </table:table-cell>
          <table:table-cell table:formula="of:=[.G9]/[.G$8]" office:value-type="float" office:value="0.991703430565615" calcext:value-type="float">
            <text:p>0.991703430565615</text:p>
          </table:table-cell>
          <table:table-cell table:formula="of:=[.H9]/[.H$8]" office:value-type="float" office:value="0.978023144707506" calcext:value-type="float">
            <text:p>0.978023144707506</text:p>
          </table:table-cell>
          <table:table-cell table:formula="of:=[.I9]/[.I$8]" office:value-type="float" office:value="0.971055160484336" calcext:value-type="float">
            <text:p>0.971055160484336</text:p>
          </table:table-cell>
          <table:table-cell table:formula="of:=[.J9]/[.J$8]" office:value-type="float" office:value="0.952293078412391" calcext:value-type="float">
            <text:p>0.952293078412391</text:p>
          </table:table-cell>
          <table:table-cell table:formula="of:=[.K9]/[.K$8]" office:value-type="float" office:value="0.952325192372031" calcext:value-type="float">
            <text:p>0.952325192372031</text:p>
          </table:table-cell>
          <table:table-cell table:formula="of:=[.L9]/[.L$8]" office:value-type="float" office:value="1.00289735099338" calcext:value-type="float">
            <text:p>1.00289735099338</text:p>
          </table:table-cell>
          <table:table-cell table:formula="of:=[.M9]/[.M$8]" office:value-type="float" office:value="0.99791843860513" calcext:value-type="float">
            <text:p>0.99791843860513</text:p>
          </table:table-cell>
          <table:table-cell table:formula="of:=[.N9]/[.N$8]" office:value-type="float" office:value="0.972697222872908" calcext:value-type="float">
            <text:p>0.972697222872908</text:p>
          </table:table-cell>
          <table:table-cell table:formula="of:=[.O9]/[.O$8]" office:value-type="float" office:value="0.989720889744967" calcext:value-type="float">
            <text:p>0.989720889744967</text:p>
          </table:table-cell>
          <table:table-cell table:formula="of:=[.P9]/[.P$8]" office:value-type="float" office:value="0.981703528827038" calcext:value-type="float">
            <text:p>0.981703528827038</text:p>
          </table:table-cell>
          <table:table-cell table:formula="of:=[.Q9]/[.Q$8]" office:value-type="float" office:value="0.892381134237159" calcext:value-type="float">
            <text:p>0.892381134237159</text:p>
          </table:table-cell>
          <table:table-cell table:formula="of:=[.R9]/[.R$8]" office:value-type="float" office:value="0.948325126147486" calcext:value-type="float">
            <text:p>0.948325126147486</text:p>
          </table:table-cell>
          <table:table-cell table:formula="of:=[.S9]/[.S$8]" office:value-type="float" office:value="1.00018500898615" calcext:value-type="float">
            <text:p>1.00018500898615</text:p>
          </table:table-cell>
          <table:table-cell table:formula="of:=[.T9]/[.T$8]" office:value-type="float" office:value="1.00093268727678" calcext:value-type="float">
            <text:p>1.00093268727678</text:p>
          </table:table-cell>
          <table:table-cell table:formula="of:=[.U9]/[.U$8]" office:value-type="float" office:value="0.975550302851234" calcext:value-type="float">
            <text:p>0.975550302851234</text:p>
          </table:table-cell>
          <table:table-cell/>
          <table:table-cell table:formula="of:=GEOMEAN([.D18:.U18])" office:value-type="float" office:value="0.974687610155157" calcext:value-type="float">
            <text:p>0.9746876101551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formula="of:=[.D10]/[.D$8]" office:value-type="float" office:value="0.988300330515663" calcext:value-type="float">
            <text:p>0.988300330515663</text:p>
          </table:table-cell>
          <table:table-cell table:formula="of:=[.E10]/[.E$8]" office:value-type="float" office:value="1.00162628847488" calcext:value-type="float">
            <text:p>1.00162628847488</text:p>
          </table:table-cell>
          <table:table-cell table:formula="of:=[.F10]/[.F$8]" office:value-type="float" office:value="0.998853068042985" calcext:value-type="float">
            <text:p>0.998853068042985</text:p>
          </table:table-cell>
          <table:table-cell table:formula="of:=[.G10]/[.G$8]" office:value-type="float" office:value="0.999341542108382" calcext:value-type="float">
            <text:p>0.999341542108382</text:p>
          </table:table-cell>
          <table:table-cell table:formula="of:=[.H10]/[.H$8]" office:value-type="float" office:value="0.999575326467778" calcext:value-type="float">
            <text:p>0.999575326467778</text:p>
          </table:table-cell>
          <table:table-cell table:formula="of:=[.I10]/[.I$8]" office:value-type="float" office:value="0.998347107438016" calcext:value-type="float">
            <text:p>0.998347107438016</text:p>
          </table:table-cell>
          <table:table-cell table:formula="of:=[.J10]/[.J$8]" office:value-type="float" office:value="0.978551548886738" calcext:value-type="float">
            <text:p>0.978551548886738</text:p>
          </table:table-cell>
          <table:table-cell table:formula="of:=[.K10]/[.K$8]" office:value-type="float" office:value="0.999163599866176" calcext:value-type="float">
            <text:p>0.999163599866176</text:p>
          </table:table-cell>
          <table:table-cell table:formula="of:=[.L10]/[.L$8]" office:value-type="float" office:value="1.00884726821192" calcext:value-type="float">
            <text:p>1.00884726821192</text:p>
          </table:table-cell>
          <table:table-cell table:formula="of:=[.M10]/[.M$8]" office:value-type="float" office:value="1.00172344330543" calcext:value-type="float">
            <text:p>1.00172344330543</text:p>
          </table:table-cell>
          <table:table-cell table:formula="of:=[.N10]/[.N$8]" office:value-type="float" office:value="0.989979438327998" calcext:value-type="float">
            <text:p>0.989979438327998</text:p>
          </table:table-cell>
          <table:table-cell table:formula="of:=[.O10]/[.O$8]" office:value-type="float" office:value="1.00203730113163" calcext:value-type="float">
            <text:p>1.00203730113163</text:p>
          </table:table-cell>
          <table:table-cell table:formula="of:=[.P10]/[.P$8]" office:value-type="float" office:value="0.990059642147117" calcext:value-type="float">
            <text:p>0.990059642147117</text:p>
          </table:table-cell>
          <table:table-cell table:formula="of:=[.Q10]/[.Q$8]" office:value-type="float" office:value="1.00609127362994" calcext:value-type="float">
            <text:p>1.00609127362994</text:p>
          </table:table-cell>
          <table:table-cell table:formula="of:=[.R10]/[.R$8]" office:value-type="float" office:value="1.00054714572314" calcext:value-type="float">
            <text:p>1.00054714572314</text:p>
          </table:table-cell>
          <table:table-cell table:formula="of:=[.S10]/[.S$8]" office:value-type="float" office:value="1.00058145681362" calcext:value-type="float">
            <text:p>1.00058145681362</text:p>
          </table:table-cell>
          <table:table-cell table:formula="of:=[.T10]/[.T$8]" office:value-type="float" office:value="1.00077344798562" calcext:value-type="float">
            <text:p>1.00077344798562</text:p>
          </table:table-cell>
          <table:table-cell table:formula="of:=[.U10]/[.U$8]" office:value-type="float" office:value="1.0021174964298" calcext:value-type="float">
            <text:p>1.0021174964298</text:p>
          </table:table-cell>
          <table:table-cell/>
          <table:table-cell table:formula="of:=GEOMEAN([.D19:.U19])" office:value-type="float" office:value="0.99811546160851" calcext:value-type="float">
            <text:p>0.998115461608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TCH(IPC=3.0)</text:p>
          </table:table-cell>
          <table:table-cell table:formula="of:=[.D11]/[.D$8]" office:value-type="float" office:value="0.984790429670362" calcext:value-type="float">
            <text:p>0.984790429670362</text:p>
          </table:table-cell>
          <table:table-cell table:formula="of:=[.E11]/[.E$8]" office:value-type="float" office:value="1.00160237246789" calcext:value-type="float">
            <text:p>1.00160237246789</text:p>
          </table:table-cell>
          <table:table-cell table:formula="of:=[.F11]/[.F$8]" office:value-type="float" office:value="0.998703468222505" calcext:value-type="float">
            <text:p>0.998703468222505</text:p>
          </table:table-cell>
          <table:table-cell table:formula="of:=[.G11]/[.G$8]" office:value-type="float" office:value="0.993876341607954" calcext:value-type="float">
            <text:p>0.993876341607954</text:p>
          </table:table-cell>
          <table:table-cell table:formula="of:=[.H11]/[.H$8]" office:value-type="float" office:value="0.978129313090562" calcext:value-type="float">
            <text:p>0.978129313090562</text:p>
          </table:table-cell>
          <table:table-cell table:formula="of:=[.I11]/[.I$8]" office:value-type="float" office:value="0.975591005189314" calcext:value-type="float">
            <text:p>0.975591005189314</text:p>
          </table:table-cell>
          <table:table-cell table:formula="of:=[.J11]/[.J$8]" office:value-type="float" office:value="0.966420619554695" calcext:value-type="float">
            <text:p>0.966420619554695</text:p>
          </table:table-cell>
          <table:table-cell table:formula="of:=[.K11]/[.K$8]" office:value-type="float" office:value="0.953496152559385" calcext:value-type="float">
            <text:p>0.953496152559385</text:p>
          </table:table-cell>
          <table:table-cell table:formula="of:=[.L11]/[.L$8]" office:value-type="float" office:value="1.00876966059603" calcext:value-type="float">
            <text:p>1.00876966059603</text:p>
          </table:table-cell>
          <table:table-cell table:formula="of:=[.M11]/[.M$8]" office:value-type="float" office:value="1.0015667666413" calcext:value-type="float">
            <text:p>1.0015667666413</text:p>
          </table:table-cell>
          <table:table-cell table:formula="of:=[.N11]/[.N$8]" office:value-type="float" office:value="0.98987532859634" calcext:value-type="float">
            <text:p>0.98987532859634</text:p>
          </table:table-cell>
          <table:table-cell table:formula="of:=[.O11]/[.O$8]" office:value-type="float" office:value="1.00159279906655" calcext:value-type="float">
            <text:p>1.00159279906655</text:p>
          </table:table-cell>
          <table:table-cell table:formula="of:=[.P11]/[.P$8]" office:value-type="float" office:value="0.989096669980119" calcext:value-type="float">
            <text:p>0.989096669980119</text:p>
          </table:table-cell>
          <table:table-cell table:formula="of:=[.Q11]/[.Q$8]" office:value-type="float" office:value="1.0061103685316" calcext:value-type="float">
            <text:p>1.0061103685316</text:p>
          </table:table-cell>
          <table:table-cell table:formula="of:=[.R11]/[.R$8]" office:value-type="float" office:value="0.994224572922366" calcext:value-type="float">
            <text:p>0.994224572922366</text:p>
          </table:table-cell>
          <table:table-cell table:formula="of:=[.S11]/[.S$8]" office:value-type="float" office:value="1.00050216724812" calcext:value-type="float">
            <text:p>1.00050216724812</text:p>
          </table:table-cell>
          <table:table-cell table:formula="of:=[.T11]/[.T$8]" office:value-type="float" office:value="1.00077344798562" calcext:value-type="float">
            <text:p>1.00077344798562</text:p>
          </table:table-cell>
          <table:table-cell table:formula="of:=[.U11]/[.U$8]" office:value-type="float" office:value="1.00209287437829" calcext:value-type="float">
            <text:p>1.00209287437829</text:p>
          </table:table-cell>
          <table:table-cell/>
          <table:table-cell table:formula="of:=GEOMEAN([.D20:.U20])" office:value-type="float" office:value="0.991406475182664" calcext:value-type="float">
            <text:p>0.9914064751826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TCH(IPC=3.5)</text:p>
          </table:table-cell>
          <table:table-cell table:formula="of:=[.D12]/[.D$8]" office:value-type="float" office:value="0.957062212992483" calcext:value-type="float">
            <text:p>0.957062212992483</text:p>
          </table:table-cell>
          <table:table-cell table:formula="of:=[.E12]/[.E$8]" office:value-type="float" office:value="1.00160237246789" calcext:value-type="float">
            <text:p>1.00160237246789</text:p>
          </table:table-cell>
          <table:table-cell table:formula="of:=[.F12]/[.F$8]" office:value-type="float" office:value="0.998254668761064" calcext:value-type="float">
            <text:p>0.998254668761064</text:p>
          </table:table-cell>
          <table:table-cell table:formula="of:=[.G12]/[.G$8]" office:value-type="float" office:value="0.993250806610917" calcext:value-type="float">
            <text:p>0.993250806610917</text:p>
          </table:table-cell>
          <table:table-cell table:formula="of:=[.H12]/[.H$8]" office:value-type="float" office:value="0.978023144707506" calcext:value-type="float">
            <text:p>0.978023144707506</text:p>
          </table:table-cell>
          <table:table-cell table:formula="of:=[.I12]/[.I$8]" office:value-type="float" office:value="0.973861233903517" calcext:value-type="float">
            <text:p>0.973861233903517</text:p>
          </table:table-cell>
          <table:table-cell table:formula="of:=[.J12]/[.J$8]" office:value-type="float" office:value="0.964060987415295" calcext:value-type="float">
            <text:p>0.964060987415295</text:p>
          </table:table-cell>
          <table:table-cell table:formula="of:=[.K12]/[.K$8]" office:value-type="float" office:value="0.953161592505855" calcext:value-type="float">
            <text:p>0.953161592505855</text:p>
          </table:table-cell>
          <table:table-cell table:formula="of:=[.L12]/[.L$8]" office:value-type="float" office:value="1.00871792218543" calcext:value-type="float">
            <text:p>1.00871792218543</text:p>
          </table:table-cell>
          <table:table-cell table:formula="of:=[.M12]/[.M$8]" office:value-type="float" office:value="1.00172344330543" calcext:value-type="float">
            <text:p>1.00172344330543</text:p>
          </table:table-cell>
          <table:table-cell table:formula="of:=[.N12]/[.N$8]" office:value-type="float" office:value="0.989927383462169" calcext:value-type="float">
            <text:p>0.989927383462169</text:p>
          </table:table-cell>
          <table:table-cell table:formula="of:=[.O12]/[.O$8]" office:value-type="float" office:value="1.0014631526309" calcext:value-type="float">
            <text:p>1.0014631526309</text:p>
          </table:table-cell>
          <table:table-cell table:formula="of:=[.P12]/[.P$8]" office:value-type="float" office:value="0.981703528827038" calcext:value-type="float">
            <text:p>0.981703528827038</text:p>
          </table:table-cell>
          <table:table-cell table:formula="of:=[.Q12]/[.Q$8]" office:value-type="float" office:value="1.00588122971167" calcext:value-type="float">
            <text:p>1.00588122971167</text:p>
          </table:table-cell>
          <table:table-cell table:formula="of:=[.R12]/[.R$8]" office:value-type="float" office:value="0.952915070824974" calcext:value-type="float">
            <text:p>0.952915070824974</text:p>
          </table:table-cell>
          <table:table-cell table:formula="of:=[.S12]/[.S$8]" office:value-type="float" office:value="1.00050216724812" calcext:value-type="float">
            <text:p>1.00050216724812</text:p>
          </table:table-cell>
          <table:table-cell table:formula="of:=[.T12]/[.T$8]" office:value-type="float" office:value="1.00077344798562" calcext:value-type="float">
            <text:p>1.00077344798562</text:p>
          </table:table-cell>
          <table:table-cell table:formula="of:=[.U12]/[.U$8]" office:value-type="float" office:value="0.996011227655488" calcext:value-type="float">
            <text:p>0.996011227655488</text:p>
          </table:table-cell>
          <table:table-cell/>
          <table:table-cell table:formula="of:=GEOMEAN([.D21:.U21])" office:value-type="float" office:value="0.986431934703896" calcext:value-type="float">
            <text:p>0.9864319347038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TCH(IPC=4.0)</text:p>
          </table:table-cell>
          <table:table-cell table:formula="of:=[.D13]/[.D$8]" office:value-type="float" office:value="0.946971248062242" calcext:value-type="float">
            <text:p>0.946971248062242</text:p>
          </table:table-cell>
          <table:table-cell table:formula="of:=[.E13]/[.E$8]" office:value-type="float" office:value="1.00165020448186" calcext:value-type="float">
            <text:p>1.00165020448186</text:p>
          </table:table-cell>
          <table:table-cell table:formula="of:=[.F13]/[.F$8]" office:value-type="float" office:value="0.995611738599247" calcext:value-type="float">
            <text:p>0.995611738599247</text:p>
          </table:table-cell>
          <table:table-cell table:formula="of:=[.G13]/[.G$8]" office:value-type="float" office:value="0.993119115032594" calcext:value-type="float">
            <text:p>0.993119115032594</text:p>
          </table:table-cell>
          <table:table-cell table:formula="of:=[.H13]/[.H$8]" office:value-type="float" office:value="0.978023144707506" calcext:value-type="float">
            <text:p>0.978023144707506</text:p>
          </table:table-cell>
          <table:table-cell table:formula="of:=[.I13]/[.I$8]" office:value-type="float" office:value="0.971747068998655" calcext:value-type="float">
            <text:p>0.971747068998655</text:p>
          </table:table-cell>
          <table:table-cell table:formula="of:=[.J13]/[.J$8]" office:value-type="float" office:value="0.955166989351404" calcext:value-type="float">
            <text:p>0.955166989351404</text:p>
          </table:table-cell>
          <table:table-cell table:formula="of:=[.K13]/[.K$8]" office:value-type="float" office:value="0.952325192372031" calcext:value-type="float">
            <text:p>0.952325192372031</text:p>
          </table:table-cell>
          <table:table-cell table:formula="of:=[.L13]/[.L$8]" office:value-type="float" office:value="1.00289735099338" calcext:value-type="float">
            <text:p>1.00289735099338</text:p>
          </table:table-cell>
          <table:table-cell table:formula="of:=[.M13]/[.M$8]" office:value-type="float" office:value="1.00172344330543" calcext:value-type="float">
            <text:p>1.00172344330543</text:p>
          </table:table-cell>
          <table:table-cell table:formula="of:=[.N13]/[.N$8]" office:value-type="float" office:value="0.972697222872908" calcext:value-type="float">
            <text:p>0.972697222872908</text:p>
          </table:table-cell>
          <table:table-cell table:formula="of:=[.O13]/[.O$8]" office:value-type="float" office:value="1.00133350619525" calcext:value-type="float">
            <text:p>1.00133350619525</text:p>
          </table:table-cell>
          <table:table-cell table:formula="of:=[.P13]/[.P$8]" office:value-type="float" office:value="0.981703528827038" calcext:value-type="float">
            <text:p>0.981703528827038</text:p>
          </table:table-cell>
          <table:table-cell table:formula="of:=[.Q13]/[.Q$8]" office:value-type="float" office:value="1.00588122971167" calcext:value-type="float">
            <text:p>1.00588122971167</text:p>
          </table:table-cell>
          <table:table-cell table:formula="of:=[.R13]/[.R$8]" office:value-type="float" office:value="0.948325126147486" calcext:value-type="float">
            <text:p>0.948325126147486</text:p>
          </table:table-cell>
          <table:table-cell table:formula="of:=[.S13]/[.S$8]" office:value-type="float" office:value="1.00055502695845" calcext:value-type="float">
            <text:p>1.00055502695845</text:p>
          </table:table-cell>
          <table:table-cell table:formula="of:=[.T13]/[.T$8]" office:value-type="float" office:value="1.00079619645579" calcext:value-type="float">
            <text:p>1.00079619645579</text:p>
          </table:table-cell>
          <table:table-cell table:formula="of:=[.U13]/[.U$8]" office:value-type="float" office:value="0.992170187620033" calcext:value-type="float">
            <text:p>0.992170187620033</text:p>
          </table:table-cell>
          <table:table-cell/>
          <table:table-cell table:formula="of:=GEOMEAN([.D22:.U22])" office:value-type="float" office:value="0.983272369076114" calcext:value-type="float">
            <text:p>0.983272369076114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</table:table-row>
        <table:table-row table:style-name="ro1">
          <table:table-cell office:value-type="string" calcext:value-type="string">
            <text:p>性能低下率(%)</text:p>
          </table:table-cell>
          <table:table-cell/>
          <table:table-cell office:value-type="string" calcext:value-type="string">
            <text:p>AGGRESSIVE</text:p>
          </table:table-cell>
          <table:table-cell table:formula="of:=(1-[.D18])*100" office:value-type="float" office:value="5.30872502851794" calcext:value-type="float">
            <text:p>5.30872502851794</text:p>
          </table:table-cell>
          <table:table-cell table:formula="of:=(1-[.E18])*100" office:value-type="float" office:value="-0.6002917752852" calcext:value-type="float">
            <text:p>-0.6002917752852</text:p>
          </table:table-cell>
          <table:table-cell table:formula="of:=(1-[.F18])*100" office:value-type="float" office:value="0.900092253222629" calcext:value-type="float">
            <text:p>0.900092253222629</text:p>
          </table:table-cell>
          <table:table-cell table:formula="of:=(1-[.G18])*100" office:value-type="float" office:value="0.829656943438462" calcext:value-type="float">
            <text:p>0.829656943438462</text:p>
          </table:table-cell>
          <table:table-cell table:formula="of:=(1-[.H18])*100" office:value-type="float" office:value="2.19768552924939" calcext:value-type="float">
            <text:p>2.19768552924939</text:p>
          </table:table-cell>
          <table:table-cell table:formula="of:=(1-[.I18])*100" office:value-type="float" office:value="2.8944839515664" calcext:value-type="float">
            <text:p>2.8944839515664</text:p>
          </table:table-cell>
          <table:table-cell table:formula="of:=(1-[.J18])*100" office:value-type="float" office:value="4.77069215876089" calcext:value-type="float">
            <text:p>4.77069215876089</text:p>
          </table:table-cell>
          <table:table-cell table:formula="of:=(1-[.K18])*100" office:value-type="float" office:value="4.76748076279692" calcext:value-type="float">
            <text:p>4.76748076279692</text:p>
          </table:table-cell>
          <table:table-cell table:formula="of:=(1-[.L18])*100" office:value-type="float" office:value="-0.28973509933774" calcext:value-type="float">
            <text:p>-0.28973509933774</text:p>
          </table:table-cell>
          <table:table-cell table:formula="of:=(1-[.M18])*100" office:value-type="float" office:value="0.208156139487003" calcext:value-type="float">
            <text:p>0.208156139487003</text:p>
          </table:table-cell>
          <table:table-cell table:formula="of:=(1-[.N18])*100" office:value-type="float" office:value="2.73027771270921" calcext:value-type="float">
            <text:p>2.73027771270921</text:p>
          </table:table-cell>
          <table:table-cell table:formula="of:=(1-[.O18])*100" office:value-type="float" office:value="1.02791102550331" calcext:value-type="float">
            <text:p>1.02791102550331</text:p>
          </table:table-cell>
          <table:table-cell table:formula="of:=(1-[.P18])*100" office:value-type="float" office:value="1.82964711729622" calcext:value-type="float">
            <text:p>1.82964711729622</text:p>
          </table:table-cell>
          <table:table-cell table:formula="of:=(1-[.Q18])*100" office:value-type="float" office:value="10.7618865762841" calcext:value-type="float">
            <text:p>10.7618865762841</text:p>
          </table:table-cell>
          <table:table-cell table:formula="of:=(1-[.R18])*100" office:value-type="float" office:value="5.16748738525138" calcext:value-type="float">
            <text:p>5.16748738525138</text:p>
          </table:table-cell>
          <table:table-cell table:formula="of:=(1-[.S18])*100" office:value-type="float" office:value="-0.0185008986150814" calcext:value-type="float">
            <text:p>-0.018500898615082</text:p>
          </table:table-cell>
          <table:table-cell table:formula="of:=(1-[.T18])*100" office:value-type="float" office:value="-0.0932687276780753" calcext:value-type="float">
            <text:p>-0.093268727678075</text:p>
          </table:table-cell>
          <table:table-cell table:formula="of:=(1-[.U18])*100" office:value-type="float" office:value="2.44496971487664" calcext:value-type="float">
            <text:p>2.44496971487664</text:p>
          </table:table-cell>
          <table:table-cell/>
          <table:table-cell table:formula="of:=(1-[.W18])*100" office:value-type="float" office:value="2.53123898448427" calcext:value-type="float">
            <text:p>2.531238984484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formula="of:=(1-[.D19])*100" office:value-type="float" office:value="1.16996694843371" calcext:value-type="float">
            <text:p>1.16996694843371</text:p>
          </table:table-cell>
          <table:table-cell table:formula="of:=(1-[.E19])*100" office:value-type="float" office:value="-0.162628847487634" calcext:value-type="float">
            <text:p>-0.162628847487634</text:p>
          </table:table-cell>
          <table:table-cell table:formula="of:=(1-[.F19])*100" office:value-type="float" office:value="0.114693195701499" calcext:value-type="float">
            <text:p>0.114693195701499</text:p>
          </table:table-cell>
          <table:table-cell table:formula="of:=(1-[.G19])*100" office:value-type="float" office:value="0.0658457891617781" calcext:value-type="float">
            <text:p>0.065845789161778</text:p>
          </table:table-cell>
          <table:table-cell table:formula="of:=(1-[.H19])*100" office:value-type="float" office:value="0.0424673532222197" calcext:value-type="float">
            <text:p>0.04246735322222</text:p>
          </table:table-cell>
          <table:table-cell table:formula="of:=(1-[.I19])*100" office:value-type="float" office:value="0.165289256198353" calcext:value-type="float">
            <text:p>0.165289256198353</text:p>
          </table:table-cell>
          <table:table-cell table:formula="of:=(1-[.J19])*100" office:value-type="float" office:value="2.14484511132623" calcext:value-type="float">
            <text:p>2.14484511132623</text:p>
          </table:table-cell>
          <table:table-cell table:formula="of:=(1-[.K19])*100" office:value-type="float" office:value="0.0836400133823911" calcext:value-type="float">
            <text:p>0.083640013382391</text:p>
          </table:table-cell>
          <table:table-cell table:formula="of:=(1-[.L19])*100" office:value-type="float" office:value="-0.88472682119205" calcext:value-type="float">
            <text:p>-0.88472682119205</text:p>
          </table:table-cell>
          <table:table-cell table:formula="of:=(1-[.M19])*100" office:value-type="float" office:value="-0.172344330542984" calcext:value-type="float">
            <text:p>-0.172344330542984</text:p>
          </table:table-cell>
          <table:table-cell table:formula="of:=(1-[.N19])*100" office:value-type="float" office:value="1.00205616720023" calcext:value-type="float">
            <text:p>1.00205616720023</text:p>
          </table:table-cell>
          <table:table-cell table:formula="of:=(1-[.O19])*100" office:value-type="float" office:value="-0.203730113162814" calcext:value-type="float">
            <text:p>-0.203730113162814</text:p>
          </table:table-cell>
          <table:table-cell table:formula="of:=(1-[.P19])*100" office:value-type="float" office:value="0.994035785288272" calcext:value-type="float">
            <text:p>0.994035785288272</text:p>
          </table:table-cell>
          <table:table-cell table:formula="of:=(1-[.Q19])*100" office:value-type="float" office:value="-0.609127362994077" calcext:value-type="float">
            <text:p>-0.609127362994077</text:p>
          </table:table-cell>
          <table:table-cell table:formula="of:=(1-[.R19])*100" office:value-type="float" office:value="-0.0547145723144293" calcext:value-type="float">
            <text:p>-0.054714572314429</text:p>
          </table:table-cell>
          <table:table-cell table:formula="of:=(1-[.S19])*100" office:value-type="float" office:value="-0.0581456813616654" calcext:value-type="float">
            <text:p>-0.058145681361666</text:p>
          </table:table-cell>
          <table:table-cell table:formula="of:=(1-[.T19])*100" office:value-type="float" office:value="-0.0773447985622955" calcext:value-type="float">
            <text:p>-0.077344798562296</text:p>
          </table:table-cell>
          <table:table-cell table:formula="of:=(1-[.U19])*100" office:value-type="float" office:value="-0.211749642980252" calcext:value-type="float">
            <text:p>-0.211749642980252</text:p>
          </table:table-cell>
          <table:table-cell/>
          <table:table-cell table:formula="of:=(1-[.W19])*100" office:value-type="float" office:value="0.188453839148972" calcext:value-type="float">
            <text:p>0.1884538391489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TCH(IPC=3.0)</text:p>
          </table:table-cell>
          <table:table-cell table:formula="of:=(1-[.D20])*100" office:value-type="float" office:value="1.52095703296381" calcext:value-type="float">
            <text:p>1.52095703296381</text:p>
          </table:table-cell>
          <table:table-cell table:formula="of:=(1-[.E20])*100" office:value-type="float" office:value="-0.160237246789263" calcext:value-type="float">
            <text:p>-0.160237246789263</text:p>
          </table:table-cell>
          <table:table-cell table:formula="of:=(1-[.F20])*100" office:value-type="float" office:value="0.129653177749522" calcext:value-type="float">
            <text:p>0.129653177749522</text:p>
          </table:table-cell>
          <table:table-cell table:formula="of:=(1-[.G20])*100" office:value-type="float" office:value="0.612365839204576" calcext:value-type="float">
            <text:p>0.612365839204576</text:p>
          </table:table-cell>
          <table:table-cell table:formula="of:=(1-[.H20])*100" office:value-type="float" office:value="2.18706869094384" calcext:value-type="float">
            <text:p>2.18706869094384</text:p>
          </table:table-cell>
          <table:table-cell table:formula="of:=(1-[.I20])*100" office:value-type="float" office:value="2.44089948106861" calcext:value-type="float">
            <text:p>2.44089948106861</text:p>
          </table:table-cell>
          <table:table-cell table:formula="of:=(1-[.J20])*100" office:value-type="float" office:value="3.3579380445305" calcext:value-type="float">
            <text:p>3.3579380445305</text:p>
          </table:table-cell>
          <table:table-cell table:formula="of:=(1-[.K20])*100" office:value-type="float" office:value="4.65038474406155" calcext:value-type="float">
            <text:p>4.65038474406155</text:p>
          </table:table-cell>
          <table:table-cell table:formula="of:=(1-[.L20])*100" office:value-type="float" office:value="-0.876966059602657" calcext:value-type="float">
            <text:p>-0.876966059602657</text:p>
          </table:table-cell>
          <table:table-cell table:formula="of:=(1-[.M20])*100" office:value-type="float" office:value="-0.156676664129995" calcext:value-type="float">
            <text:p>-0.156676664129995</text:p>
          </table:table-cell>
          <table:table-cell table:formula="of:=(1-[.N20])*100" office:value-type="float" office:value="1.01246714036596" calcext:value-type="float">
            <text:p>1.01246714036596</text:p>
          </table:table-cell>
          <table:table-cell table:formula="of:=(1-[.O20])*100" office:value-type="float" office:value="-0.159279906654564" calcext:value-type="float">
            <text:p>-0.159279906654564</text:p>
          </table:table-cell>
          <table:table-cell table:formula="of:=(1-[.P20])*100" office:value-type="float" office:value="1.09033300198806" calcext:value-type="float">
            <text:p>1.09033300198806</text:p>
          </table:table-cell>
          <table:table-cell table:formula="of:=(1-[.Q20])*100" office:value-type="float" office:value="-0.611036853160196" calcext:value-type="float">
            <text:p>-0.611036853160196</text:p>
          </table:table-cell>
          <table:table-cell table:formula="of:=(1-[.R20])*100" office:value-type="float" office:value="0.57754270776339" calcext:value-type="float">
            <text:p>0.57754270776339</text:p>
          </table:table-cell>
          <table:table-cell table:formula="of:=(1-[.S20])*100" office:value-type="float" office:value="-0.0502167248123575" calcext:value-type="float">
            <text:p>-0.050216724812358</text:p>
          </table:table-cell>
          <table:table-cell table:formula="of:=(1-[.T20])*100" office:value-type="float" office:value="-0.0773447985622955" calcext:value-type="float">
            <text:p>-0.077344798562296</text:p>
          </table:table-cell>
          <table:table-cell table:formula="of:=(1-[.U20])*100" office:value-type="float" office:value="-0.209287437829309" calcext:value-type="float">
            <text:p>-0.209287437829309</text:p>
          </table:table-cell>
          <table:table-cell/>
          <table:table-cell table:formula="of:=(1-[.W20])*100" office:value-type="float" office:value="0.8593524817336" calcext:value-type="float">
            <text:p>0.85935248173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TCH(IPC=3.5)</text:p>
          </table:table-cell>
          <table:table-cell table:formula="of:=(1-[.D21])*100" office:value-type="float" office:value="4.29377870075169" calcext:value-type="float">
            <text:p>4.29377870075169</text:p>
          </table:table-cell>
          <table:table-cell table:formula="of:=(1-[.E21])*100" office:value-type="float" office:value="-0.160237246789263" calcext:value-type="float">
            <text:p>-0.160237246789263</text:p>
          </table:table-cell>
          <table:table-cell table:formula="of:=(1-[.F21])*100" office:value-type="float" office:value="0.174533123893572" calcext:value-type="float">
            <text:p>0.174533123893572</text:p>
          </table:table-cell>
          <table:table-cell table:formula="of:=(1-[.G21])*100" office:value-type="float" office:value="0.674919338908264" calcext:value-type="float">
            <text:p>0.674919338908264</text:p>
          </table:table-cell>
          <table:table-cell table:formula="of:=(1-[.H21])*100" office:value-type="float" office:value="2.19768552924939" calcext:value-type="float">
            <text:p>2.19768552924939</text:p>
          </table:table-cell>
          <table:table-cell table:formula="of:=(1-[.I21])*100" office:value-type="float" office:value="2.61387660964828" calcext:value-type="float">
            <text:p>2.61387660964828</text:p>
          </table:table-cell>
          <table:table-cell table:formula="of:=(1-[.J21])*100" office:value-type="float" office:value="3.59390125847048" calcext:value-type="float">
            <text:p>3.59390125847048</text:p>
          </table:table-cell>
          <table:table-cell table:formula="of:=(1-[.K21])*100" office:value-type="float" office:value="4.68384074941453" calcext:value-type="float">
            <text:p>4.68384074941453</text:p>
          </table:table-cell>
          <table:table-cell table:formula="of:=(1-[.L21])*100" office:value-type="float" office:value="-0.871792218543055" calcext:value-type="float">
            <text:p>-0.871792218543055</text:p>
          </table:table-cell>
          <table:table-cell table:formula="of:=(1-[.M21])*100" office:value-type="float" office:value="-0.172344330542984" calcext:value-type="float">
            <text:p>-0.172344330542984</text:p>
          </table:table-cell>
          <table:table-cell table:formula="of:=(1-[.N21])*100" office:value-type="float" office:value="1.0072616537831" calcext:value-type="float">
            <text:p>1.0072616537831</text:p>
          </table:table-cell>
          <table:table-cell table:formula="of:=(1-[.O21])*100" office:value-type="float" office:value="-0.146315263089658" calcext:value-type="float">
            <text:p>-0.146315263089658</text:p>
          </table:table-cell>
          <table:table-cell table:formula="of:=(1-[.P21])*100" office:value-type="float" office:value="1.82964711729622" calcext:value-type="float">
            <text:p>1.82964711729622</text:p>
          </table:table-cell>
          <table:table-cell table:formula="of:=(1-[.Q21])*100" office:value-type="float" office:value="-0.588122971166705" calcext:value-type="float">
            <text:p>-0.588122971166705</text:p>
          </table:table-cell>
          <table:table-cell table:formula="of:=(1-[.R21])*100" office:value-type="float" office:value="4.70849291750258" calcext:value-type="float">
            <text:p>4.70849291750258</text:p>
          </table:table-cell>
          <table:table-cell table:formula="of:=(1-[.S21])*100" office:value-type="float" office:value="-0.0502167248123575" calcext:value-type="float">
            <text:p>-0.050216724812358</text:p>
          </table:table-cell>
          <table:table-cell table:formula="of:=(1-[.T21])*100" office:value-type="float" office:value="-0.0773447985622955" calcext:value-type="float">
            <text:p>-0.077344798562296</text:p>
          </table:table-cell>
          <table:table-cell table:formula="of:=(1-[.U21])*100" office:value-type="float" office:value="0.398877234451167" calcext:value-type="float">
            <text:p>0.398877234451167</text:p>
          </table:table-cell>
          <table:table-cell/>
          <table:table-cell table:formula="of:=(1-[.W21])*100" office:value-type="float" office:value="1.35680652961043" calcext:value-type="float">
            <text:p>1.356806529610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TCH(IPC=4.0)</text:p>
          </table:table-cell>
          <table:table-cell table:formula="of:=(1-[.D22])*100" office:value-type="float" office:value="5.30287519377577" calcext:value-type="float">
            <text:p>5.30287519377577</text:p>
          </table:table-cell>
          <table:table-cell table:formula="of:=(1-[.E22])*100" office:value-type="float" office:value="-0.16502044818596" calcext:value-type="float">
            <text:p>-0.16502044818596</text:p>
          </table:table-cell>
          <table:table-cell table:formula="of:=(1-[.F22])*100" office:value-type="float" office:value="0.438826140075299" calcext:value-type="float">
            <text:p>0.438826140075299</text:p>
          </table:table-cell>
          <table:table-cell table:formula="of:=(1-[.G22])*100" office:value-type="float" office:value="0.688088496740624" calcext:value-type="float">
            <text:p>0.688088496740624</text:p>
          </table:table-cell>
          <table:table-cell table:formula="of:=(1-[.H22])*100" office:value-type="float" office:value="2.19768552924939" calcext:value-type="float">
            <text:p>2.19768552924939</text:p>
          </table:table-cell>
          <table:table-cell table:formula="of:=(1-[.I22])*100" office:value-type="float" office:value="2.82529310013454" calcext:value-type="float">
            <text:p>2.82529310013454</text:p>
          </table:table-cell>
          <table:table-cell table:formula="of:=(1-[.J22])*100" office:value-type="float" office:value="4.48330106485964" calcext:value-type="float">
            <text:p>4.48330106485964</text:p>
          </table:table-cell>
          <table:table-cell table:formula="of:=(1-[.K22])*100" office:value-type="float" office:value="4.76748076279692" calcext:value-type="float">
            <text:p>4.76748076279692</text:p>
          </table:table-cell>
          <table:table-cell table:formula="of:=(1-[.L22])*100" office:value-type="float" office:value="-0.28973509933774" calcext:value-type="float">
            <text:p>-0.28973509933774</text:p>
          </table:table-cell>
          <table:table-cell table:formula="of:=(1-[.M22])*100" office:value-type="float" office:value="-0.172344330542984" calcext:value-type="float">
            <text:p>-0.172344330542984</text:p>
          </table:table-cell>
          <table:table-cell table:formula="of:=(1-[.N22])*100" office:value-type="float" office:value="2.73027771270921" calcext:value-type="float">
            <text:p>2.73027771270921</text:p>
          </table:table-cell>
          <table:table-cell table:formula="of:=(1-[.O22])*100" office:value-type="float" office:value="-0.133350619524752" calcext:value-type="float">
            <text:p>-0.133350619524752</text:p>
          </table:table-cell>
          <table:table-cell table:formula="of:=(1-[.P22])*100" office:value-type="float" office:value="1.82964711729622" calcext:value-type="float">
            <text:p>1.82964711729622</text:p>
          </table:table-cell>
          <table:table-cell table:formula="of:=(1-[.Q22])*100" office:value-type="float" office:value="-0.588122971166705" calcext:value-type="float">
            <text:p>-0.588122971166705</text:p>
          </table:table-cell>
          <table:table-cell table:formula="of:=(1-[.R22])*100" office:value-type="float" office:value="5.16748738525138" calcext:value-type="float">
            <text:p>5.16748738525138</text:p>
          </table:table-cell>
          <table:table-cell table:formula="of:=(1-[.S22])*100" office:value-type="float" office:value="-0.0555026958452443" calcext:value-type="float">
            <text:p>-0.055502695845244</text:p>
          </table:table-cell>
          <table:table-cell table:formula="of:=(1-[.T22])*100" office:value-type="float" office:value="-0.0796196455788323" calcext:value-type="float">
            <text:p>-0.079619645578832</text:p>
          </table:table-cell>
          <table:table-cell table:formula="of:=(1-[.U22])*100" office:value-type="float" office:value="0.782981237996738" calcext:value-type="float">
            <text:p>0.782981237996738</text:p>
          </table:table-cell>
          <table:table-cell/>
          <table:table-cell table:formula="of:=(1-[.W22])*100" office:value-type="float" office:value="1.67276309238863" calcext:value-type="float">
            <text:p>1.67276309238863</text:p>
          </table:table-cell>
        </table:table-row>
      </table:table>
      <table:table table:name="comp" table:style-name="ta1">
        <table:shapes>
          <draw:frame draw:z-index="0" draw:style-name="gr1" draw:text-style-name="P1" svg:width="210mm" svg:height="100mm" svg:x="48.4mm" svg:y="141.92mm">
            <draw:object draw:notify-on-update-of-ranges="comp.C23:comp.C23 comp.D23:comp.W23 comp.C24:comp.C24 comp.D24:comp.W24 comp.C25:comp.C25 comp.D25:comp.W25 comp.C26:comp.C26 comp.D26:comp.W26 comp.C27:comp.C27 comp.D27:comp.W27 comp.C28:comp.C28 comp.D28:comp.W2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1" table:default-cell-style-name="Default"/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SE</text:p>
          </table:table-cell>
          <table:table-cell table:style-name="ce3" office:value-type="float" office:value="8654800000" calcext:value-type="float">
            <text:p>8.65E+09</text:p>
          </table:table-cell>
          <table:table-cell table:style-name="ce3" office:value-type="float" office:value="5748900000" calcext:value-type="float">
            <text:p>5.75E+09</text:p>
          </table:table-cell>
          <table:table-cell table:style-name="ce3" office:value-type="float" office:value="8716500000" calcext:value-type="float">
            <text:p>8.72E+09</text:p>
          </table:table-cell>
          <table:table-cell table:style-name="ce3" office:value-type="float" office:value="6360200000" calcext:value-type="float">
            <text:p>6.36E+09</text:p>
          </table:table-cell>
          <table:table-cell table:style-name="ce3" office:value-type="float" office:value="4664600000" calcext:value-type="float">
            <text:p>4.66E+09</text:p>
          </table:table-cell>
          <table:table-cell table:style-name="ce3" office:value-type="float" office:value="5088200000" calcext:value-type="float">
            <text:p>5.09E+09</text:p>
          </table:table-cell>
          <table:table-cell table:style-name="ce3" office:value-type="float" office:value="10905000000" calcext:value-type="float">
            <text:p>1.09E+10</text:p>
          </table:table-cell>
          <table:table-cell table:style-name="ce3" office:value-type="float" office:value="5764900000" calcext:value-type="float">
            <text:p>5.76E+09</text:p>
          </table:table-cell>
          <table:table-cell table:style-name="ce3" office:value-type="float" office:value="14555000000" calcext:value-type="float">
            <text:p>1.46E+10</text:p>
          </table:table-cell>
          <table:table-cell table:style-name="ce3" office:value-type="float" office:value="3371800000" calcext:value-type="float">
            <text:p>3.37E+09</text:p>
          </table:table-cell>
          <table:table-cell table:style-name="ce3" office:value-type="float" office:value="2981300000" calcext:value-type="float">
            <text:p>2.98E+09</text:p>
          </table:table-cell>
          <table:table-cell table:style-name="ce3" office:value-type="float" office:value="7223300000" calcext:value-type="float">
            <text:p>7.22E+09</text:p>
          </table:table-cell>
          <table:table-cell table:style-name="ce3" office:value-type="float" office:value="9544900000" calcext:value-type="float">
            <text:p>9.54E+09</text:p>
          </table:table-cell>
          <table:table-cell table:style-name="ce3" office:value-type="float" office:value="8602800000" calcext:value-type="float">
            <text:p>8.60E+09</text:p>
          </table:table-cell>
          <table:table-cell table:style-name="ce3" office:value-type="float" office:value="5313700000" calcext:value-type="float">
            <text:p>5.31E+09</text:p>
          </table:table-cell>
          <table:table-cell table:style-name="ce3" office:value-type="float" office:value="4950200000" calcext:value-type="float">
            <text:p>4.95E+09</text:p>
          </table:table-cell>
          <table:table-cell table:style-name="ce3" office:value-type="float" office:value="7412800000" calcext:value-type="float">
            <text:p>7.41E+09</text:p>
          </table:table-cell>
          <table:table-cell table:style-name="ce3" office:value-type="float" office:value="4731300000" calcext:value-type="float">
            <text:p>4.73E+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GGRESSIVE</text:p>
          </table:table-cell>
          <table:table-cell table:style-name="ce3" office:value-type="float" office:value="1388800000" calcext:value-type="float">
            <text:p>1.39E+09</text:p>
          </table:table-cell>
          <table:table-cell table:style-name="ce3" office:value-type="float" office:value="574590000" calcext:value-type="float">
            <text:p>5.75E+08</text:p>
          </table:table-cell>
          <table:table-cell table:style-name="ce3" office:value-type="float" office:value="1276700000" calcext:value-type="float">
            <text:p>1.28E+09</text:p>
          </table:table-cell>
          <table:table-cell table:style-name="ce3" office:value-type="float" office:value="781460000" calcext:value-type="float">
            <text:p>7.81E+08</text:p>
          </table:table-cell>
          <table:table-cell table:style-name="ce3" office:value-type="float" office:value="662000000" calcext:value-type="float">
            <text:p>6.62E+08</text:p>
          </table:table-cell>
          <table:table-cell table:style-name="ce3" office:value-type="float" office:value="571890000" calcext:value-type="float">
            <text:p>5.72E+08</text:p>
          </table:table-cell>
          <table:table-cell table:style-name="ce3" office:value-type="float" office:value="1793500000" calcext:value-type="float">
            <text:p>1.79E+09</text:p>
          </table:table-cell>
          <table:table-cell table:style-name="ce3" office:value-type="float" office:value="754140000" calcext:value-type="float">
            <text:p>7.54E+08</text:p>
          </table:table-cell>
          <table:table-cell table:style-name="ce3" office:value-type="float" office:value="1325200000" calcext:value-type="float">
            <text:p>1.33E+09</text:p>
          </table:table-cell>
          <table:table-cell table:style-name="ce3" office:value-type="float" office:value="1000500000" calcext:value-type="float">
            <text:p>1.00E+09</text:p>
          </table:table-cell>
          <table:table-cell table:style-name="ce3" office:value-type="float" office:value="1000400000" calcext:value-type="float">
            <text:p>1.00E+09</text:p>
          </table:table-cell>
          <table:table-cell table:style-name="ce3" office:value-type="float" office:value="1157900000" calcext:value-type="float">
            <text:p>1.16E+09</text:p>
          </table:table-cell>
          <table:table-cell table:style-name="ce3" office:value-type="float" office:value="1575100000" calcext:value-type="float">
            <text:p>1.58E+09</text:p>
          </table:table-cell>
          <table:table-cell table:style-name="ce3" office:value-type="float" office:value="954000000" calcext:value-type="float">
            <text:p>9.54E+08</text:p>
          </table:table-cell>
          <table:table-cell table:style-name="ce3" office:value-type="float" office:value="1765100000" calcext:value-type="float">
            <text:p>1.77E+09</text:p>
          </table:table-cell>
          <table:table-cell table:style-name="ce3" office:value-type="float" office:value="579800000" calcext:value-type="float">
            <text:p>5.80E+08</text:p>
          </table:table-cell>
          <table:table-cell table:style-name="ce3" office:value-type="float" office:value="622400000" calcext:value-type="float">
            <text:p>6.22E+08</text:p>
          </table:table-cell>
          <table:table-cell table:style-name="ce3" office:value-type="float" office:value="1530500000" calcext:value-type="float">
            <text:p>1.53E+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ONSERVATIVE</text:p>
          </table:table-cell>
          <table:table-cell table:style-name="ce3" office:value-type="float" office:value="3306700000" calcext:value-type="float">
            <text:p>3.31E+09</text:p>
          </table:table-cell>
          <table:table-cell table:style-name="ce3" office:value-type="float" office:value="2217600000" calcext:value-type="float">
            <text:p>2.22E+09</text:p>
          </table:table-cell>
          <table:table-cell table:style-name="ce3" office:value-type="float" office:value="3366800000" calcext:value-type="float">
            <text:p>3.37E+09</text:p>
          </table:table-cell>
          <table:table-cell table:style-name="ce3" office:value-type="float" office:value="2492600000" calcext:value-type="float">
            <text:p>2.49E+09</text:p>
          </table:table-cell>
          <table:table-cell table:style-name="ce3" office:value-type="float" office:value="1642300000" calcext:value-type="float">
            <text:p>1.64E+09</text:p>
          </table:table-cell>
          <table:table-cell table:style-name="ce3" office:value-type="float" office:value="1896300000" calcext:value-type="float">
            <text:p>1.90E+09</text:p>
          </table:table-cell>
          <table:table-cell table:style-name="ce3" office:value-type="float" office:value="3958500000" calcext:value-type="float">
            <text:p>3.96E+09</text:p>
          </table:table-cell>
          <table:table-cell table:style-name="ce3" office:value-type="float" office:value="1962600000" calcext:value-type="float">
            <text:p>1.96E+09</text:p>
          </table:table-cell>
          <table:table-cell table:style-name="ce3" office:value-type="float" office:value="5544400000" calcext:value-type="float">
            <text:p>5.54E+09</text:p>
          </table:table-cell>
          <table:table-cell table:style-name="ce3" office:value-type="float" office:value="1150900000" calcext:value-type="float">
            <text:p>1.15E+09</text:p>
          </table:table-cell>
          <table:table-cell table:style-name="ce3" office:value-type="float" office:value="1143100000" calcext:value-type="float">
            <text:p>1.14E+09</text:p>
          </table:table-cell>
          <table:table-cell table:style-name="ce3" office:value-type="float" office:value="2711000000" calcext:value-type="float">
            <text:p>2.71E+09</text:p>
          </table:table-cell>
          <table:table-cell table:style-name="ce3" office:value-type="float" office:value="3630100000" calcext:value-type="float">
            <text:p>3.63E+09</text:p>
          </table:table-cell>
          <table:table-cell table:style-name="ce3" office:value-type="float" office:value="3440600000" calcext:value-type="float">
            <text:p>3.44E+09</text:p>
          </table:table-cell>
          <table:table-cell table:style-name="ce3" office:value-type="float" office:value="2163500000" calcext:value-type="float">
            <text:p>2.16E+09</text:p>
          </table:table-cell>
          <table:table-cell table:style-name="ce3" office:value-type="float" office:value="1337600000" calcext:value-type="float">
            <text:p>1.34E+09</text:p>
          </table:table-cell>
          <table:table-cell table:style-name="ce3" office:value-type="float" office:value="3272100000" calcext:value-type="float">
            <text:p>3.27E+09</text:p>
          </table:table-cell>
          <table:table-cell table:style-name="ce3" office:value-type="float" office:value="1806600000" calcext:value-type="float">
            <text:p>1.81E+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SWITCH(IPC=3.0)</text:p>
          </table:table-cell>
          <table:table-cell table:style-name="ce3" office:value-type="float" office:value="3151600000" calcext:value-type="float">
            <text:p>3.15E+09</text:p>
          </table:table-cell>
          <table:table-cell table:style-name="ce3" office:value-type="float" office:value="2215400000" calcext:value-type="float">
            <text:p>2.22E+09</text:p>
          </table:table-cell>
          <table:table-cell table:style-name="ce3" office:value-type="float" office:value="3344900000" calcext:value-type="float">
            <text:p>3.34E+09</text:p>
          </table:table-cell>
          <table:table-cell table:style-name="ce3" office:value-type="float" office:value="2420000000" calcext:value-type="float">
            <text:p>2.42E+09</text:p>
          </table:table-cell>
          <table:table-cell table:style-name="ce3" office:value-type="float" office:value="684470000" calcext:value-type="float">
            <text:p>6.84E+08</text:p>
          </table:table-cell>
          <table:table-cell table:style-name="ce3" office:value-type="float" office:value="1413800000" calcext:value-type="float">
            <text:p>1.41E+09</text:p>
          </table:table-cell>
          <table:table-cell table:style-name="ce3" office:value-type="float" office:value="3201300000" calcext:value-type="float">
            <text:p>3.20E+09</text:p>
          </table:table-cell>
          <table:table-cell table:style-name="ce3" office:value-type="float" office:value="1020700000" calcext:value-type="float">
            <text:p>1.02E+09</text:p>
          </table:table-cell>
          <table:table-cell table:style-name="ce3" office:value-type="float" office:value="5541900000" calcext:value-type="float">
            <text:p>5.54E+09</text:p>
          </table:table-cell>
          <table:table-cell table:style-name="ce3" office:value-type="float" office:value="1151100000" calcext:value-type="float">
            <text:p>1.15E+09</text:p>
          </table:table-cell>
          <table:table-cell table:style-name="ce3" office:value-type="float" office:value="1142800000" calcext:value-type="float">
            <text:p>1.14E+09</text:p>
          </table:table-cell>
          <table:table-cell table:style-name="ce3" office:value-type="float" office:value="2678800000" calcext:value-type="float">
            <text:p>2.68E+09</text:p>
          </table:table-cell>
          <table:table-cell table:style-name="ce3" office:value-type="float" office:value="3466000000" calcext:value-type="float">
            <text:p>3.47E+09</text:p>
          </table:table-cell>
          <table:table-cell table:style-name="ce3" office:value-type="float" office:value="3432600000" calcext:value-type="float">
            <text:p>3.43E+09</text:p>
          </table:table-cell>
          <table:table-cell table:style-name="ce3" office:value-type="float" office:value="2116000000" calcext:value-type="float">
            <text:p>2.12E+09</text:p>
          </table:table-cell>
          <table:table-cell table:style-name="ce3" office:value-type="float" office:value="1328300000" calcext:value-type="float">
            <text:p>1.33E+09</text:p>
          </table:table-cell>
          <table:table-cell table:style-name="ce3" office:value-type="float" office:value="3279200000" calcext:value-type="float">
            <text:p>3.28E+09</text:p>
          </table:table-cell>
          <table:table-cell table:style-name="ce3" office:value-type="float" office:value="1807100000" calcext:value-type="float">
            <text:p>1.81E+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SWITCH(IPC=3.5)</text:p>
          </table:table-cell>
          <table:table-cell table:style-name="ce3" office:value-type="float" office:value="1874700000" calcext:value-type="float">
            <text:p>1.87E+09</text:p>
          </table:table-cell>
          <table:table-cell table:style-name="ce3" office:value-type="float" office:value="2215400000" calcext:value-type="float">
            <text:p>2.22E+09</text:p>
          </table:table-cell>
          <table:table-cell table:style-name="ce3" office:value-type="float" office:value="3262600000" calcext:value-type="float">
            <text:p>3.26E+09</text:p>
          </table:table-cell>
          <table:table-cell table:style-name="ce3" office:value-type="float" office:value="2403500000" calcext:value-type="float">
            <text:p>2.40E+09</text:p>
          </table:table-cell>
          <table:table-cell table:style-name="ce3" office:value-type="float" office:value="674050000" calcext:value-type="float">
            <text:p>6.74E+08</text:p>
          </table:table-cell>
          <table:table-cell table:style-name="ce3" office:value-type="float" office:value="1322000000" calcext:value-type="float">
            <text:p>1.32E+09</text:p>
          </table:table-cell>
          <table:table-cell table:style-name="ce3" office:value-type="float" office:value="2835000000" calcext:value-type="float">
            <text:p>2.84E+09</text:p>
          </table:table-cell>
          <table:table-cell table:style-name="ce3" office:value-type="float" office:value="1002800000" calcext:value-type="float">
            <text:p>1.00E+09</text:p>
          </table:table-cell>
          <table:table-cell table:style-name="ce3" office:value-type="float" office:value="5539700000" calcext:value-type="float">
            <text:p>5.54E+09</text:p>
          </table:table-cell>
          <table:table-cell table:style-name="ce3" office:value-type="float" office:value="1150800000" calcext:value-type="float">
            <text:p>1.15E+09</text:p>
          </table:table-cell>
          <table:table-cell table:style-name="ce3" office:value-type="float" office:value="1142300000" calcext:value-type="float">
            <text:p>1.14E+09</text:p>
          </table:table-cell>
          <table:table-cell table:style-name="ce3" office:value-type="float" office:value="2643000000" calcext:value-type="float">
            <text:p>2.64E+09</text:p>
          </table:table-cell>
          <table:table-cell table:style-name="ce3" office:value-type="float" office:value="1575100000" calcext:value-type="float">
            <text:p>1.58E+09</text:p>
          </table:table-cell>
          <table:table-cell table:style-name="ce3" office:value-type="float" office:value="3431600000" calcext:value-type="float">
            <text:p>3.43E+09</text:p>
          </table:table-cell>
          <table:table-cell table:style-name="ce3" office:value-type="float" office:value="1798300000" calcext:value-type="float">
            <text:p>1.80E+09</text:p>
          </table:table-cell>
          <table:table-cell table:style-name="ce3" office:value-type="float" office:value="1324000000" calcext:value-type="float">
            <text:p>1.32E+09</text:p>
          </table:table-cell>
          <table:table-cell table:style-name="ce3" office:value-type="float" office:value="3277100000" calcext:value-type="float">
            <text:p>3.28E+09</text:p>
          </table:table-cell>
          <table:table-cell table:style-name="ce3" office:value-type="float" office:value="1743600000" calcext:value-type="float">
            <text:p>1.74E+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SWITCH(IPC=4.0)</text:p>
          </table:table-cell>
          <table:table-cell table:style-name="ce3" office:value-type="float" office:value="1391900000" calcext:value-type="float">
            <text:p>1.39E+09</text:p>
          </table:table-cell>
          <table:table-cell table:style-name="ce3" office:value-type="float" office:value="2212600000" calcext:value-type="float">
            <text:p>2.21E+09</text:p>
          </table:table-cell>
          <table:table-cell table:style-name="ce3" office:value-type="float" office:value="2830700000" calcext:value-type="float">
            <text:p>2.83E+09</text:p>
          </table:table-cell>
          <table:table-cell table:style-name="ce3" office:value-type="float" office:value="2387100000" calcext:value-type="float">
            <text:p>2.39E+09</text:p>
          </table:table-cell>
          <table:table-cell table:style-name="ce3" office:value-type="float" office:value="662000000" calcext:value-type="float">
            <text:p>6.62E+08</text:p>
          </table:table-cell>
          <table:table-cell table:style-name="ce3" office:value-type="float" office:value="755490000" calcext:value-type="float">
            <text:p>7.55E+08</text:p>
          </table:table-cell>
          <table:table-cell table:style-name="ce3" office:value-type="float" office:value="1958700000" calcext:value-type="float">
            <text:p>1.96E+09</text:p>
          </table:table-cell>
          <table:table-cell table:style-name="ce3" office:value-type="float" office:value="757370000" calcext:value-type="float">
            <text:p>7.57E+08</text:p>
          </table:table-cell>
          <table:table-cell table:style-name="ce3" office:value-type="float" office:value="1325200000" calcext:value-type="float">
            <text:p>1.33E+09</text:p>
          </table:table-cell>
          <table:table-cell table:style-name="ce3" office:value-type="float" office:value="1150800000" calcext:value-type="float">
            <text:p>1.15E+09</text:p>
          </table:table-cell>
          <table:table-cell table:style-name="ce3" office:value-type="float" office:value="1000400000" calcext:value-type="float">
            <text:p>1.00E+09</text:p>
          </table:table-cell>
          <table:table-cell table:style-name="ce3" office:value-type="float" office:value="2608700000" calcext:value-type="float">
            <text:p>2.61E+09</text:p>
          </table:table-cell>
          <table:table-cell table:style-name="ce3" office:value-type="float" office:value="1575100000" calcext:value-type="float">
            <text:p>1.58E+09</text:p>
          </table:table-cell>
          <table:table-cell table:style-name="ce3" office:value-type="float" office:value="3432900000" calcext:value-type="float">
            <text:p>3.43E+09</text:p>
          </table:table-cell>
          <table:table-cell table:style-name="ce3" office:value-type="float" office:value="1765100000" calcext:value-type="float">
            <text:p>1.77E+09</text:p>
          </table:table-cell>
          <table:table-cell table:style-name="ce3" office:value-type="float" office:value="1226800000" calcext:value-type="float">
            <text:p>1.23E+09</text:p>
          </table:table-cell>
          <table:table-cell table:style-name="ce3" office:value-type="float" office:value="3266300000" calcext:value-type="float">
            <text:p>3.27E+09</text:p>
          </table:table-cell>
          <table:table-cell table:style-name="ce3" office:value-type="float" office:value="1702900000" calcext:value-type="float">
            <text:p>1.70E+09</text:p>
          </table:table-cell>
          <table:table-cell table:number-columns-repeated="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  <table:table-cell/>
        </table:table-row>
        <table:table-row table:style-name="ro1">
          <table:table-cell office:value-type="string" calcext:value-type="string">
            <text:p>相対タグ比較回数</text:p>
          </table:table-cell>
          <table:table-cell/>
          <table:table-cell office:value-type="string" calcext:value-type="string">
            <text:p>AGGRESSIVE</text:p>
          </table:table-cell>
          <table:table-cell table:formula="of:=[.D6]/[.D$5]" office:value-type="float" office:value="0.160465868650922" calcext:value-type="float">
            <text:p>0.160465868650922</text:p>
          </table:table-cell>
          <table:table-cell table:formula="of:=[.E6]/[.E$5]" office:value-type="float" office:value="0.0999478161039503" calcext:value-type="float">
            <text:p>0.09994781610395</text:p>
          </table:table-cell>
          <table:table-cell table:formula="of:=[.F6]/[.F$5]" office:value-type="float" office:value="0.14646933975793" calcext:value-type="float">
            <text:p>0.14646933975793</text:p>
          </table:table-cell>
          <table:table-cell table:formula="of:=[.G6]/[.G$5]" office:value-type="float" office:value="0.122867205433791" calcext:value-type="float">
            <text:p>0.122867205433791</text:p>
          </table:table-cell>
          <table:table-cell table:formula="of:=[.H6]/[.H$5]" office:value-type="float" office:value="0.141919993139819" calcext:value-type="float">
            <text:p>0.141919993139819</text:p>
          </table:table-cell>
          <table:table-cell table:formula="of:=[.I6]/[.I$5]" office:value-type="float" office:value="0.112395346094886" calcext:value-type="float">
            <text:p>0.112395346094886</text:p>
          </table:table-cell>
          <table:table-cell table:formula="of:=[.J6]/[.J$5]" office:value-type="float" office:value="0.164465841357176" calcext:value-type="float">
            <text:p>0.164465841357176</text:p>
          </table:table-cell>
          <table:table-cell table:formula="of:=[.K6]/[.K$5]" office:value-type="float" office:value="0.130815799059828" calcext:value-type="float">
            <text:p>0.130815799059828</text:p>
          </table:table-cell>
          <table:table-cell table:formula="of:=[.L6]/[.L$5]" office:value-type="float" office:value="0.0910477499141189" calcext:value-type="float">
            <text:p>0.091047749914119</text:p>
          </table:table-cell>
          <table:table-cell table:formula="of:=[.M6]/[.M$5]" office:value-type="float" office:value="0.296725784447476" calcext:value-type="float">
            <text:p>0.296725784447476</text:p>
          </table:table-cell>
          <table:table-cell table:formula="of:=[.N6]/[.N$5]" office:value-type="float" office:value="0.335558313487405" calcext:value-type="float">
            <text:p>0.335558313487405</text:p>
          </table:table-cell>
          <table:table-cell table:formula="of:=[.O6]/[.O$5]" office:value-type="float" office:value="0.160300693588803" calcext:value-type="float">
            <text:p>0.160300693588803</text:p>
          </table:table-cell>
          <table:table-cell table:formula="of:=[.P6]/[.P$5]" office:value-type="float" office:value="0.165020063070331" calcext:value-type="float">
            <text:p>0.165020063070331</text:p>
          </table:table-cell>
          <table:table-cell table:formula="of:=[.Q6]/[.Q$5]" office:value-type="float" office:value="0.110894127493374" calcext:value-type="float">
            <text:p>0.110894127493374</text:p>
          </table:table-cell>
          <table:table-cell table:formula="of:=[.R6]/[.R$5]" office:value-type="float" office:value="0.33217908425391" calcext:value-type="float">
            <text:p>0.33217908425391</text:p>
          </table:table-cell>
          <table:table-cell table:formula="of:=[.S6]/[.S$5]" office:value-type="float" office:value="0.117126580744212" calcext:value-type="float">
            <text:p>0.117126580744212</text:p>
          </table:table-cell>
          <table:table-cell table:formula="of:=[.T6]/[.T$5]" office:value-type="float" office:value="0.0839628750269804" calcext:value-type="float">
            <text:p>0.08396287502698</text:p>
          </table:table-cell>
          <table:table-cell table:formula="of:=[.U6]/[.U$5]" office:value-type="float" office:value="0.323484031872847" calcext:value-type="float">
            <text:p>0.323484031872847</text:p>
          </table:table-cell>
          <table:table-cell/>
          <table:table-cell table:formula="of:=GEOMEAN([.D14:.U14])" office:value-type="float" office:value="0.155369972659404" calcext:value-type="float">
            <text:p>0.15536997265940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formula="of:=[.D7]/[.D$5]" office:value-type="float" office:value="0.382065443453344" calcext:value-type="float">
            <text:p>0.382065443453344</text:p>
          </table:table-cell>
          <table:table-cell table:formula="of:=[.E7]/[.E$5]" office:value-type="float" office:value="0.385743359599228" calcext:value-type="float">
            <text:p>0.385743359599228</text:p>
          </table:table-cell>
          <table:table-cell table:formula="of:=[.F7]/[.F$5]" office:value-type="float" office:value="0.386255951356622" calcext:value-type="float">
            <text:p>0.386255951356622</text:p>
          </table:table-cell>
          <table:table-cell table:formula="of:=[.G7]/[.G$5]" office:value-type="float" office:value="0.391905914908336" calcext:value-type="float">
            <text:p>0.391905914908336</text:p>
          </table:table-cell>
          <table:table-cell table:formula="of:=[.H7]/[.H$5]" office:value-type="float" office:value="0.352077348540068" calcext:value-type="float">
            <text:p>0.352077348540068</text:p>
          </table:table-cell>
          <table:table-cell table:formula="of:=[.I7]/[.I$5]" office:value-type="float" office:value="0.372685822098188" calcext:value-type="float">
            <text:p>0.372685822098188</text:p>
          </table:table-cell>
          <table:table-cell table:formula="of:=[.J7]/[.J$5]" office:value-type="float" office:value="0.362998624484182" calcext:value-type="float">
            <text:p>0.362998624484182</text:p>
          </table:table-cell>
          <table:table-cell table:formula="of:=[.K7]/[.K$5]" office:value-type="float" office:value="0.340439556627175" calcext:value-type="float">
            <text:p>0.340439556627175</text:p>
          </table:table-cell>
          <table:table-cell table:formula="of:=[.L7]/[.L$5]" office:value-type="float" office:value="0.380927516317417" calcext:value-type="float">
            <text:p>0.380927516317417</text:p>
          </table:table-cell>
          <table:table-cell table:formula="of:=[.M7]/[.M$5]" office:value-type="float" office:value="0.3413310398007" calcext:value-type="float">
            <text:p>0.3413310398007</text:p>
          </table:table-cell>
          <table:table-cell table:formula="of:=[.N7]/[.N$5]" office:value-type="float" office:value="0.383423338811928" calcext:value-type="float">
            <text:p>0.383423338811928</text:p>
          </table:table-cell>
          <table:table-cell table:formula="of:=[.O7]/[.O$5]" office:value-type="float" office:value="0.375313222488336" calcext:value-type="float">
            <text:p>0.375313222488336</text:p>
          </table:table-cell>
          <table:table-cell table:formula="of:=[.P7]/[.P$5]" office:value-type="float" office:value="0.380318285157519" calcext:value-type="float">
            <text:p>0.380318285157519</text:p>
          </table:table-cell>
          <table:table-cell table:formula="of:=[.Q7]/[.Q$5]" office:value-type="float" office:value="0.39993955456363" calcext:value-type="float">
            <text:p>0.39993955456363</text:p>
          </table:table-cell>
          <table:table-cell table:formula="of:=[.R7]/[.R$5]" office:value-type="float" office:value="0.407155089673862" calcext:value-type="float">
            <text:p>0.407155089673862</text:p>
          </table:table-cell>
          <table:table-cell table:formula="of:=[.S7]/[.S$5]" office:value-type="float" office:value="0.270211304593754" calcext:value-type="float">
            <text:p>0.270211304593754</text:p>
          </table:table-cell>
          <table:table-cell table:formula="of:=[.T7]/[.T$5]" office:value-type="float" office:value="0.441412151953378" calcext:value-type="float">
            <text:p>0.441412151953378</text:p>
          </table:table-cell>
          <table:table-cell table:formula="of:=[.U7]/[.U$5]" office:value-type="float" office:value="0.381840086234227" calcext:value-type="float">
            <text:p>0.381840086234227</text:p>
          </table:table-cell>
          <table:table-cell table:style-name="ce3"/>
          <table:table-cell table:formula="of:=GEOMEAN([.D15:.U15])" office:value-type="float" office:value="0.37252704154269" calcext:value-type="float">
            <text:p>0.3725270415426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ITCH(IPC=3.0)</text:p>
          </table:table-cell>
          <table:table-cell table:formula="of:=[.D8]/[.D$5]" office:value-type="float" office:value="0.364144752045108" calcext:value-type="float">
            <text:p>0.364144752045108</text:p>
          </table:table-cell>
          <table:table-cell table:formula="of:=[.E8]/[.E$5]" office:value-type="float" office:value="0.385360677694863" calcext:value-type="float">
            <text:p>0.385360677694863</text:p>
          </table:table-cell>
          <table:table-cell table:formula="of:=[.F8]/[.F$5]" office:value-type="float" office:value="0.383743475018643" calcext:value-type="float">
            <text:p>0.383743475018643</text:p>
          </table:table-cell>
          <table:table-cell table:formula="of:=[.G8]/[.G$5]" office:value-type="float" office:value="0.380491179522656" calcext:value-type="float">
            <text:p>0.380491179522656</text:p>
          </table:table-cell>
          <table:table-cell table:formula="of:=[.H8]/[.H$5]" office:value-type="float" office:value="0.14673712644171" calcext:value-type="float">
            <text:p>0.14673712644171</text:p>
          </table:table-cell>
          <table:table-cell table:formula="of:=[.I8]/[.I$5]" office:value-type="float" office:value="0.277858574741559" calcext:value-type="float">
            <text:p>0.277858574741559</text:p>
          </table:table-cell>
          <table:table-cell table:formula="of:=[.J8]/[.J$5]" office:value-type="float" office:value="0.293562585969739" calcext:value-type="float">
            <text:p>0.293562585969739</text:p>
          </table:table-cell>
          <table:table-cell table:formula="of:=[.K8]/[.K$5]" office:value-type="float" office:value="0.177054242051033" calcext:value-type="float">
            <text:p>0.177054242051033</text:p>
          </table:table-cell>
          <table:table-cell table:formula="of:=[.L8]/[.L$5]" office:value-type="float" office:value="0.380755754036414" calcext:value-type="float">
            <text:p>0.380755754036414</text:p>
          </table:table-cell>
          <table:table-cell table:formula="of:=[.M8]/[.M$5]" office:value-type="float" office:value="0.34139035529984" calcext:value-type="float">
            <text:p>0.34139035529984</text:p>
          </table:table-cell>
          <table:table-cell table:formula="of:=[.N8]/[.N$5]" office:value-type="float" office:value="0.383322711568779" calcext:value-type="float">
            <text:p>0.383322711568779</text:p>
          </table:table-cell>
          <table:table-cell table:formula="of:=[.O8]/[.O$5]" office:value-type="float" office:value="0.370855426190245" calcext:value-type="float">
            <text:p>0.370855426190245</text:p>
          </table:table-cell>
          <table:table-cell table:formula="of:=[.P8]/[.P$5]" office:value-type="float" office:value="0.363125857787929" calcext:value-type="float">
            <text:p>0.363125857787929</text:p>
          </table:table-cell>
          <table:table-cell table:formula="of:=[.Q8]/[.Q$5]" office:value-type="float" office:value="0.39900962477333" calcext:value-type="float">
            <text:p>0.39900962477333</text:p>
          </table:table-cell>
          <table:table-cell table:formula="of:=[.R8]/[.R$5]" office:value-type="float" office:value="0.398215932401152" calcext:value-type="float">
            <text:p>0.398215932401152</text:p>
          </table:table-cell>
          <table:table-cell table:formula="of:=[.S8]/[.S$5]" office:value-type="float" office:value="0.26833259262252" calcext:value-type="float">
            <text:p>0.26833259262252</text:p>
          </table:table-cell>
          <table:table-cell table:formula="of:=[.T8]/[.T$5]" office:value-type="float" office:value="0.442369954672998" calcext:value-type="float">
            <text:p>0.442369954672998</text:p>
          </table:table-cell>
          <table:table-cell table:formula="of:=[.U8]/[.U$5]" office:value-type="float" office:value="0.381945765434447" calcext:value-type="float">
            <text:p>0.381945765434447</text:p>
          </table:table-cell>
          <table:table-cell table:style-name="ce3"/>
          <table:table-cell table:formula="of:=GEOMEAN([.D16:.U16])" office:value-type="float" office:value="0.329524751650642" calcext:value-type="float">
            <text:p>0.32952475165064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ITCH(IPC=3.5)</text:p>
          </table:table-cell>
          <table:table-cell table:formula="of:=[.D9]/[.D$5]" office:value-type="float" office:value="0.216608124971114" calcext:value-type="float">
            <text:p>0.216608124971114</text:p>
          </table:table-cell>
          <table:table-cell table:formula="of:=[.E9]/[.E$5]" office:value-type="float" office:value="0.385360677694863" calcext:value-type="float">
            <text:p>0.385360677694863</text:p>
          </table:table-cell>
          <table:table-cell table:formula="of:=[.F9]/[.F$5]" office:value-type="float" office:value="0.374301611885504" calcext:value-type="float">
            <text:p>0.374301611885504</text:p>
          </table:table-cell>
          <table:table-cell table:formula="of:=[.G9]/[.G$5]" office:value-type="float" office:value="0.377896921480457" calcext:value-type="float">
            <text:p>0.377896921480457</text:p>
          </table:table-cell>
          <table:table-cell table:formula="of:=[.H9]/[.H$5]" office:value-type="float" office:value="0.144503280024011" calcext:value-type="float">
            <text:p>0.144503280024011</text:p>
          </table:table-cell>
          <table:table-cell table:formula="of:=[.I9]/[.I$5]" office:value-type="float" office:value="0.259816831099406" calcext:value-type="float">
            <text:p>0.259816831099406</text:p>
          </table:table-cell>
          <table:table-cell table:formula="of:=[.J9]/[.J$5]" office:value-type="float" office:value="0.259972489683631" calcext:value-type="float">
            <text:p>0.259972489683631</text:p>
          </table:table-cell>
          <table:table-cell table:formula="of:=[.K9]/[.K$5]" office:value-type="float" office:value="0.173949244566254" calcext:value-type="float">
            <text:p>0.173949244566254</text:p>
          </table:table-cell>
          <table:table-cell table:formula="of:=[.L9]/[.L$5]" office:value-type="float" office:value="0.380604603229131" calcext:value-type="float">
            <text:p>0.380604603229131</text:p>
          </table:table-cell>
          <table:table-cell table:formula="of:=[.M9]/[.M$5]" office:value-type="float" office:value="0.34130138205113" calcext:value-type="float">
            <text:p>0.34130138205113</text:p>
          </table:table-cell>
          <table:table-cell table:formula="of:=[.N9]/[.N$5]" office:value-type="float" office:value="0.383154999496864" calcext:value-type="float">
            <text:p>0.383154999496864</text:p>
          </table:table-cell>
          <table:table-cell table:formula="of:=[.O9]/[.O$5]" office:value-type="float" office:value="0.365899242728393" calcext:value-type="float">
            <text:p>0.365899242728393</text:p>
          </table:table-cell>
          <table:table-cell table:formula="of:=[.P9]/[.P$5]" office:value-type="float" office:value="0.165020063070331" calcext:value-type="float">
            <text:p>0.165020063070331</text:p>
          </table:table-cell>
          <table:table-cell table:formula="of:=[.Q9]/[.Q$5]" office:value-type="float" office:value="0.398893383549542" calcext:value-type="float">
            <text:p>0.398893383549542</text:p>
          </table:table-cell>
          <table:table-cell table:formula="of:=[.R9]/[.R$5]" office:value-type="float" office:value="0.338427084705572" calcext:value-type="float">
            <text:p>0.338427084705572</text:p>
          </table:table-cell>
          <table:table-cell table:formula="of:=[.S9]/[.S$5]" office:value-type="float" office:value="0.267463940850875" calcext:value-type="float">
            <text:p>0.267463940850875</text:p>
          </table:table-cell>
          <table:table-cell table:formula="of:=[.T9]/[.T$5]" office:value-type="float" office:value="0.442086660910857" calcext:value-type="float">
            <text:p>0.442086660910857</text:p>
          </table:table-cell>
          <table:table-cell table:formula="of:=[.U9]/[.U$5]" office:value-type="float" office:value="0.368524507006531" calcext:value-type="float">
            <text:p>0.368524507006531</text:p>
          </table:table-cell>
          <table:table-cell table:style-name="ce3"/>
          <table:table-cell table:formula="of:=GEOMEAN([.D17:.U17])" office:value-type="float" office:value="0.298518324915598" calcext:value-type="float">
            <text:p>0.29851832491559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ITCH(IPC=4.0)</text:p>
          </table:table-cell>
          <table:table-cell table:formula="of:=[.D10]/[.D$5]" office:value-type="float" office:value="0.160824051393446" calcext:value-type="float">
            <text:p>0.160824051393446</text:p>
          </table:table-cell>
          <table:table-cell table:formula="of:=[.E10]/[.E$5]" office:value-type="float" office:value="0.3848736279984" calcext:value-type="float">
            <text:p>0.3848736279984</text:p>
          </table:table-cell>
          <table:table-cell table:formula="of:=[.F10]/[.F$5]" office:value-type="float" office:value="0.324751907302243" calcext:value-type="float">
            <text:p>0.324751907302243</text:p>
          </table:table-cell>
          <table:table-cell table:formula="of:=[.G10]/[.G$5]" office:value-type="float" office:value="0.37531838621427" calcext:value-type="float">
            <text:p>0.37531838621427</text:p>
          </table:table-cell>
          <table:table-cell table:formula="of:=[.H10]/[.H$5]" office:value-type="float" office:value="0.141919993139819" calcext:value-type="float">
            <text:p>0.141919993139819</text:p>
          </table:table-cell>
          <table:table-cell table:formula="of:=[.I10]/[.I$5]" office:value-type="float" office:value="0.148478833379191" calcext:value-type="float">
            <text:p>0.148478833379191</text:p>
          </table:table-cell>
          <table:table-cell table:formula="of:=[.J10]/[.J$5]" office:value-type="float" office:value="0.179614855570839" calcext:value-type="float">
            <text:p>0.179614855570839</text:p>
          </table:table-cell>
          <table:table-cell table:formula="of:=[.K10]/[.K$5]" office:value-type="float" office:value="0.131376086315461" calcext:value-type="float">
            <text:p>0.131376086315461</text:p>
          </table:table-cell>
          <table:table-cell table:formula="of:=[.L10]/[.L$5]" office:value-type="float" office:value="0.0910477499141189" calcext:value-type="float">
            <text:p>0.091047749914119</text:p>
          </table:table-cell>
          <table:table-cell table:formula="of:=[.M10]/[.M$5]" office:value-type="float" office:value="0.34130138205113" calcext:value-type="float">
            <text:p>0.34130138205113</text:p>
          </table:table-cell>
          <table:table-cell table:formula="of:=[.N10]/[.N$5]" office:value-type="float" office:value="0.335558313487405" calcext:value-type="float">
            <text:p>0.335558313487405</text:p>
          </table:table-cell>
          <table:table-cell table:formula="of:=[.O10]/[.O$5]" office:value-type="float" office:value="0.361150720584774" calcext:value-type="float">
            <text:p>0.361150720584774</text:p>
          </table:table-cell>
          <table:table-cell table:formula="of:=[.P10]/[.P$5]" office:value-type="float" office:value="0.165020063070331" calcext:value-type="float">
            <text:p>0.165020063070331</text:p>
          </table:table-cell>
          <table:table-cell table:formula="of:=[.Q10]/[.Q$5]" office:value-type="float" office:value="0.399044497140466" calcext:value-type="float">
            <text:p>0.399044497140466</text:p>
          </table:table-cell>
          <table:table-cell table:formula="of:=[.R10]/[.R$5]" office:value-type="float" office:value="0.33217908425391" calcext:value-type="float">
            <text:p>0.33217908425391</text:p>
          </table:table-cell>
          <table:table-cell table:formula="of:=[.S10]/[.S$5]" office:value-type="float" office:value="0.247828370570886" calcext:value-type="float">
            <text:p>0.247828370570886</text:p>
          </table:table-cell>
          <table:table-cell table:formula="of:=[.T10]/[.T$5]" office:value-type="float" office:value="0.440629721562702" calcext:value-type="float">
            <text:p>0.440629721562702</text:p>
          </table:table-cell>
          <table:table-cell table:formula="of:=[.U10]/[.U$5]" office:value-type="float" office:value="0.359922220108638" calcext:value-type="float">
            <text:p>0.359922220108638</text:p>
          </table:table-cell>
          <table:table-cell/>
          <table:table-cell table:formula="of:=GEOMEAN([.D18:.U18])" office:value-type="float" office:value="0.247501941611848" calcext:value-type="float">
            <text:p>0.247501941611848</text:p>
          </table:table-cell>
          <table:table-cell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2"/>
          <table:table-cell table:style-name="ce3"/>
          <table:table-cell/>
        </table:table-row>
        <table:table-row table:style-name="ro1">
          <table:table-cell table:number-columns-repeated="22"/>
          <table:table-cell table:style-name="ce3"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  <table:table-cell/>
        </table:table-row>
        <table:table-row table:style-name="ro1">
          <table:table-cell office:value-type="string" calcext:value-type="string">
            <text:p>相対タグ比較回数(%)</text:p>
          </table:table-cell>
          <table:table-cell/>
          <table:table-cell office:value-type="string" calcext:value-type="string">
            <text:p>AGGRESSIVE</text:p>
          </table:table-cell>
          <table:table-cell table:formula="of:=[.D14]*100" office:value-type="float" office:value="16.0465868650922" calcext:value-type="float">
            <text:p>16.0465868650922</text:p>
          </table:table-cell>
          <table:table-cell table:formula="of:=[.E14]*100" office:value-type="float" office:value="9.99478161039503" calcext:value-type="float">
            <text:p>9.99478161039503</text:p>
          </table:table-cell>
          <table:table-cell table:formula="of:=[.F14]*100" office:value-type="float" office:value="14.646933975793" calcext:value-type="float">
            <text:p>14.646933975793</text:p>
          </table:table-cell>
          <table:table-cell table:formula="of:=[.G14]*100" office:value-type="float" office:value="12.2867205433791" calcext:value-type="float">
            <text:p>12.2867205433791</text:p>
          </table:table-cell>
          <table:table-cell table:formula="of:=[.H14]*100" office:value-type="float" office:value="14.1919993139819" calcext:value-type="float">
            <text:p>14.1919993139819</text:p>
          </table:table-cell>
          <table:table-cell table:formula="of:=[.I14]*100" office:value-type="float" office:value="11.2395346094886" calcext:value-type="float">
            <text:p>11.2395346094886</text:p>
          </table:table-cell>
          <table:table-cell table:formula="of:=[.J14]*100" office:value-type="float" office:value="16.4465841357176" calcext:value-type="float">
            <text:p>16.4465841357176</text:p>
          </table:table-cell>
          <table:table-cell table:formula="of:=[.K14]*100" office:value-type="float" office:value="13.0815799059828" calcext:value-type="float">
            <text:p>13.0815799059828</text:p>
          </table:table-cell>
          <table:table-cell table:formula="of:=[.L14]*100" office:value-type="float" office:value="9.10477499141189" calcext:value-type="float">
            <text:p>9.10477499141189</text:p>
          </table:table-cell>
          <table:table-cell table:formula="of:=[.M14]*100" office:value-type="float" office:value="29.6725784447476" calcext:value-type="float">
            <text:p>29.6725784447476</text:p>
          </table:table-cell>
          <table:table-cell table:formula="of:=[.N14]*100" office:value-type="float" office:value="33.5558313487405" calcext:value-type="float">
            <text:p>33.5558313487405</text:p>
          </table:table-cell>
          <table:table-cell table:formula="of:=[.O14]*100" office:value-type="float" office:value="16.0300693588803" calcext:value-type="float">
            <text:p>16.0300693588803</text:p>
          </table:table-cell>
          <table:table-cell table:formula="of:=[.P14]*100" office:value-type="float" office:value="16.5020063070331" calcext:value-type="float">
            <text:p>16.5020063070331</text:p>
          </table:table-cell>
          <table:table-cell table:formula="of:=[.Q14]*100" office:value-type="float" office:value="11.0894127493374" calcext:value-type="float">
            <text:p>11.0894127493374</text:p>
          </table:table-cell>
          <table:table-cell table:formula="of:=[.R14]*100" office:value-type="float" office:value="33.217908425391" calcext:value-type="float">
            <text:p>33.217908425391</text:p>
          </table:table-cell>
          <table:table-cell table:formula="of:=[.S14]*100" office:value-type="float" office:value="11.7126580744212" calcext:value-type="float">
            <text:p>11.7126580744212</text:p>
          </table:table-cell>
          <table:table-cell table:formula="of:=[.T14]*100" office:value-type="float" office:value="8.39628750269804" calcext:value-type="float">
            <text:p>8.39628750269804</text:p>
          </table:table-cell>
          <table:table-cell table:formula="of:=[.U14]*100" office:value-type="float" office:value="32.3484031872847" calcext:value-type="float">
            <text:p>32.3484031872847</text:p>
          </table:table-cell>
          <table:table-cell/>
          <table:table-cell table:formula="of:=[.W14]*100" office:value-type="float" office:value="15.5369972659404" calcext:value-type="float">
            <text:p>15.536997265940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formula="of:=[.D15]*100" office:value-type="float" office:value="38.2065443453344" calcext:value-type="float">
            <text:p>38.2065443453344</text:p>
          </table:table-cell>
          <table:table-cell table:formula="of:=[.E15]*100" office:value-type="float" office:value="38.5743359599228" calcext:value-type="float">
            <text:p>38.5743359599228</text:p>
          </table:table-cell>
          <table:table-cell table:formula="of:=[.F15]*100" office:value-type="float" office:value="38.6255951356623" calcext:value-type="float">
            <text:p>38.6255951356623</text:p>
          </table:table-cell>
          <table:table-cell table:formula="of:=[.G15]*100" office:value-type="float" office:value="39.1905914908336" calcext:value-type="float">
            <text:p>39.1905914908336</text:p>
          </table:table-cell>
          <table:table-cell table:formula="of:=[.H15]*100" office:value-type="float" office:value="35.2077348540068" calcext:value-type="float">
            <text:p>35.2077348540068</text:p>
          </table:table-cell>
          <table:table-cell table:formula="of:=[.I15]*100" office:value-type="float" office:value="37.2685822098188" calcext:value-type="float">
            <text:p>37.2685822098188</text:p>
          </table:table-cell>
          <table:table-cell table:formula="of:=[.J15]*100" office:value-type="float" office:value="36.2998624484182" calcext:value-type="float">
            <text:p>36.2998624484182</text:p>
          </table:table-cell>
          <table:table-cell table:formula="of:=[.K15]*100" office:value-type="float" office:value="34.0439556627175" calcext:value-type="float">
            <text:p>34.0439556627175</text:p>
          </table:table-cell>
          <table:table-cell table:formula="of:=[.L15]*100" office:value-type="float" office:value="38.0927516317417" calcext:value-type="float">
            <text:p>38.0927516317417</text:p>
          </table:table-cell>
          <table:table-cell table:formula="of:=[.M15]*100" office:value-type="float" office:value="34.13310398007" calcext:value-type="float">
            <text:p>34.13310398007</text:p>
          </table:table-cell>
          <table:table-cell table:formula="of:=[.N15]*100" office:value-type="float" office:value="38.3423338811928" calcext:value-type="float">
            <text:p>38.3423338811928</text:p>
          </table:table-cell>
          <table:table-cell table:formula="of:=[.O15]*100" office:value-type="float" office:value="37.5313222488336" calcext:value-type="float">
            <text:p>37.5313222488336</text:p>
          </table:table-cell>
          <table:table-cell table:formula="of:=[.P15]*100" office:value-type="float" office:value="38.0318285157519" calcext:value-type="float">
            <text:p>38.0318285157519</text:p>
          </table:table-cell>
          <table:table-cell table:formula="of:=[.Q15]*100" office:value-type="float" office:value="39.993955456363" calcext:value-type="float">
            <text:p>39.993955456363</text:p>
          </table:table-cell>
          <table:table-cell table:formula="of:=[.R15]*100" office:value-type="float" office:value="40.7155089673862" calcext:value-type="float">
            <text:p>40.7155089673862</text:p>
          </table:table-cell>
          <table:table-cell table:formula="of:=[.S15]*100" office:value-type="float" office:value="27.0211304593754" calcext:value-type="float">
            <text:p>27.0211304593754</text:p>
          </table:table-cell>
          <table:table-cell table:formula="of:=[.T15]*100" office:value-type="float" office:value="44.1412151953378" calcext:value-type="float">
            <text:p>44.1412151953378</text:p>
          </table:table-cell>
          <table:table-cell table:formula="of:=[.U15]*100" office:value-type="float" office:value="38.1840086234227" calcext:value-type="float">
            <text:p>38.1840086234227</text:p>
          </table:table-cell>
          <table:table-cell/>
          <table:table-cell table:formula="of:=[.W15]*100" office:value-type="float" office:value="37.252704154269" calcext:value-type="float">
            <text:p>37.25270415426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ITCH(IPC=3.0)</text:p>
          </table:table-cell>
          <table:table-cell table:formula="of:=[.D16]*100" office:value-type="float" office:value="36.4144752045108" calcext:value-type="float">
            <text:p>36.4144752045108</text:p>
          </table:table-cell>
          <table:table-cell table:formula="of:=[.E16]*100" office:value-type="float" office:value="38.5360677694863" calcext:value-type="float">
            <text:p>38.5360677694863</text:p>
          </table:table-cell>
          <table:table-cell table:formula="of:=[.F16]*100" office:value-type="float" office:value="38.3743475018643" calcext:value-type="float">
            <text:p>38.3743475018643</text:p>
          </table:table-cell>
          <table:table-cell table:formula="of:=[.G16]*100" office:value-type="float" office:value="38.0491179522656" calcext:value-type="float">
            <text:p>38.0491179522656</text:p>
          </table:table-cell>
          <table:table-cell table:formula="of:=[.H16]*100" office:value-type="float" office:value="14.673712644171" calcext:value-type="float">
            <text:p>14.673712644171</text:p>
          </table:table-cell>
          <table:table-cell table:formula="of:=[.I16]*100" office:value-type="float" office:value="27.7858574741559" calcext:value-type="float">
            <text:p>27.7858574741559</text:p>
          </table:table-cell>
          <table:table-cell table:formula="of:=[.J16]*100" office:value-type="float" office:value="29.3562585969739" calcext:value-type="float">
            <text:p>29.3562585969739</text:p>
          </table:table-cell>
          <table:table-cell table:formula="of:=[.K16]*100" office:value-type="float" office:value="17.7054242051033" calcext:value-type="float">
            <text:p>17.7054242051033</text:p>
          </table:table-cell>
          <table:table-cell table:formula="of:=[.L16]*100" office:value-type="float" office:value="38.0755754036414" calcext:value-type="float">
            <text:p>38.0755754036414</text:p>
          </table:table-cell>
          <table:table-cell table:formula="of:=[.M16]*100" office:value-type="float" office:value="34.139035529984" calcext:value-type="float">
            <text:p>34.139035529984</text:p>
          </table:table-cell>
          <table:table-cell table:formula="of:=[.N16]*100" office:value-type="float" office:value="38.3322711568779" calcext:value-type="float">
            <text:p>38.3322711568779</text:p>
          </table:table-cell>
          <table:table-cell table:formula="of:=[.O16]*100" office:value-type="float" office:value="37.0855426190246" calcext:value-type="float">
            <text:p>37.0855426190246</text:p>
          </table:table-cell>
          <table:table-cell table:formula="of:=[.P16]*100" office:value-type="float" office:value="36.3125857787929" calcext:value-type="float">
            <text:p>36.3125857787929</text:p>
          </table:table-cell>
          <table:table-cell table:formula="of:=[.Q16]*100" office:value-type="float" office:value="39.900962477333" calcext:value-type="float">
            <text:p>39.900962477333</text:p>
          </table:table-cell>
          <table:table-cell table:formula="of:=[.R16]*100" office:value-type="float" office:value="39.8215932401152" calcext:value-type="float">
            <text:p>39.8215932401152</text:p>
          </table:table-cell>
          <table:table-cell table:formula="of:=[.S16]*100" office:value-type="float" office:value="26.833259262252" calcext:value-type="float">
            <text:p>26.833259262252</text:p>
          </table:table-cell>
          <table:table-cell table:formula="of:=[.T16]*100" office:value-type="float" office:value="44.2369954672998" calcext:value-type="float">
            <text:p>44.2369954672998</text:p>
          </table:table-cell>
          <table:table-cell table:formula="of:=[.U16]*100" office:value-type="float" office:value="38.1945765434447" calcext:value-type="float">
            <text:p>38.1945765434447</text:p>
          </table:table-cell>
          <table:table-cell/>
          <table:table-cell table:formula="of:=[.W16]*100" office:value-type="float" office:value="32.9524751650642" calcext:value-type="float">
            <text:p>32.952475165064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ITCH(IPC=3.5)</text:p>
          </table:table-cell>
          <table:table-cell table:formula="of:=[.D17]*100" office:value-type="float" office:value="21.6608124971114" calcext:value-type="float">
            <text:p>21.6608124971114</text:p>
          </table:table-cell>
          <table:table-cell table:formula="of:=[.E17]*100" office:value-type="float" office:value="38.5360677694863" calcext:value-type="float">
            <text:p>38.5360677694863</text:p>
          </table:table-cell>
          <table:table-cell table:formula="of:=[.F17]*100" office:value-type="float" office:value="37.4301611885504" calcext:value-type="float">
            <text:p>37.4301611885504</text:p>
          </table:table-cell>
          <table:table-cell table:formula="of:=[.G17]*100" office:value-type="float" office:value="37.7896921480457" calcext:value-type="float">
            <text:p>37.7896921480457</text:p>
          </table:table-cell>
          <table:table-cell table:formula="of:=[.H17]*100" office:value-type="float" office:value="14.4503280024011" calcext:value-type="float">
            <text:p>14.4503280024011</text:p>
          </table:table-cell>
          <table:table-cell table:formula="of:=[.I17]*100" office:value-type="float" office:value="25.9816831099406" calcext:value-type="float">
            <text:p>25.9816831099406</text:p>
          </table:table-cell>
          <table:table-cell table:formula="of:=[.J17]*100" office:value-type="float" office:value="25.9972489683631" calcext:value-type="float">
            <text:p>25.9972489683631</text:p>
          </table:table-cell>
          <table:table-cell table:formula="of:=[.K17]*100" office:value-type="float" office:value="17.3949244566254" calcext:value-type="float">
            <text:p>17.3949244566254</text:p>
          </table:table-cell>
          <table:table-cell table:formula="of:=[.L17]*100" office:value-type="float" office:value="38.0604603229131" calcext:value-type="float">
            <text:p>38.0604603229131</text:p>
          </table:table-cell>
          <table:table-cell table:formula="of:=[.M17]*100" office:value-type="float" office:value="34.130138205113" calcext:value-type="float">
            <text:p>34.130138205113</text:p>
          </table:table-cell>
          <table:table-cell table:formula="of:=[.N17]*100" office:value-type="float" office:value="38.3154999496864" calcext:value-type="float">
            <text:p>38.3154999496864</text:p>
          </table:table-cell>
          <table:table-cell table:formula="of:=[.O17]*100" office:value-type="float" office:value="36.5899242728393" calcext:value-type="float">
            <text:p>36.5899242728393</text:p>
          </table:table-cell>
          <table:table-cell table:formula="of:=[.P17]*100" office:value-type="float" office:value="16.5020063070331" calcext:value-type="float">
            <text:p>16.5020063070331</text:p>
          </table:table-cell>
          <table:table-cell table:formula="of:=[.Q17]*100" office:value-type="float" office:value="39.8893383549542" calcext:value-type="float">
            <text:p>39.8893383549542</text:p>
          </table:table-cell>
          <table:table-cell table:formula="of:=[.R17]*100" office:value-type="float" office:value="33.8427084705572" calcext:value-type="float">
            <text:p>33.8427084705572</text:p>
          </table:table-cell>
          <table:table-cell table:formula="of:=[.S17]*100" office:value-type="float" office:value="26.7463940850875" calcext:value-type="float">
            <text:p>26.7463940850875</text:p>
          </table:table-cell>
          <table:table-cell table:formula="of:=[.T17]*100" office:value-type="float" office:value="44.2086660910857" calcext:value-type="float">
            <text:p>44.2086660910857</text:p>
          </table:table-cell>
          <table:table-cell table:formula="of:=[.U17]*100" office:value-type="float" office:value="36.8524507006531" calcext:value-type="float">
            <text:p>36.8524507006531</text:p>
          </table:table-cell>
          <table:table-cell/>
          <table:table-cell table:formula="of:=[.W17]*100" office:value-type="float" office:value="29.8518324915598" calcext:value-type="float">
            <text:p>29.851832491559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ITCH(IPC=4.0)</text:p>
          </table:table-cell>
          <table:table-cell table:formula="of:=[.D18]*100" office:value-type="float" office:value="16.0824051393446" calcext:value-type="float">
            <text:p>16.0824051393446</text:p>
          </table:table-cell>
          <table:table-cell table:formula="of:=[.E18]*100" office:value-type="float" office:value="38.48736279984" calcext:value-type="float">
            <text:p>38.48736279984</text:p>
          </table:table-cell>
          <table:table-cell table:formula="of:=[.F18]*100" office:value-type="float" office:value="32.4751907302243" calcext:value-type="float">
            <text:p>32.4751907302243</text:p>
          </table:table-cell>
          <table:table-cell table:formula="of:=[.G18]*100" office:value-type="float" office:value="37.531838621427" calcext:value-type="float">
            <text:p>37.531838621427</text:p>
          </table:table-cell>
          <table:table-cell table:formula="of:=[.H18]*100" office:value-type="float" office:value="14.1919993139819" calcext:value-type="float">
            <text:p>14.1919993139819</text:p>
          </table:table-cell>
          <table:table-cell table:formula="of:=[.I18]*100" office:value-type="float" office:value="14.8478833379191" calcext:value-type="float">
            <text:p>14.8478833379191</text:p>
          </table:table-cell>
          <table:table-cell table:formula="of:=[.J18]*100" office:value-type="float" office:value="17.9614855570839" calcext:value-type="float">
            <text:p>17.9614855570839</text:p>
          </table:table-cell>
          <table:table-cell table:formula="of:=[.K18]*100" office:value-type="float" office:value="13.1376086315461" calcext:value-type="float">
            <text:p>13.1376086315461</text:p>
          </table:table-cell>
          <table:table-cell table:formula="of:=[.L18]*100" office:value-type="float" office:value="9.10477499141189" calcext:value-type="float">
            <text:p>9.10477499141189</text:p>
          </table:table-cell>
          <table:table-cell table:formula="of:=[.M18]*100" office:value-type="float" office:value="34.130138205113" calcext:value-type="float">
            <text:p>34.130138205113</text:p>
          </table:table-cell>
          <table:table-cell table:formula="of:=[.N18]*100" office:value-type="float" office:value="33.5558313487405" calcext:value-type="float">
            <text:p>33.5558313487405</text:p>
          </table:table-cell>
          <table:table-cell table:formula="of:=[.O18]*100" office:value-type="float" office:value="36.1150720584774" calcext:value-type="float">
            <text:p>36.1150720584774</text:p>
          </table:table-cell>
          <table:table-cell table:formula="of:=[.P18]*100" office:value-type="float" office:value="16.5020063070331" calcext:value-type="float">
            <text:p>16.5020063070331</text:p>
          </table:table-cell>
          <table:table-cell table:formula="of:=[.Q18]*100" office:value-type="float" office:value="39.9044497140466" calcext:value-type="float">
            <text:p>39.9044497140466</text:p>
          </table:table-cell>
          <table:table-cell table:formula="of:=[.R18]*100" office:value-type="float" office:value="33.217908425391" calcext:value-type="float">
            <text:p>33.217908425391</text:p>
          </table:table-cell>
          <table:table-cell table:formula="of:=[.S18]*100" office:value-type="float" office:value="24.7828370570886" calcext:value-type="float">
            <text:p>24.7828370570886</text:p>
          </table:table-cell>
          <table:table-cell table:formula="of:=[.T18]*100" office:value-type="float" office:value="44.0629721562702" calcext:value-type="float">
            <text:p>44.0629721562702</text:p>
          </table:table-cell>
          <table:table-cell table:formula="of:=[.U18]*100" office:value-type="float" office:value="35.9922220108638" calcext:value-type="float">
            <text:p>35.9922220108638</text:p>
          </table:table-cell>
          <table:table-cell/>
          <table:table-cell table:formula="of:=[.W18]*100" office:value-type="float" office:value="24.7501941611848" calcext:value-type="float">
            <text:p>24.750194161184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IPA明朝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9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9T16:41:03.196737869</meta:creation-date>
    <dc:date>2020-12-09T18:11:29.212877455</dc:date>
    <meta:editing-duration>PT47M56S</meta:editing-duration>
    <meta:editing-cycles>8</meta:editing-cycles>
    <meta:generator>LibreOffice/6.0.7.3$Linux_X86_64 LibreOffice_project/00m0$Build-3</meta:generator>
    <meta:document-statistic meta:table-count="4" meta:cell-count="146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6" chart:origin="0" chart:interval-major="1" chart:interval-minor-divisor="2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12.378cm" svg:y="0cm" style:legend-expansion="custom" chartooo:width="8.622cm" chartooo:height="0.791cm" style:legend-expansion-aspect-ratio="10.9001264222503" chart:style-name="ch2"/>
        <chart:plot-area chart:style-name="ch3" table:cell-range-address="IPC_base.C9:IPC_base.U11" chart:data-source-has-labels="both" svg:x="1.141cm" svg:y="1.065cm" svg:width="19.433cm" svg:height="8.476cm">
          <chartooo:coordinate-region svg:x="1.63cm" svg:y="1.317cm" svg:width="18.944cm" svg:height="5.566cm"/>
          <chart:axis chart:dimension="x" chart:name="primary-x" chart:style-name="ch4" chartooo:axis-type="auto">
            <chartooo:date-scale/>
            <chart:categories table:cell-range-address="IPC_base.D9:IPC_base.U9"/>
            <chart:grid chart:class="major"/>
          </chart:axis>
          <chart:axis chart:dimension="y" chart:name="primary-y" chart:style-name="ch5">
            <chart:title svg:x="0.166cm" svg:y="4.283cm" chart:style-name="ch6">
              <text:p>IPC</text:p>
            </chart:title>
            <chart:grid chart:class="major"/>
            <chart:grid chart:class="minor"/>
          </chart:axis>
          <chart:series chart:style-name="ch7" chart:values-cell-range-address="IPC_base.D10:IPC_base.U10" chart:label-cell-address="IPC_base.C10:IPC_base.C10" chart:class="chart:bar">
            <chart:data-point chart:repeated="18"/>
          </chart:series>
          <chart:series chart:style-name="ch8" chart:values-cell-range-address="IPC_base.D11:IPC_base.U11" chart:label-cell-address="IPC_base.C11:IPC_base.C11" chart:class="chart:ba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IPC_base.D9:IPC_base.U9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  <draw:g>
                  <svg:desc>IPC_base.C10:IPC_base.C10</svg:desc>
                </draw:g>
              </table:table-cell>
              <table:table-cell office:value-type="float" office:value="3.2374">
                <text:p>3.2374</text:p>
                <draw:g>
                  <svg:desc>IPC_base.D10:IPC_base.U10</svg:desc>
                </draw:g>
              </table:table-cell>
              <table:table-cell office:value-type="float" office:value="4.2064">
                <text:p>4.2064</text:p>
              </table:table-cell>
              <table:table-cell office:value-type="float" office:value="3.9746">
                <text:p>3.9746</text:p>
              </table:table-cell>
              <table:table-cell office:value-type="float" office:value="3.0122">
                <text:p>3.0122</text:p>
              </table:table-cell>
              <table:table-cell office:value-type="float" office:value="0.9212">
                <text:p>0.9212</text:p>
              </table:table-cell>
              <table:table-cell office:value-type="float" office:value="2.5262">
                <text:p>2.5262</text:p>
              </table:table-cell>
              <table:table-cell office:value-type="float" office:value="3.1479">
                <text:p>3.1479</text:p>
              </table:table-cell>
              <table:table-cell office:value-type="float" office:value="0.5693">
                <text:p>0.5693</text:p>
              </table:table-cell>
              <table:table-cell office:value-type="float" office:value="3.8768">
                <text:p>3.8768</text:p>
              </table:table-cell>
              <table:table-cell office:value-type="float" office:value="4.4585">
                <text:p>4.4585</text:p>
              </table:table-cell>
              <table:table-cell office:value-type="float" office:value="3.7372">
                <text:p>3.7372</text:p>
              </table:table-cell>
              <table:table-cell office:value-type="float" office:value="5.3438">
                <text:p>5.3438</text:p>
              </table:table-cell>
              <table:table-cell office:value-type="float" office:value="3.1603">
                <text:p>3.1603</text:p>
              </table:table-cell>
              <table:table-cell office:value-type="float" office:value="4.6734">
                <text:p>4.6734</text:p>
              </table:table-cell>
              <table:table-cell office:value-type="float" office:value="3.1198">
                <text:p>3.1198</text:p>
              </table:table-cell>
              <table:table-cell office:value-type="float" office:value="3.7843">
                <text:p>3.7843</text:p>
              </table:table-cell>
              <table:table-cell office:value-type="float" office:value="4.4">
                <text:p>4.4</text:p>
              </table:table-cell>
              <table:table-cell office:value-type="float" office:value="3.9621">
                <text:p>3.9621</text:p>
              </table:table-cell>
            </table:table-row>
            <table:table-row>
              <table:table-cell office:value-type="string">
                <text:p>CONSERVATIVE</text:p>
                <draw:g>
                  <svg:desc>IPC_base.C11:IPC_base.C11</svg:desc>
                </draw:g>
              </table:table-cell>
              <table:table-cell office:value-type="float" office:value="3.3789">
                <text:p>3.3789</text:p>
                <draw:g>
                  <svg:desc>IPC_base.D11:IPC_base.U11</svg:desc>
                </draw:g>
              </table:table-cell>
              <table:table-cell office:value-type="float" office:value="4.1881">
                <text:p>4.1881</text:p>
              </table:table-cell>
              <table:table-cell office:value-type="float" office:value="4.0061">
                <text:p>4.0061</text:p>
              </table:table-cell>
              <table:table-cell office:value-type="float" office:value="3.0354">
                <text:p>3.0354</text:p>
              </table:table-cell>
              <table:table-cell office:value-type="float" office:value="0.9415">
                <text:p>0.9415</text:p>
              </table:table-cell>
              <table:table-cell office:value-type="float" office:value="2.5972">
                <text:p>2.5972</text:p>
              </table:table-cell>
              <table:table-cell office:value-type="float" office:value="3.2347">
                <text:p>3.2347</text:p>
              </table:table-cell>
              <table:table-cell office:value-type="float" office:value="0.5973">
                <text:p>0.5973</text:p>
              </table:table-cell>
              <table:table-cell office:value-type="float" office:value="3.8998">
                <text:p>3.8998</text:p>
              </table:table-cell>
              <table:table-cell office:value-type="float" office:value="4.4755">
                <text:p>4.4755</text:p>
              </table:table-cell>
              <table:table-cell office:value-type="float" office:value="3.8036">
                <text:p>3.8036</text:p>
              </table:table-cell>
              <table:table-cell office:value-type="float" office:value="5.4103">
                <text:p>5.4103</text:p>
              </table:table-cell>
              <table:table-cell office:value-type="float" office:value="3.1872">
                <text:p>3.1872</text:p>
              </table:table-cell>
              <table:table-cell office:value-type="float" office:value="5.2689">
                <text:p>5.2689</text:p>
              </table:table-cell>
              <table:table-cell office:value-type="float" office:value="3.2916">
                <text:p>3.2916</text:p>
              </table:table-cell>
              <table:table-cell office:value-type="float" office:value="3.7858">
                <text:p>3.7858</text:p>
              </table:table-cell>
              <table:table-cell office:value-type="float" office:value="4.3993">
                <text:p>4.3993</text:p>
              </table:table-cell>
              <table:table-cell office:value-type="float" office:value="4.07">
                <text:p>4.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interval-minor-divisor="2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10.451cm" svg:y="0cm" style:legend-expansion="custom" chartooo:width="10.549cm" chartooo:height="0.707cm" style:legend-expansion-aspect-ratio="14.9207920792079" chart:style-name="ch2"/>
        <chart:plot-area chart:style-name="ch3" table:cell-range-address="mode_rate.D17:mode_rate.Y17 mode_rate.D19:mode_rate.Y23" chart:data-source-has-labels="both" svg:x="1.172cm" svg:y="1.098cm" svg:width="19.404cm" svg:height="8.498cm">
          <chartooo:coordinate-region svg:x="2.137cm" svg:y="1.35cm" svg:width="18.439cm" svg:height="5.535cm"/>
          <chart:axis chart:dimension="x" chart:name="primary-x" chart:style-name="ch4" chartooo:axis-type="auto">
            <chartooo:date-scale/>
            <chart:categories table:cell-range-address="mode_rate.E17:mode_rate.Y17"/>
            <chart:grid chart:class="major"/>
          </chart:axis>
          <chart:axis chart:dimension="y" chart:name="primary-y" chart:style-name="ch5">
            <chart:title svg:x="0cm" svg:y="6.977cm" chart:style-name="ch6">
              <text:p>fraction of
 AGGRESSIVE mode(%)</text:p>
            </chart:title>
            <chart:grid chart:class="major"/>
          </chart:axis>
          <chart:series chart:style-name="ch7" chart:values-cell-range-address="mode_rate.E19:mode_rate.Y19" chart:label-cell-address="mode_rate.D19:mode_rate.D19" chart:class="chart:bar">
            <chart:data-point chart:repeated="21"/>
          </chart:series>
          <chart:series chart:style-name="ch8" chart:values-cell-range-address="mode_rate.E20:mode_rate.Y20" chart:label-cell-address="mode_rate.D20:mode_rate.D20" chart:class="chart:bar">
            <chart:data-point chart:repeated="21"/>
          </chart:series>
          <chart:series chart:style-name="ch9" chart:values-cell-range-address="mode_rate.E21:mode_rate.Y21" chart:label-cell-address="mode_rate.D21:mode_rate.D21" chart:class="chart:bar">
            <chart:data-point chart:repeated="21"/>
          </chart:series>
          <chart:series chart:style-name="ch10" chart:values-cell-range-address="mode_rate.E22:mode_rate.Y22" chart:label-cell-address="mode_rate.D22:mode_rate.D22" chart:class="chart:bar">
            <chart:data-point chart:repeated="21"/>
          </chart:series>
          <chart:series chart:style-name="ch11" chart:values-cell-range-address="mode_rate.E23:mode_rate.Y23" chart:label-cell-address="mode_rate.D23:mode_rate.D23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mode_rate.E17:mode_rate.Y17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>high ILP avg</text:p>
              </table:table-cell>
            </table:table-row>
          </table:table-header-rows>
          <table:table-rows>
            <table:table-row>
              <table:table-cell office:value-type="string">
                <text:p>IPC=2.5</text:p>
                <draw:g>
                  <svg:desc>mode_rate.D19:mode_rate.D19</svg:desc>
                </draw:g>
              </table:table-cell>
              <table:table-cell office:value-type="float" office:value="0.81">
                <text:p>0.81</text:p>
                <draw:g>
                  <svg:desc>mode_rate.E19:mode_rate.Y19</svg:desc>
                </draw:g>
              </table:table-cell>
              <table:table-cell office:value-type="float" office:value="0.17">
                <text:p>0.17</text:p>
              </table:table-cell>
              <table:table-cell office:value-type="float" office:value="1.6">
                <text:p>1.6</text:p>
              </table:table-cell>
              <table:table-cell office:value-type="float" office:value="33.88">
                <text:p>33.88</text:p>
              </table:table-cell>
              <table:table-cell office:value-type="float" office:value="99.07">
                <text:p>99.07</text:p>
              </table:table-cell>
              <table:table-cell office:value-type="float" office:value="47.28">
                <text:p>47.28</text:p>
              </table:table-cell>
              <table:table-cell office:value-type="float" office:value="23.72">
                <text:p>23.72</text:p>
              </table:table-cell>
              <table:table-cell office:value-type="float" office:value="97.27">
                <text:p>97.27</text:p>
              </table:table-cell>
              <table:table-cell office:value-type="float" office:value="0.12">
                <text:p>0.12</text:p>
              </table:table-cell>
              <table:table-cell office:value-type="float" office:value="0.22">
                <text:p>0.22</text:p>
              </table:table-cell>
              <table:table-cell office:value-type="float" office:value="0.46">
                <text:p>0.46</text:p>
              </table:table-cell>
              <table:table-cell office:value-type="float" office:value="1.03">
                <text:p>1.03</text:p>
              </table:table-cell>
              <table:table-cell office:value-type="float" office:value="0.25">
                <text:p>0.25</text:p>
              </table:table-cell>
              <table:table-cell office:value-type="float" office:value="0.42">
                <text:p>0.42</text:p>
              </table:table-cell>
              <table:table-cell office:value-type="float" office:value="0.46">
                <text:p>0.46</text:p>
              </table:table-cell>
              <table:table-cell office:value-type="float" office:value="6.44">
                <text:p>6.44</text:p>
              </table:table-cell>
              <table:table-cell office:value-type="float" office:value="0.09">
                <text:p>0.09</text:p>
              </table:table-cell>
              <table:table-cell office:value-type="float" office:value="0.12">
                <text:p>0.12</text:p>
              </table:table-cell>
              <table:table-cell office:value-type="float" office:value="NaN">
                <text:p>NaN</text:p>
              </table:table-cell>
              <table:table-cell office:value-type="float" office:value="17.4116666666667">
                <text:p>17.4116666666667</text:p>
              </table:table-cell>
              <table:table-cell office:value-type="float" office:value="1.067">
                <text:p>1.067</text:p>
              </table:table-cell>
            </table:table-row>
            <table:table-row>
              <table:table-cell office:value-type="string">
                <text:p>IPC=3.0</text:p>
                <draw:g>
                  <svg:desc>mode_rate.D20:mode_rate.D20</svg:desc>
                </draw:g>
              </table:table-cell>
              <table:table-cell office:value-type="float" office:value="9.93">
                <text:p>9.93</text:p>
                <draw:g>
                  <svg:desc>mode_rate.E20:mode_rate.Y20</svg:desc>
                </draw:g>
              </table:table-cell>
              <table:table-cell office:value-type="float" office:value="0.21">
                <text:p>0.21</text:p>
              </table:table-cell>
              <table:table-cell office:value-type="float" office:value="2.24">
                <text:p>2.24</text:p>
              </table:table-cell>
              <table:table-cell office:value-type="float" office:value="34.51">
                <text:p>34.51</text:p>
              </table:table-cell>
              <table:table-cell office:value-type="float" office:value="99.48">
                <text:p>99.48</text:p>
              </table:table-cell>
              <table:table-cell office:value-type="float" office:value="53.78">
                <text:p>53.78</text:p>
              </table:table-cell>
              <table:table-cell office:value-type="float" office:value="36.64">
                <text:p>36.64</text:p>
              </table:table-cell>
              <table:table-cell office:value-type="float" office:value="97.87">
                <text:p>97.87</text:p>
              </table:table-cell>
              <table:table-cell office:value-type="float" office:value="0.12">
                <text:p>0.12</text:p>
              </table:table-cell>
              <table:table-cell office:value-type="float" office:value="0.22">
                <text:p>0.22</text:p>
              </table:table-cell>
              <table:table-cell office:value-type="float" office:value="0.65">
                <text:p>0.65</text:p>
              </table:table-cell>
              <table:table-cell office:value-type="float" office:value="2.65">
                <text:p>2.65</text:p>
              </table:table-cell>
              <table:table-cell office:value-type="float" office:value="8.34">
                <text:p>8.34</text:p>
              </table:table-cell>
              <table:table-cell office:value-type="float" office:value="0.42">
                <text:p>0.42</text:p>
              </table:table-cell>
              <table:table-cell office:value-type="float" office:value="14.03">
                <text:p>14.03</text:p>
              </table:table-cell>
              <table:table-cell office:value-type="float" office:value="7.15">
                <text:p>7.15</text:p>
              </table:table-cell>
              <table:table-cell office:value-type="float" office:value="0.13">
                <text:p>0.13</text:p>
              </table:table-cell>
              <table:table-cell office:value-type="float" office:value="0.12">
                <text:p>0.12</text:p>
              </table:table-cell>
              <table:table-cell office:value-type="float" office:value="NaN">
                <text:p>NaN</text:p>
              </table:table-cell>
              <table:table-cell office:value-type="float" office:value="20.4716666666667">
                <text:p>20.4716666666667</text:p>
              </table:table-cell>
              <table:table-cell office:value-type="float" office:value="1.391">
                <text:p>1.391</text:p>
              </table:table-cell>
            </table:table-row>
            <table:table-row>
              <table:table-cell office:value-type="string">
                <text:p>IPC=3.5</text:p>
                <draw:g>
                  <svg:desc>mode_rate.D21:mode_rate.D21</svg:desc>
                </draw:g>
              </table:table-cell>
              <table:table-cell office:value-type="float" office:value="77">
                <text:p>77</text:p>
                <draw:g>
                  <svg:desc>mode_rate.E21:mode_rate.Y21</svg:desc>
                </draw:g>
              </table:table-cell>
              <table:table-cell office:value-type="float" office:value="0.21">
                <text:p>0.21</text:p>
              </table:table-cell>
              <table:table-cell office:value-type="float" office:value="7.13">
                <text:p>7.13</text:p>
              </table:table-cell>
              <table:table-cell office:value-type="float" office:value="35.6">
                <text:p>35.6</text:p>
              </table:table-cell>
              <table:table-cell office:value-type="float" office:value="99.8">
                <text:p>99.8</text:p>
              </table:table-cell>
              <table:table-cell office:value-type="float" office:value="58.78">
                <text:p>58.78</text:p>
              </table:table-cell>
              <table:table-cell office:value-type="float" office:value="52.77">
                <text:p>52.77</text:p>
              </table:table-cell>
              <table:table-cell office:value-type="float" office:value="98.19">
                <text:p>98.19</text:p>
              </table:table-cell>
              <table:table-cell office:value-type="float" office:value="0.16">
                <text:p>0.16</text:p>
              </table:table-cell>
              <table:table-cell office:value-type="float" office:value="0.31">
                <text:p>0.31</text:p>
              </table:table-cell>
              <table:table-cell office:value-type="float" office:value="0.87">
                <text:p>0.87</text:p>
              </table:table-cell>
              <table:table-cell office:value-type="float" office:value="3.84">
                <text:p>3.84</text:p>
              </table:table-cell>
              <table:table-cell office:value-type="float" office:value="100">
                <text:p>100</text:p>
              </table:table-cell>
              <table:table-cell office:value-type="float" office:value="0.47">
                <text:p>0.47</text:p>
              </table:table-cell>
              <table:table-cell office:value-type="float" office:value="93.26">
                <text:p>93.26</text:p>
              </table:table-cell>
              <table:table-cell office:value-type="float" office:value="8.59">
                <text:p>8.59</text:p>
              </table:table-cell>
              <table:table-cell office:value-type="float" office:value="0.18">
                <text:p>0.18</text:p>
              </table:table-cell>
              <table:table-cell office:value-type="float" office:value="23.5">
                <text:p>23.5</text:p>
              </table:table-cell>
              <table:table-cell office:value-type="float" office:value="NaN">
                <text:p>NaN</text:p>
              </table:table-cell>
              <table:table-cell office:value-type="float" office:value="36.7033333333333">
                <text:p>36.7033333333333</text:p>
              </table:table-cell>
              <table:table-cell office:value-type="float" office:value="4.526">
                <text:p>4.526</text:p>
              </table:table-cell>
            </table:table-row>
            <table:table-row>
              <table:table-cell office:value-type="string">
                <text:p>IPC=4.0</text:p>
                <draw:g>
                  <svg:desc>mode_rate.D22:mode_rate.D22</svg:desc>
                </draw:g>
              </table:table-cell>
              <table:table-cell office:value-type="float" office:value="99.9">
                <text:p>99.9</text:p>
                <draw:g>
                  <svg:desc>mode_rate.E22:mode_rate.Y22</svg:desc>
                </draw:g>
              </table:table-cell>
              <table:table-cell office:value-type="float" office:value="0.25">
                <text:p>0.25</text:p>
              </table:table-cell>
              <table:table-cell office:value-type="float" office:value="29.99">
                <text:p>29.99</text:p>
              </table:table-cell>
              <table:table-cell office:value-type="float" office:value="36.68">
                <text:p>36.68</text:p>
              </table:table-cell>
              <table:table-cell office:value-type="float" office:value="100">
                <text:p>100</text:p>
              </table:table-cell>
              <table:table-cell office:value-type="float" office:value="92.8">
                <text:p>92.8</text:p>
              </table:table-cell>
              <table:table-cell office:value-type="float" office:value="91.63">
                <text:p>91.63</text:p>
              </table:table-cell>
              <table:table-cell office:value-type="float" office:value="99.98">
                <text:p>99.98</text:p>
              </table:table-cell>
              <table:table-cell office:value-type="float" office:value="100">
                <text:p>100</text:p>
              </table:table-cell>
              <table:table-cell office:value-type="float" office:value="0.31">
                <text:p>0.31</text:p>
              </table:table-cell>
              <table:table-cell office:value-type="float" office:value="100">
                <text:p>100</text:p>
              </table:table-cell>
              <table:table-cell office:value-type="float" office:value="5.41">
                <text:p>5.41</text:p>
              </table:table-cell>
              <table:table-cell office:value-type="float" office:value="100">
                <text:p>100</text:p>
              </table:table-cell>
              <table:table-cell office:value-type="float" office:value="0.53">
                <text:p>0.53</text:p>
              </table:table-cell>
              <table:table-cell office:value-type="float" office:value="100">
                <text:p>100</text:p>
              </table:table-cell>
              <table:table-cell office:value-type="float" office:value="63.13">
                <text:p>63.13</text:p>
              </table:table-cell>
              <table:table-cell office:value-type="float" office:value="0.18">
                <text:p>0.18</text:p>
              </table:table-cell>
              <table:table-cell office:value-type="float" office:value="38.55">
                <text:p>38.55</text:p>
              </table:table-cell>
              <table:table-cell office:value-type="float" office:value="NaN">
                <text:p>NaN</text:p>
              </table:table-cell>
              <table:table-cell office:value-type="float" office:value="58.8522222222222">
                <text:p>58.8522222222222</text:p>
              </table:table-cell>
              <table:table-cell office:value-type="float" office:value="33.835">
                <text:p>33.835</text:p>
              </table:table-cell>
            </table:table-row>
            <table:table-row>
              <table:table-cell office:value-type="string">
                <text:p>IPC=4.5</text:p>
                <draw:g>
                  <svg:desc>mode_rate.D23:mode_rate.D23</svg:desc>
                </draw:g>
              </table:table-cell>
              <table:table-cell office:value-type="float" office:value="100">
                <text:p>100</text:p>
                <draw:g>
                  <svg:desc>mode_rate.E23:mode_rate.Y23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99.72">
                <text:p>99.7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9.82">
                <text:p>99.82</text:p>
              </table:table-cell>
              <table:table-cell office:value-type="float" office:value="100">
                <text:p>100</text:p>
              </table:table-cell>
              <table:table-cell office:value-type="float" office:value="14.56">
                <text:p>14.56</text:p>
              </table:table-cell>
              <table:table-cell office:value-type="float" office:value="100">
                <text:p>100</text:p>
              </table:table-cell>
              <table:table-cell office:value-type="float" office:value="0.53">
                <text:p>0.5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89.7016666666667">
                <text:p>89.7016666666667</text:p>
              </table:table-cell>
              <table:table-cell office:value-type="float" office:value="81.463">
                <text:p>81.4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chart:axis-label-position="outside-start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-5" chart:maximum="15" chart:origin="0" chart:interval-major="5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8.459cm" svg:y="0cm" style:legend-expansion="custom" chartooo:width="12.541cm" chartooo:height="1.222cm" style:legend-expansion-aspect-ratio="10.2626841243863" chart:style-name="ch2"/>
        <chart:plot-area chart:style-name="ch3" table:cell-range-address="perform.C25:perform.W30" chart:data-source-has-labels="both" svg:x="1.146cm" svg:y="1.549cm" svg:width="19.429cm" svg:height="7.994cm">
          <chartooo:coordinate-region svg:x="1.873cm" svg:y="1.801cm" svg:width="18.702cm" svg:height="5.084cm"/>
          <chart:axis chart:dimension="x" chart:name="primary-x" chart:style-name="ch4" chartooo:axis-type="auto">
            <chartooo:date-scale/>
            <chart:categories table:cell-range-address="perform.D25:perform.W25"/>
            <chart:grid chart:class="major"/>
          </chart:axis>
          <chart:axis chart:dimension="y" chart:name="primary-y" chart:style-name="ch5">
            <chart:title svg:x="-0.055cm" svg:y="6.894cm" chart:style-name="ch6">
              <text:p>performance degradation
relative to BASE(%)</text:p>
            </chart:title>
            <chart:grid chart:class="major"/>
          </chart:axis>
          <chart:series chart:style-name="ch7" chart:values-cell-range-address="perform.D26:perform.W26" chart:label-cell-address="perform.C26:perform.C26" chart:class="chart:bar">
            <chart:data-point chart:repeated="20"/>
          </chart:series>
          <chart:series chart:style-name="ch8" chart:values-cell-range-address="perform.D27:perform.W27" chart:label-cell-address="perform.C27:perform.C27" chart:class="chart:bar">
            <chart:data-point chart:repeated="20"/>
          </chart:series>
          <chart:series chart:style-name="ch9" chart:values-cell-range-address="perform.D28:perform.W28" chart:label-cell-address="perform.C28:perform.C28" chart:class="chart:bar">
            <chart:data-point chart:repeated="20"/>
          </chart:series>
          <chart:series chart:style-name="ch10" chart:values-cell-range-address="perform.D29:perform.W29" chart:label-cell-address="perform.C29:perform.C29" chart:class="chart:bar">
            <chart:data-point chart:repeated="20"/>
          </chart:series>
          <chart:series chart:style-name="ch11" chart:values-cell-range-address="perform.D30:perform.W30" chart:label-cell-address="perform.C30:perform.C30" chart:class="chart:ba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perform.D25:perform.W25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GM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  <draw:g>
                  <svg:desc>perform.C26:perform.C26</svg:desc>
                </draw:g>
              </table:table-cell>
              <table:table-cell office:value-type="float" office:value="5.30872502851794">
                <text:p>5.30872502851794</text:p>
                <draw:g>
                  <svg:desc>perform.D26:perform.W26</svg:desc>
                </draw:g>
              </table:table-cell>
              <table:table-cell office:value-type="float" office:value="-0.6002917752852">
                <text:p>-0.6002917752852</text:p>
              </table:table-cell>
              <table:table-cell office:value-type="float" office:value="0.900092253222629">
                <text:p>0.900092253222629</text:p>
              </table:table-cell>
              <table:table-cell office:value-type="float" office:value="0.829656943438462">
                <text:p>0.829656943438462</text:p>
              </table:table-cell>
              <table:table-cell office:value-type="float" office:value="2.19768552924939">
                <text:p>2.19768552924939</text:p>
              </table:table-cell>
              <table:table-cell office:value-type="float" office:value="2.8944839515664">
                <text:p>2.8944839515664</text:p>
              </table:table-cell>
              <table:table-cell office:value-type="float" office:value="4.77069215876089">
                <text:p>4.77069215876089</text:p>
              </table:table-cell>
              <table:table-cell office:value-type="float" office:value="4.76748076279692">
                <text:p>4.76748076279692</text:p>
              </table:table-cell>
              <table:table-cell office:value-type="float" office:value="-0.28973509933774">
                <text:p>-0.28973509933774</text:p>
              </table:table-cell>
              <table:table-cell office:value-type="float" office:value="0.208156139487003">
                <text:p>0.208156139487003</text:p>
              </table:table-cell>
              <table:table-cell office:value-type="float" office:value="2.73027771270921">
                <text:p>2.73027771270921</text:p>
              </table:table-cell>
              <table:table-cell office:value-type="float" office:value="1.02791102550331">
                <text:p>1.02791102550331</text:p>
              </table:table-cell>
              <table:table-cell office:value-type="float" office:value="1.82964711729622">
                <text:p>1.82964711729622</text:p>
              </table:table-cell>
              <table:table-cell office:value-type="float" office:value="10.7618865762841">
                <text:p>10.7618865762841</text:p>
              </table:table-cell>
              <table:table-cell office:value-type="float" office:value="5.16748738525138">
                <text:p>5.16748738525138</text:p>
              </table:table-cell>
              <table:table-cell office:value-type="float" office:value="-0.0185008986150814">
                <text:p>-0.0185008986150814</text:p>
              </table:table-cell>
              <table:table-cell office:value-type="float" office:value="-0.0932687276780753">
                <text:p>-0.0932687276780753</text:p>
              </table:table-cell>
              <table:table-cell office:value-type="float" office:value="2.44496971487664">
                <text:p>2.44496971487664</text:p>
              </table:table-cell>
              <table:table-cell office:value-type="float" office:value="NaN">
                <text:p>NaN</text:p>
              </table:table-cell>
              <table:table-cell office:value-type="float" office:value="2.53123898448427">
                <text:p>2.53123898448427</text:p>
              </table:table-cell>
            </table:table-row>
            <table:table-row>
              <table:table-cell office:value-type="string">
                <text:p>CONSERVATIVE</text:p>
                <draw:g>
                  <svg:desc>perform.C27:perform.C27</svg:desc>
                </draw:g>
              </table:table-cell>
              <table:table-cell office:value-type="float" office:value="1.16996694843371">
                <text:p>1.16996694843371</text:p>
                <draw:g>
                  <svg:desc>perform.D27:perform.W27</svg:desc>
                </draw:g>
              </table:table-cell>
              <table:table-cell office:value-type="float" office:value="-0.162628847487634">
                <text:p>-0.162628847487634</text:p>
              </table:table-cell>
              <table:table-cell office:value-type="float" office:value="0.114693195701499">
                <text:p>0.114693195701499</text:p>
              </table:table-cell>
              <table:table-cell office:value-type="float" office:value="0.0658457891617781">
                <text:p>0.0658457891617781</text:p>
              </table:table-cell>
              <table:table-cell office:value-type="float" office:value="0.0424673532222197">
                <text:p>0.0424673532222197</text:p>
              </table:table-cell>
              <table:table-cell office:value-type="float" office:value="0.165289256198353">
                <text:p>0.165289256198353</text:p>
              </table:table-cell>
              <table:table-cell office:value-type="float" office:value="2.14484511132623">
                <text:p>2.14484511132623</text:p>
              </table:table-cell>
              <table:table-cell office:value-type="float" office:value="0.0836400133823911">
                <text:p>0.0836400133823911</text:p>
              </table:table-cell>
              <table:table-cell office:value-type="float" office:value="-0.88472682119205">
                <text:p>-0.88472682119205</text:p>
              </table:table-cell>
              <table:table-cell office:value-type="float" office:value="-0.172344330542984">
                <text:p>-0.172344330542984</text:p>
              </table:table-cell>
              <table:table-cell office:value-type="float" office:value="1.00205616720023">
                <text:p>1.00205616720023</text:p>
              </table:table-cell>
              <table:table-cell office:value-type="float" office:value="-0.203730113162814">
                <text:p>-0.203730113162814</text:p>
              </table:table-cell>
              <table:table-cell office:value-type="float" office:value="0.994035785288272">
                <text:p>0.994035785288272</text:p>
              </table:table-cell>
              <table:table-cell office:value-type="float" office:value="-0.609127362994077">
                <text:p>-0.609127362994077</text:p>
              </table:table-cell>
              <table:table-cell office:value-type="float" office:value="-0.0547145723144293">
                <text:p>-0.0547145723144293</text:p>
              </table:table-cell>
              <table:table-cell office:value-type="float" office:value="-0.0581456813616654">
                <text:p>-0.0581456813616654</text:p>
              </table:table-cell>
              <table:table-cell office:value-type="float" office:value="-0.0773447985622955">
                <text:p>-0.0773447985622955</text:p>
              </table:table-cell>
              <table:table-cell office:value-type="float" office:value="-0.211749642980252">
                <text:p>-0.211749642980252</text:p>
              </table:table-cell>
              <table:table-cell office:value-type="float" office:value="NaN">
                <text:p>NaN</text:p>
              </table:table-cell>
              <table:table-cell office:value-type="float" office:value="0.188453839148972">
                <text:p>0.188453839148972</text:p>
              </table:table-cell>
            </table:table-row>
            <table:table-row>
              <table:table-cell office:value-type="string">
                <text:p>SWITCH(IPC=3.0)</text:p>
                <draw:g>
                  <svg:desc>perform.C28:perform.C28</svg:desc>
                </draw:g>
              </table:table-cell>
              <table:table-cell office:value-type="float" office:value="1.52095703296381">
                <text:p>1.52095703296381</text:p>
                <draw:g>
                  <svg:desc>perform.D28:perform.W28</svg:desc>
                </draw:g>
              </table:table-cell>
              <table:table-cell office:value-type="float" office:value="-0.160237246789263">
                <text:p>-0.160237246789263</text:p>
              </table:table-cell>
              <table:table-cell office:value-type="float" office:value="0.129653177749522">
                <text:p>0.129653177749522</text:p>
              </table:table-cell>
              <table:table-cell office:value-type="float" office:value="0.612365839204576">
                <text:p>0.612365839204576</text:p>
              </table:table-cell>
              <table:table-cell office:value-type="float" office:value="2.18706869094384">
                <text:p>2.18706869094384</text:p>
              </table:table-cell>
              <table:table-cell office:value-type="float" office:value="2.44089948106861">
                <text:p>2.44089948106861</text:p>
              </table:table-cell>
              <table:table-cell office:value-type="float" office:value="3.3579380445305">
                <text:p>3.3579380445305</text:p>
              </table:table-cell>
              <table:table-cell office:value-type="float" office:value="4.65038474406155">
                <text:p>4.65038474406155</text:p>
              </table:table-cell>
              <table:table-cell office:value-type="float" office:value="-0.876966059602657">
                <text:p>-0.876966059602657</text:p>
              </table:table-cell>
              <table:table-cell office:value-type="float" office:value="-0.156676664129995">
                <text:p>-0.156676664129995</text:p>
              </table:table-cell>
              <table:table-cell office:value-type="float" office:value="1.01246714036596">
                <text:p>1.01246714036596</text:p>
              </table:table-cell>
              <table:table-cell office:value-type="float" office:value="-0.159279906654564">
                <text:p>-0.159279906654564</text:p>
              </table:table-cell>
              <table:table-cell office:value-type="float" office:value="1.09033300198806">
                <text:p>1.09033300198806</text:p>
              </table:table-cell>
              <table:table-cell office:value-type="float" office:value="-0.611036853160196">
                <text:p>-0.611036853160196</text:p>
              </table:table-cell>
              <table:table-cell office:value-type="float" office:value="0.57754270776339">
                <text:p>0.57754270776339</text:p>
              </table:table-cell>
              <table:table-cell office:value-type="float" office:value="-0.0502167248123575">
                <text:p>-0.0502167248123575</text:p>
              </table:table-cell>
              <table:table-cell office:value-type="float" office:value="-0.0773447985622955">
                <text:p>-0.0773447985622955</text:p>
              </table:table-cell>
              <table:table-cell office:value-type="float" office:value="-0.209287437829309">
                <text:p>-0.209287437829309</text:p>
              </table:table-cell>
              <table:table-cell office:value-type="float" office:value="NaN">
                <text:p>NaN</text:p>
              </table:table-cell>
              <table:table-cell office:value-type="float" office:value="0.8593524817336">
                <text:p>0.8593524817336</text:p>
              </table:table-cell>
            </table:table-row>
            <table:table-row>
              <table:table-cell office:value-type="string">
                <text:p>SWITCH(IPC=3.5)</text:p>
                <draw:g>
                  <svg:desc>perform.C29:perform.C29</svg:desc>
                </draw:g>
              </table:table-cell>
              <table:table-cell office:value-type="float" office:value="4.29377870075169">
                <text:p>4.29377870075169</text:p>
                <draw:g>
                  <svg:desc>perform.D29:perform.W29</svg:desc>
                </draw:g>
              </table:table-cell>
              <table:table-cell office:value-type="float" office:value="-0.160237246789263">
                <text:p>-0.160237246789263</text:p>
              </table:table-cell>
              <table:table-cell office:value-type="float" office:value="0.174533123893572">
                <text:p>0.174533123893572</text:p>
              </table:table-cell>
              <table:table-cell office:value-type="float" office:value="0.674919338908264">
                <text:p>0.674919338908264</text:p>
              </table:table-cell>
              <table:table-cell office:value-type="float" office:value="2.19768552924939">
                <text:p>2.19768552924939</text:p>
              </table:table-cell>
              <table:table-cell office:value-type="float" office:value="2.61387660964828">
                <text:p>2.61387660964828</text:p>
              </table:table-cell>
              <table:table-cell office:value-type="float" office:value="3.59390125847048">
                <text:p>3.59390125847048</text:p>
              </table:table-cell>
              <table:table-cell office:value-type="float" office:value="4.68384074941453">
                <text:p>4.68384074941453</text:p>
              </table:table-cell>
              <table:table-cell office:value-type="float" office:value="-0.871792218543055">
                <text:p>-0.871792218543055</text:p>
              </table:table-cell>
              <table:table-cell office:value-type="float" office:value="-0.172344330542984">
                <text:p>-0.172344330542984</text:p>
              </table:table-cell>
              <table:table-cell office:value-type="float" office:value="1.0072616537831">
                <text:p>1.0072616537831</text:p>
              </table:table-cell>
              <table:table-cell office:value-type="float" office:value="-0.146315263089658">
                <text:p>-0.146315263089658</text:p>
              </table:table-cell>
              <table:table-cell office:value-type="float" office:value="1.82964711729622">
                <text:p>1.82964711729622</text:p>
              </table:table-cell>
              <table:table-cell office:value-type="float" office:value="-0.588122971166705">
                <text:p>-0.588122971166705</text:p>
              </table:table-cell>
              <table:table-cell office:value-type="float" office:value="4.70849291750258">
                <text:p>4.70849291750258</text:p>
              </table:table-cell>
              <table:table-cell office:value-type="float" office:value="-0.0502167248123575">
                <text:p>-0.0502167248123575</text:p>
              </table:table-cell>
              <table:table-cell office:value-type="float" office:value="-0.0773447985622955">
                <text:p>-0.0773447985622955</text:p>
              </table:table-cell>
              <table:table-cell office:value-type="float" office:value="0.398877234451167">
                <text:p>0.398877234451167</text:p>
              </table:table-cell>
              <table:table-cell office:value-type="float" office:value="NaN">
                <text:p>NaN</text:p>
              </table:table-cell>
              <table:table-cell office:value-type="float" office:value="1.35680652961043">
                <text:p>1.35680652961043</text:p>
              </table:table-cell>
            </table:table-row>
            <table:table-row>
              <table:table-cell office:value-type="string">
                <text:p>SWITCH(IPC=4.0)</text:p>
                <draw:g>
                  <svg:desc>perform.C30:perform.C30</svg:desc>
                </draw:g>
              </table:table-cell>
              <table:table-cell office:value-type="float" office:value="5.30287519377577">
                <text:p>5.30287519377577</text:p>
                <draw:g>
                  <svg:desc>perform.D30:perform.W30</svg:desc>
                </draw:g>
              </table:table-cell>
              <table:table-cell office:value-type="float" office:value="-0.16502044818596">
                <text:p>-0.16502044818596</text:p>
              </table:table-cell>
              <table:table-cell office:value-type="float" office:value="0.438826140075299">
                <text:p>0.438826140075299</text:p>
              </table:table-cell>
              <table:table-cell office:value-type="float" office:value="0.688088496740624">
                <text:p>0.688088496740624</text:p>
              </table:table-cell>
              <table:table-cell office:value-type="float" office:value="2.19768552924939">
                <text:p>2.19768552924939</text:p>
              </table:table-cell>
              <table:table-cell office:value-type="float" office:value="2.82529310013454">
                <text:p>2.82529310013454</text:p>
              </table:table-cell>
              <table:table-cell office:value-type="float" office:value="4.48330106485964">
                <text:p>4.48330106485964</text:p>
              </table:table-cell>
              <table:table-cell office:value-type="float" office:value="4.76748076279692">
                <text:p>4.76748076279692</text:p>
              </table:table-cell>
              <table:table-cell office:value-type="float" office:value="-0.28973509933774">
                <text:p>-0.28973509933774</text:p>
              </table:table-cell>
              <table:table-cell office:value-type="float" office:value="-0.172344330542984">
                <text:p>-0.172344330542984</text:p>
              </table:table-cell>
              <table:table-cell office:value-type="float" office:value="2.73027771270921">
                <text:p>2.73027771270921</text:p>
              </table:table-cell>
              <table:table-cell office:value-type="float" office:value="-0.133350619524752">
                <text:p>-0.133350619524752</text:p>
              </table:table-cell>
              <table:table-cell office:value-type="float" office:value="1.82964711729622">
                <text:p>1.82964711729622</text:p>
              </table:table-cell>
              <table:table-cell office:value-type="float" office:value="-0.588122971166705">
                <text:p>-0.588122971166705</text:p>
              </table:table-cell>
              <table:table-cell office:value-type="float" office:value="5.16748738525138">
                <text:p>5.16748738525138</text:p>
              </table:table-cell>
              <table:table-cell office:value-type="float" office:value="-0.0555026958452443">
                <text:p>-0.0555026958452443</text:p>
              </table:table-cell>
              <table:table-cell office:value-type="float" office:value="-0.0796196455788323">
                <text:p>-0.0796196455788323</text:p>
              </table:table-cell>
              <table:table-cell office:value-type="float" office:value="0.782981237996738">
                <text:p>0.782981237996738</text:p>
              </table:table-cell>
              <table:table-cell office:value-type="float" office:value="NaN">
                <text:p>NaN</text:p>
              </table:table-cell>
              <table:table-cell office:value-type="float" office:value="1.67276309238863">
                <text:p>1.6727630923886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chart:axis-label-position="outside-start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8.459cm" svg:y="0cm" style:legend-expansion="custom" chartooo:width="12.541cm" chartooo:height="1.222cm" style:legend-expansion-aspect-ratio="10.2626841243863" chart:style-name="ch2"/>
        <chart:plot-area chart:style-name="ch3" table:cell-range-address="comp.C23:comp.W28" chart:data-source-has-labels="both" svg:x="1.125cm" svg:y="1.548cm" svg:width="19.449cm" svg:height="7.993cm">
          <chartooo:coordinate-region svg:x="2.09cm" svg:y="1.8cm" svg:width="18.484cm" svg:height="5.083cm"/>
          <chart:axis chart:dimension="x" chart:name="primary-x" chart:style-name="ch4" chartooo:axis-type="auto">
            <chartooo:date-scale/>
            <chart:categories table:cell-range-address="comp.D23:comp.W23"/>
            <chart:grid chart:class="major"/>
          </chart:axis>
          <chart:axis chart:dimension="y" chart:name="primary-y" chart:style-name="ch5">
            <chart:title svg:x="0.198cm" svg:y="7.25cm" chart:style-name="ch6">
              <text:p>number of comparisons
relative to BASE(%)</text:p>
            </chart:title>
            <chart:grid chart:class="major"/>
          </chart:axis>
          <chart:series chart:style-name="ch7" chart:values-cell-range-address="comp.D24:comp.W24" chart:label-cell-address="comp.C24:comp.C24" chart:class="chart:bar">
            <chart:data-point chart:repeated="20"/>
          </chart:series>
          <chart:series chart:style-name="ch8" chart:values-cell-range-address="comp.D25:comp.W25" chart:label-cell-address="comp.C25:comp.C25" chart:class="chart:bar">
            <chart:data-point chart:repeated="20"/>
          </chart:series>
          <chart:series chart:style-name="ch9" chart:values-cell-range-address="comp.D26:comp.W26" chart:label-cell-address="comp.C26:comp.C26" chart:class="chart:bar">
            <chart:data-point chart:repeated="20"/>
          </chart:series>
          <chart:series chart:style-name="ch10" chart:values-cell-range-address="comp.D27:comp.W27" chart:label-cell-address="comp.C27:comp.C27" chart:class="chart:bar">
            <chart:data-point chart:repeated="20"/>
          </chart:series>
          <chart:series chart:style-name="ch11" chart:values-cell-range-address="comp.D28:comp.W28" chart:label-cell-address="comp.C28:comp.C28" chart:class="chart:ba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comp.D23:comp.W23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GM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  <draw:g>
                  <svg:desc>comp.C24:comp.C24</svg:desc>
                </draw:g>
              </table:table-cell>
              <table:table-cell office:value-type="float" office:value="16.0465868650922">
                <text:p>16.0465868650922</text:p>
                <draw:g>
                  <svg:desc>comp.D24:comp.W24</svg:desc>
                </draw:g>
              </table:table-cell>
              <table:table-cell office:value-type="float" office:value="9.99478161039503">
                <text:p>9.99478161039503</text:p>
              </table:table-cell>
              <table:table-cell office:value-type="float" office:value="14.646933975793">
                <text:p>14.646933975793</text:p>
              </table:table-cell>
              <table:table-cell office:value-type="float" office:value="12.2867205433791">
                <text:p>12.2867205433791</text:p>
              </table:table-cell>
              <table:table-cell office:value-type="float" office:value="14.1919993139819">
                <text:p>14.1919993139819</text:p>
              </table:table-cell>
              <table:table-cell office:value-type="float" office:value="11.2395346094886">
                <text:p>11.2395346094886</text:p>
              </table:table-cell>
              <table:table-cell office:value-type="float" office:value="16.4465841357176">
                <text:p>16.4465841357176</text:p>
              </table:table-cell>
              <table:table-cell office:value-type="float" office:value="13.0815799059828">
                <text:p>13.0815799059828</text:p>
              </table:table-cell>
              <table:table-cell office:value-type="float" office:value="9.10477499141189">
                <text:p>9.10477499141189</text:p>
              </table:table-cell>
              <table:table-cell office:value-type="float" office:value="29.6725784447476">
                <text:p>29.6725784447476</text:p>
              </table:table-cell>
              <table:table-cell office:value-type="float" office:value="33.5558313487405">
                <text:p>33.5558313487405</text:p>
              </table:table-cell>
              <table:table-cell office:value-type="float" office:value="16.0300693588803">
                <text:p>16.0300693588803</text:p>
              </table:table-cell>
              <table:table-cell office:value-type="float" office:value="16.5020063070331">
                <text:p>16.5020063070331</text:p>
              </table:table-cell>
              <table:table-cell office:value-type="float" office:value="11.0894127493374">
                <text:p>11.0894127493374</text:p>
              </table:table-cell>
              <table:table-cell office:value-type="float" office:value="33.217908425391">
                <text:p>33.217908425391</text:p>
              </table:table-cell>
              <table:table-cell office:value-type="float" office:value="11.7126580744212">
                <text:p>11.7126580744212</text:p>
              </table:table-cell>
              <table:table-cell office:value-type="float" office:value="8.39628750269804">
                <text:p>8.39628750269804</text:p>
              </table:table-cell>
              <table:table-cell office:value-type="float" office:value="32.3484031872847">
                <text:p>32.3484031872847</text:p>
              </table:table-cell>
              <table:table-cell office:value-type="float" office:value="NaN">
                <text:p>NaN</text:p>
              </table:table-cell>
              <table:table-cell office:value-type="float" office:value="15.5369972659404">
                <text:p>15.5369972659404</text:p>
              </table:table-cell>
            </table:table-row>
            <table:table-row>
              <table:table-cell office:value-type="string">
                <text:p>CONSERVATIVE</text:p>
                <draw:g>
                  <svg:desc>comp.C25:comp.C25</svg:desc>
                </draw:g>
              </table:table-cell>
              <table:table-cell office:value-type="float" office:value="38.2065443453344">
                <text:p>38.2065443453344</text:p>
                <draw:g>
                  <svg:desc>comp.D25:comp.W25</svg:desc>
                </draw:g>
              </table:table-cell>
              <table:table-cell office:value-type="float" office:value="38.5743359599228">
                <text:p>38.5743359599228</text:p>
              </table:table-cell>
              <table:table-cell office:value-type="float" office:value="38.6255951356623">
                <text:p>38.6255951356623</text:p>
              </table:table-cell>
              <table:table-cell office:value-type="float" office:value="39.1905914908336">
                <text:p>39.1905914908336</text:p>
              </table:table-cell>
              <table:table-cell office:value-type="float" office:value="35.2077348540068">
                <text:p>35.2077348540068</text:p>
              </table:table-cell>
              <table:table-cell office:value-type="float" office:value="37.2685822098188">
                <text:p>37.2685822098188</text:p>
              </table:table-cell>
              <table:table-cell office:value-type="float" office:value="36.2998624484182">
                <text:p>36.2998624484182</text:p>
              </table:table-cell>
              <table:table-cell office:value-type="float" office:value="34.0439556627175">
                <text:p>34.0439556627175</text:p>
              </table:table-cell>
              <table:table-cell office:value-type="float" office:value="38.0927516317417">
                <text:p>38.0927516317417</text:p>
              </table:table-cell>
              <table:table-cell office:value-type="float" office:value="34.13310398007">
                <text:p>34.13310398007</text:p>
              </table:table-cell>
              <table:table-cell office:value-type="float" office:value="38.3423338811928">
                <text:p>38.3423338811928</text:p>
              </table:table-cell>
              <table:table-cell office:value-type="float" office:value="37.5313222488336">
                <text:p>37.5313222488336</text:p>
              </table:table-cell>
              <table:table-cell office:value-type="float" office:value="38.0318285157519">
                <text:p>38.0318285157519</text:p>
              </table:table-cell>
              <table:table-cell office:value-type="float" office:value="39.993955456363">
                <text:p>39.993955456363</text:p>
              </table:table-cell>
              <table:table-cell office:value-type="float" office:value="40.7155089673862">
                <text:p>40.7155089673862</text:p>
              </table:table-cell>
              <table:table-cell office:value-type="float" office:value="27.0211304593754">
                <text:p>27.0211304593754</text:p>
              </table:table-cell>
              <table:table-cell office:value-type="float" office:value="44.1412151953378">
                <text:p>44.1412151953378</text:p>
              </table:table-cell>
              <table:table-cell office:value-type="float" office:value="38.1840086234227">
                <text:p>38.1840086234227</text:p>
              </table:table-cell>
              <table:table-cell office:value-type="float" office:value="NaN">
                <text:p>NaN</text:p>
              </table:table-cell>
              <table:table-cell office:value-type="float" office:value="37.252704154269">
                <text:p>37.252704154269</text:p>
              </table:table-cell>
            </table:table-row>
            <table:table-row>
              <table:table-cell office:value-type="string">
                <text:p>SWITCH(IPC=3.0)</text:p>
                <draw:g>
                  <svg:desc>comp.C26:comp.C26</svg:desc>
                </draw:g>
              </table:table-cell>
              <table:table-cell office:value-type="float" office:value="36.4144752045108">
                <text:p>36.4144752045108</text:p>
                <draw:g>
                  <svg:desc>comp.D26:comp.W26</svg:desc>
                </draw:g>
              </table:table-cell>
              <table:table-cell office:value-type="float" office:value="38.5360677694863">
                <text:p>38.5360677694863</text:p>
              </table:table-cell>
              <table:table-cell office:value-type="float" office:value="38.3743475018643">
                <text:p>38.3743475018643</text:p>
              </table:table-cell>
              <table:table-cell office:value-type="float" office:value="38.0491179522656">
                <text:p>38.0491179522656</text:p>
              </table:table-cell>
              <table:table-cell office:value-type="float" office:value="14.673712644171">
                <text:p>14.673712644171</text:p>
              </table:table-cell>
              <table:table-cell office:value-type="float" office:value="27.7858574741559">
                <text:p>27.7858574741559</text:p>
              </table:table-cell>
              <table:table-cell office:value-type="float" office:value="29.3562585969739">
                <text:p>29.3562585969739</text:p>
              </table:table-cell>
              <table:table-cell office:value-type="float" office:value="17.7054242051033">
                <text:p>17.7054242051033</text:p>
              </table:table-cell>
              <table:table-cell office:value-type="float" office:value="38.0755754036414">
                <text:p>38.0755754036414</text:p>
              </table:table-cell>
              <table:table-cell office:value-type="float" office:value="34.139035529984">
                <text:p>34.139035529984</text:p>
              </table:table-cell>
              <table:table-cell office:value-type="float" office:value="38.3322711568779">
                <text:p>38.3322711568779</text:p>
              </table:table-cell>
              <table:table-cell office:value-type="float" office:value="37.0855426190246">
                <text:p>37.0855426190246</text:p>
              </table:table-cell>
              <table:table-cell office:value-type="float" office:value="36.3125857787929">
                <text:p>36.3125857787929</text:p>
              </table:table-cell>
              <table:table-cell office:value-type="float" office:value="39.900962477333">
                <text:p>39.900962477333</text:p>
              </table:table-cell>
              <table:table-cell office:value-type="float" office:value="39.8215932401152">
                <text:p>39.8215932401152</text:p>
              </table:table-cell>
              <table:table-cell office:value-type="float" office:value="26.833259262252">
                <text:p>26.833259262252</text:p>
              </table:table-cell>
              <table:table-cell office:value-type="float" office:value="44.2369954672998">
                <text:p>44.2369954672998</text:p>
              </table:table-cell>
              <table:table-cell office:value-type="float" office:value="38.1945765434447">
                <text:p>38.1945765434447</text:p>
              </table:table-cell>
              <table:table-cell office:value-type="float" office:value="NaN">
                <text:p>NaN</text:p>
              </table:table-cell>
              <table:table-cell office:value-type="float" office:value="32.9524751650642">
                <text:p>32.9524751650642</text:p>
              </table:table-cell>
            </table:table-row>
            <table:table-row>
              <table:table-cell office:value-type="string">
                <text:p>SWITCH(IPC=3.5)</text:p>
                <draw:g>
                  <svg:desc>comp.C27:comp.C27</svg:desc>
                </draw:g>
              </table:table-cell>
              <table:table-cell office:value-type="float" office:value="21.6608124971114">
                <text:p>21.6608124971114</text:p>
                <draw:g>
                  <svg:desc>comp.D27:comp.W27</svg:desc>
                </draw:g>
              </table:table-cell>
              <table:table-cell office:value-type="float" office:value="38.5360677694863">
                <text:p>38.5360677694863</text:p>
              </table:table-cell>
              <table:table-cell office:value-type="float" office:value="37.4301611885504">
                <text:p>37.4301611885504</text:p>
              </table:table-cell>
              <table:table-cell office:value-type="float" office:value="37.7896921480457">
                <text:p>37.7896921480457</text:p>
              </table:table-cell>
              <table:table-cell office:value-type="float" office:value="14.4503280024011">
                <text:p>14.4503280024011</text:p>
              </table:table-cell>
              <table:table-cell office:value-type="float" office:value="25.9816831099406">
                <text:p>25.9816831099406</text:p>
              </table:table-cell>
              <table:table-cell office:value-type="float" office:value="25.9972489683631">
                <text:p>25.9972489683631</text:p>
              </table:table-cell>
              <table:table-cell office:value-type="float" office:value="17.3949244566254">
                <text:p>17.3949244566254</text:p>
              </table:table-cell>
              <table:table-cell office:value-type="float" office:value="38.0604603229131">
                <text:p>38.0604603229131</text:p>
              </table:table-cell>
              <table:table-cell office:value-type="float" office:value="34.130138205113">
                <text:p>34.130138205113</text:p>
              </table:table-cell>
              <table:table-cell office:value-type="float" office:value="38.3154999496864">
                <text:p>38.3154999496864</text:p>
              </table:table-cell>
              <table:table-cell office:value-type="float" office:value="36.5899242728393">
                <text:p>36.5899242728393</text:p>
              </table:table-cell>
              <table:table-cell office:value-type="float" office:value="16.5020063070331">
                <text:p>16.5020063070331</text:p>
              </table:table-cell>
              <table:table-cell office:value-type="float" office:value="39.8893383549542">
                <text:p>39.8893383549542</text:p>
              </table:table-cell>
              <table:table-cell office:value-type="float" office:value="33.8427084705572">
                <text:p>33.8427084705572</text:p>
              </table:table-cell>
              <table:table-cell office:value-type="float" office:value="26.7463940850875">
                <text:p>26.7463940850875</text:p>
              </table:table-cell>
              <table:table-cell office:value-type="float" office:value="44.2086660910857">
                <text:p>44.2086660910857</text:p>
              </table:table-cell>
              <table:table-cell office:value-type="float" office:value="36.8524507006531">
                <text:p>36.8524507006531</text:p>
              </table:table-cell>
              <table:table-cell office:value-type="float" office:value="NaN">
                <text:p>NaN</text:p>
              </table:table-cell>
              <table:table-cell office:value-type="float" office:value="29.8518324915598">
                <text:p>29.8518324915598</text:p>
              </table:table-cell>
            </table:table-row>
            <table:table-row>
              <table:table-cell office:value-type="string">
                <text:p>SWITCH(IPC=4.0)</text:p>
                <draw:g>
                  <svg:desc>comp.C28:comp.C28</svg:desc>
                </draw:g>
              </table:table-cell>
              <table:table-cell office:value-type="float" office:value="16.0824051393446">
                <text:p>16.0824051393446</text:p>
                <draw:g>
                  <svg:desc>comp.D28:comp.W28</svg:desc>
                </draw:g>
              </table:table-cell>
              <table:table-cell office:value-type="float" office:value="38.48736279984">
                <text:p>38.48736279984</text:p>
              </table:table-cell>
              <table:table-cell office:value-type="float" office:value="32.4751907302243">
                <text:p>32.4751907302243</text:p>
              </table:table-cell>
              <table:table-cell office:value-type="float" office:value="37.531838621427">
                <text:p>37.531838621427</text:p>
              </table:table-cell>
              <table:table-cell office:value-type="float" office:value="14.1919993139819">
                <text:p>14.1919993139819</text:p>
              </table:table-cell>
              <table:table-cell office:value-type="float" office:value="14.8478833379191">
                <text:p>14.8478833379191</text:p>
              </table:table-cell>
              <table:table-cell office:value-type="float" office:value="17.9614855570839">
                <text:p>17.9614855570839</text:p>
              </table:table-cell>
              <table:table-cell office:value-type="float" office:value="13.1376086315461">
                <text:p>13.1376086315461</text:p>
              </table:table-cell>
              <table:table-cell office:value-type="float" office:value="9.10477499141189">
                <text:p>9.10477499141189</text:p>
              </table:table-cell>
              <table:table-cell office:value-type="float" office:value="34.130138205113">
                <text:p>34.130138205113</text:p>
              </table:table-cell>
              <table:table-cell office:value-type="float" office:value="33.5558313487405">
                <text:p>33.5558313487405</text:p>
              </table:table-cell>
              <table:table-cell office:value-type="float" office:value="36.1150720584774">
                <text:p>36.1150720584774</text:p>
              </table:table-cell>
              <table:table-cell office:value-type="float" office:value="16.5020063070331">
                <text:p>16.5020063070331</text:p>
              </table:table-cell>
              <table:table-cell office:value-type="float" office:value="39.9044497140466">
                <text:p>39.9044497140466</text:p>
              </table:table-cell>
              <table:table-cell office:value-type="float" office:value="33.217908425391">
                <text:p>33.217908425391</text:p>
              </table:table-cell>
              <table:table-cell office:value-type="float" office:value="24.7828370570886">
                <text:p>24.7828370570886</text:p>
              </table:table-cell>
              <table:table-cell office:value-type="float" office:value="44.0629721562702">
                <text:p>44.0629721562702</text:p>
              </table:table-cell>
              <table:table-cell office:value-type="float" office:value="35.9922220108638">
                <text:p>35.9922220108638</text:p>
              </table:table-cell>
              <table:table-cell office:value-type="float" office:value="NaN">
                <text:p>NaN</text:p>
              </table:table-cell>
              <table:table-cell office:value-type="float" office:value="24.7501941611848">
                <text:p>24.750194161184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